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089 - DEBUG - Received raw data: b'{"device_address":"7D:00:22:EA:82:60:3B:9B","role":"ANCHOR","timestamp":113244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089 - ERROR - Failed to parse JSON data: b'{"device_address":"7D:00:22:EA:82:60:3B:9B","role":"ANCHOR","timestamp":113244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102 - DEBUG - Received raw data: b'99976,"rx_power":-47.45999908},{"address":29773,"range":1.970000029,"rx_power":-48.63999939},{"address":49257,"range":2.720000029,"rx_power":-56.13000107},{"address":61342,"range":2.910000086,"rx_power":-51.70999908}]}'</text:p>
      <text:p text:style-name="Standard">2024-09-15 11:05:20,102 - ERROR - Failed to parse JSON data: b'99976,"rx_power":-47.45999908},{"address":29773,"range":1.970000029,"rx_power":-48.63999939},{"address":49257,"range":2.720000029,"rx_power":-56.13000107},{"address":61342,"range":2.910000086,"rx_power":-51.70999908}]}'</text:p>
      <text:p text:style-name="Standard">2024-09-15 11:05:20,116 - DEBUG - Received raw data: b'{"device_address":"7D:00:22:EA:82:60:3B:9A","role":"TAG","timestamp":514700,"range_data":[{"address":18235,"range":1.110000014,"rx_power":-54.52000046},{"address":56550,"range":1.200000048,"rx_power":-58.20999908},{"address":51639,"range":1.289999962,"rx_power":-59.38000107},{"address":37112,"range":1.269999981,"rx_power":-60.06999969},<text:soft-page-break/>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117 - ERROR - Failed to parse JSON data: b'{"device_address":"7D:00:22:EA:82:60:3B:9A","role":"TAG","timestamp":51470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281 - DEBUG - Received raw data: b'{"device_address":"7D:00:22:EA:82:60:3B:9B","role":"ANCHOR","timestamp":113263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282 - ERROR - Failed to parse JSON data: b'{"device_address":"7D:00:22:EA:82:60:3B:9B","role":"ANCHOR","timestamp":113263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<text:soft-page-break/>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305 - DEBUG - Received raw data: b'99976,"rx_power":-47.45999908},{"address":29773,"range":1.970000029,"rx_power":-48.63999939},{"address":49257,"range":2.720000029,"rx_power":-56.13000107},{"address":61342,"range":2.859999895,"rx_power":-52.34000015}]}'</text:p>
      <text:p text:style-name="Standard">2024-09-15 11:05:20,305 - ERROR - Failed to parse JSON data: b'99976,"rx_power":-47.45999908},{"address":29773,"range":1.970000029,"rx_power":-48.63999939},{"address":49257,"range":2.720000029,"rx_power":-56.13000107},{"address":61342,"range":2.859999895,"rx_power":-52.34000015}]}'</text:p>
      <text:p text:style-name="Standard">2024-09-15 11:05:20,352 - DEBUG - Received raw data: b'{"device_address":"7D:00:22:EA:82:60:3B:9A","role":"TAG","timestamp":5148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352 - ERROR - Failed to parse JSON data: b'{"device_address":"7D:00:22:EA:82:60:3B:9A","role":"TAG","timestamp":5148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476 - DEBUG - Received raw data: b'{"device_address":"7D:00:22:EA:82:60:3B:9B","role":"ANCHOR","timestamp":1132832,"range_data":[{"address":4654,"range":0.680000007,"rx_power":-46.66999817},{"address":7457,"range":0.610000014,"rx_power":-46.36000061},<text:soft-page-break/>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476 - ERROR - Failed to parse JSON data: b'{"device_address":"7D:00:22:EA:82:60:3B:9B","role":"ANCHOR","timestamp":113283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20,489 - DEBUG - Received raw data: b'99976,"rx_power":-47.45999908},{"address":29773,"range":1.970000029,"rx_power":-48.63999939},{"address":49257,"range":2.720000029,"rx_power":-56.13000107},{"address":61342,"range":2.869999886,"rx_power":-51.13999939}]}'</text:p>
      <text:p text:style-name="Standard">2024-09-15 11:05:20,489 - ERROR - Failed to parse JSON data: b'99976,"rx_power":-47.45999908},{"address":29773,"range":1.970000029,"rx_power":-48.63999939},{"address":49257,"range":2.720000029,"rx_power":-56.13000107},{"address":61342,"range":2.869999886,"rx_power":-51.13999939}]}'</text:p>
      <text:p text:style-name="Standard">2024-09-15 11:05:20,502 - DEBUG - Received raw data: b'{"device_address":"7D:00:22:EA:82:60:3B:9A","role":"TAG","timestamp":51508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5:20,502 - ERROR - Failed to parse JSON data: b'{"device_address":"7D:00:22:EA:82:60:3B:9A","role":"TAG","timestamp":51508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20,800 - DEBUG - Received raw data: b'{"device_address":"7D:00:22:EA:82:60:3B:9B","role":"TAG","timestamp":1133159}'</text:p>
      <text:p text:style-name="Standard">2024-09-15 11:05:20,800 - INFO - Received data: {'device_address': '7D:00:22:EA:82:60:3B:9B', 'role': 'TAG', 'timestamp': 1133159}</text:p>
      <text:p text:style-name="Standard">2024-09-15 11:05:20,800 - INFO - Device 7D:00:22:EA:82:60:3B:9B changed role from ANCHOR to TAG</text:p>
      <text:p text:style-name="Standard">2024-09-15 11:05:20,800 - INFO - Updated device info: {'role': 'TAG', 'position': [0, 0]}</text:p>
      <text:p text:style-name="Standard">2024-09-15 11:05:20,816 - DEBUG - Received raw data: b'{"device_address":"7D:00:22:EA:82:60:3B:9B","action":"sync_time","timestamp":1133177}'</text:p>
      <text:p text:style-name="Standard">2024-09-15 11:05:20,816 - INFO - Received data: {'device_address': '7D:00:22:EA:82:60:3B:9B', 'action': 'sync_time', 'timestamp': 1133177}</text:p>
      <text:p text:style-name="Standard">2024-09-15 11:05:20,816 - INFO - Updated device info: {'role': 'TAG', 'position': [0, 0]}</text:p>
      <text:p text:style-name="Standard">2024-09-15 11:05:20,833 - DEBUG - Received raw data: b'{"device_address":"7D:00:22:EA:82:60:3B:9A","action":"sync_time","timestamp":515419}'</text:p>
      <text:p text:style-name="Standard">2024-09-15 11:05:20,833 - INFO - Received data: {'device_address': '7D:00:22:EA:82:60:3B:9A', 'action': 'sync_time', 'timestamp': 515419}</text:p>
      <text:p text:style-name="Standard">2024-09-15 11:05:20,833 - INFO - Updated device info: {'role': 'TAG', 'position': [0, 0]}</text:p>
      <text:p text:style-name="Standard">2024-09-15 11:05:22,294 - DEBUG - Received raw data: b'{"device_address":"7D:00:22:EA:82:60:3B:9C","action":"sync_time","timestamp":243278}'</text:p>
      <text:p text:style-name="Standard">2024-09-15 11:05:22,295 - INFO - Received data: {'device_address': '7D:00:22:EA:82:60:3B:9C', 'action': 'sync_time', 'timestamp': 243278}</text:p>
      <text:p text:style-name="Standard">2024-09-15 11:05:22,295 - INFO - Updated device info: {'role': 'TAG', 'position': [0.670000017, 0.670000017]}</text:p>
      <text:p text:style-name="Standard">2024-09-15 11:05:25,817 - DEBUG - Received raw data: b'{"device_address":"7D:00:22:EA:82:60:3B:9B","action":"sync_time","timestamp":1138177}'</text:p>
      <text:p text:style-name="Standard">2024-09-15 11:05:25,817 - INFO - Received data: {'device_address': '7D:00:22:EA:82:60:3B:9B', 'action': 'sync_time', 'timestamp': 1138177}</text:p>
      <text:p text:style-name="Standard">2024-09-15 11:05:25,818 - INFO - Updated device info: {'role': 'TAG', 'position': [0, 0]}</text:p>
      <text:p text:style-name="Standard">2024-09-15 11:05:25,869 - DEBUG - Received raw data: b'{"device_address":"7D:00:22:EA:82:60:3B:9A","action":"sync_time","timestamp":520419}'</text:p>
      <text:p text:style-name="Standard">2024-09-15 11:05:25,869 - INFO - Received data: {'device_address': '7D:00:22:EA:82:60:3B:9A', 'action': 'sync_time', 'timestamp': 520419}</text:p>
      <text:p text:style-name="Standard">2024-09-15 11:05:25,869 - INFO - Updated device info: {'role': 'TAG', 'position': [0, 0]}</text:p>
      <text:p text:style-name="Standard"><text:soft-page-break/>2024-09-15 11:05:27,296 - DEBUG - Received raw data: b'{"device_address":"7D:00:22:EA:82:60:3B:9C","action":"sync_time","timestamp":248278}'</text:p>
      <text:p text:style-name="Standard">2024-09-15 11:05:27,296 - INFO - Received data: {'device_address': '7D:00:22:EA:82:60:3B:9C', 'action': 'sync_time', 'timestamp': 248278}</text:p>
      <text:p text:style-name="Standard">2024-09-15 11:05:27,296 - INFO - Updated device info: {'role': 'TAG', 'position': [0.670000017, 0.670000017]}</text:p>
      <text:p text:style-name="Standard">2024-09-15 11:05:27,995 - DEBUG - Received raw data: b'{"device_address":"7D:00:22:EA:82:60:3B:9A","role":"ANCHOR","timestamp":522581}'</text:p>
      <text:p text:style-name="Standard">2024-09-15 11:05:27,996 - INFO - Received data: {'device_address': '7D:00:22:EA:82:60:3B:9A', 'role': 'ANCHOR', 'timestamp': 522581}</text:p>
      <text:p text:style-name="Standard">2024-09-15 11:05:27,996 - INFO - Device 7D:00:22:EA:82:60:3B:9A changed role from TAG to ANCHOR</text:p>
      <text:p text:style-name="Standard">2024-09-15 11:05:27,996 - INFO - Updated device info: {'role': 'ANCHOR', 'position': [0, 0]}</text:p>
      <text:p text:style-name="Standard">2024-09-15 11:05:29,106 - DEBUG - Received raw data: b'{"device_address":"7D:00:22:EA:82:60:3B:9A","role":"ANCHOR","timestamp":5236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29,106 - ERROR - Failed to parse JSON data: b'{"device_address":"7D:00:22:EA:82:60:3B:9A","role":"ANCHOR","timestamp":5236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29,119 - DEBUG - Received raw data: b'{"device_address":"7D:00:22:EA:82:60:3B:9C","role":"TAG","timestamp":250102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20640,"range":-0.810000002,"rx_power":-62.72999954}]}'</text:p>
      <text:p text:style-name="Standard">2024-09-15 11:05:29,119 - INFO - Received data: {'device_address': '7D:00:22:EA:82:60:3B:9C', 'role': 'TAG', 'timestamp': 250102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20640, 'range': -0.810000002, 'rx_power': -62.72999954}]}</text:p>
      <text:p text:style-name="Standard">2024-09-15 11:05:29,120 - INFO - Updated device info: {'role': 'TAG', 'position': [0.670000017, 0.670000017]}</text:p>
      <text:p text:style-name="Standard">2024-09-15 11:05:29,144 - DEBUG - Received raw data: b'{"device_address":"7D:00:22:EA:82:60:3B:9B","role":"TAG","timestamp":114147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29,144 - ERROR - Failed to parse JSON data: b'{"device_address":"7D:00:22:EA:82:60:3B:9B","role":"TAG","timestamp":114147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<text:soft-page-break/>{"address":37148,"range":1.49000001,"rx_power":-50},{"address":36518,"range":0.720000029,"rx_power":-46.08000183},{"address":50217,"range":1.159999967,"rx_power":-47.40999985},{"address":25568,"'</text:p>
      <text:p text:style-name="Standard">2024-09-15 11:05:29,163 - DEBUG - Received raw data: b'76,"rx_power":-47.45999908},{"address":29773,"range":1.970000029,"rx_power":-48.63999939},{"address":49257,"range":2.720000029,"rx_power":-56.13000107},{"address":61342,"range":2.869999886,"rx_power":-51.13999939},{"address":20640,"range":-0.810000002,"rx_power":-62.72999954}]}'</text:p>
      <text:p text:style-name="Standard">2024-09-15 11:05:29,163 - ERROR - Failed to parse JSON data: b'76,"rx_power":-47.45999908},{"address":29773,"range":1.970000029,"rx_power":-48.63999939},{"address":49257,"range":2.720000029,"rx_power":-56.13000107},{"address":61342,"range":2.869999886,"rx_power":-51.13999939},{"address":20640,"range":-0.810000002,"rx_power":-62.72999954}]}'</text:p>
      <text:p text:style-name="Standard">2024-09-15 11:05:29,319 - DEBUG - Received raw data: b'{"device_address":"7D:00:22:EA:82:60:3B:9A","role":"ANCHOR","timestamp":5239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29,319 - ERROR - Failed to parse JSON data: b'{"device_address":"7D:00:22:EA:82:60:3B:9A","role":"ANCHOR","timestamp":5239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29,334 - DEBUG - Received raw data: b'{"device_address":"7D:00:22:EA:82:60:3B:9B","role":"TAG","timestamp":114169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29,334 - ERROR - Failed to parse JSON data: b'{"device_address":"7D:00:22:EA:82:60:3B:9B","role":"TAG","timestamp":114169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29,346 - DEBUG - Received raw data: b'76,"rx_power":-47.45999908},{"address":29773,"range":1.970000029,"rx_power":-48.63999939},{"address":49257,"range":2.720000029,"rx_power":-56.13000107},{"address":61342,"range":2.869999886,"rx_power":-51.13999939},{"address":20640,"range":2.829999924,"rx_power":-53.86999893}]}'</text:p>
      <text:p text:style-name="Standard">2024-09-15 11:05:29,346 - ERROR - Failed to parse JSON data: b'76,"rx_power":-47.45999908},{"address":29773,"range":1.970000029,"rx_power":-48.63999939},{"address":49257,"range":2.720000029,"rx_power":-56.13000107},{"address":61342,"range":2.869999886,"rx_power":-51.13999939},{"address":20640,"range":2.829999924,"rx_power":-53.86999893}]}'</text:p>
      <text:p text:style-name="Standard">2024-09-15 11:05:30,817 - DEBUG - Received raw data: b'{"device_address":"7D:00:22:EA:82:60:3B:9B","action":"sync_time","timestamp":1143177}'</text:p>
      <text:p text:style-name="Standard">2024-09-15 11:05:30,817 - INFO - Received data: {'device_address': '7D:00:22:EA:82:60:3B:9B', 'action': 'sync_time', 'timestamp': 1143177}</text:p>
      <text:p text:style-name="Standard">2024-09-15 11:05:30,817 - INFO - Updated device info: {'role': 'TAG', 'position': [0, 0]}</text:p>
      <text:p text:style-name="Standard">2024-09-15 11:05:30,833 - DEBUG - Received raw data: b'{"device_address":"7D:00:22:EA:82:60:3B:9A","action":"sync_time","timestamp":525419}'</text:p>
      <text:p text:style-name="Standard">2024-09-15 11:05:30,833 - INFO - Received data: {'device_address': '7D:00:22:EA:82:60:3B:9A', 'action': 'sync_time', 'timestamp': 525419}</text:p>
      <text:p text:style-name="Standard">2024-09-15 11:05:30,833 - INFO - Updated device info: {'role': 'ANCHOR', 'position': [0, 0]}</text:p>
      <text:p text:style-name="Standard">2024-09-15 11:05:32,395 - DEBUG - Received raw data: b'{"device_address":"7D:00:22:EA:82:60:3B:9C","role":"ANCHOR","timestamp":253379}'</text:p>
      <text:p text:style-name="Standard">2024-09-15 11:05:32,396 - INFO - Received data: {'device_address': '7D:00:22:EA:82:60:3B:9C', 'role': 'ANCHOR', 'timestamp': 253379}</text:p>
      <text:p text:style-name="Standard"><text:soft-page-break/>2024-09-15 11:05:32,396 - INFO - Device 7D:00:22:EA:82:60:3B:9C changed role from TAG to ANCHOR</text:p>
      <text:p text:style-name="Standard">2024-09-15 11:05:32,396 - INFO - Updated device info: {'role': 'ANCHOR', 'position': [0.670000017, 0.670000017]}</text:p>
      <text:p text:style-name="Standard">2024-09-15 11:05:32,408 - DEBUG - Received raw data: b'{"device_address":"7D:00:22:EA:82:60:3B:9C","action":"sync_time","timestamp":253380}'</text:p>
      <text:p text:style-name="Standard">2024-09-15 11:05:32,408 - INFO - Received data: {'device_address': '7D:00:22:EA:82:60:3B:9C', 'action': 'sync_time', 'timestamp': 253380}</text:p>
      <text:p text:style-name="Standard">2024-09-15 11:05:32,408 - INFO - Updated device info: {'role': 'ANCHOR', 'position': [0.670000017, 0.670000017]}</text:p>
      <text:p text:style-name="Standard">2024-09-15 11:05:32,995 - DEBUG - Received raw data: b'{"device_address":"7D:00:22:EA:82:60:3B:9A","role":"TAG","timestamp":527581}'</text:p>
      <text:p text:style-name="Standard">2024-09-15 11:05:32,995 - INFO - Received data: {'device_address': '7D:00:22:EA:82:60:3B:9A', 'role': 'TAG', 'timestamp': 527581}</text:p>
      <text:p text:style-name="Standard">2024-09-15 11:05:32,996 - INFO - Device 7D:00:22:EA:82:60:3B:9A changed role from ANCHOR to TAG</text:p>
      <text:p text:style-name="Standard">2024-09-15 11:05:32,996 - INFO - Updated device info: {'role': 'TAG', 'position': [0, 0]}</text:p>
      <text:p text:style-name="Standard">2024-09-15 11:05:35,549 - DEBUG - Received raw data: b'{"device_address":"7D:00:22:EA:82:60:3B:9C","role":"ANCHOR","timestamp":256531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]}'</text:p>
      <text:p text:style-name="Standard">2024-09-15 11:05:35,550 - INFO - Received data: {'device_address': '7D:00:22:EA:82:60:3B:9C', 'role': 'ANCHOR', 'timestamp': 256531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]}</text:p>
      <text:p text:style-name="Standard">2024-09-15 11:05:35,550 - INFO - Updated device info: {'role': 'ANCHOR', 'position': [0.670000017, 0.670000017]}</text:p>
      <text:p text:style-name="Standard">2024-09-15 11:05:35,800 - DEBUG - Received raw data: b'{"device_address":"7D:00:22:EA:82:60:3B:9B","role":"ANCHOR","timestamp":1148159}'</text:p>
      <text:p text:style-name="Standard">2024-09-15 11:05:35,800 - INFO - Received data: {'device_address': '7D:00:22:EA:82:60:3B:9B', 'role': 'ANCHOR', 'timestamp': 1148159}</text:p>
      <text:p text:style-name="Standard">2024-09-15 11:05:35,801 - INFO - Device 7D:00:22:EA:82:60:3B:9B changed role from TAG to ANCHOR</text:p>
      <text:p text:style-name="Standard">2024-09-15 11:05:35,801 - INFO - Updated device info: {'role': 'ANCHOR', 'position': [0, 0]}</text:p>
      <text:p text:style-name="Standard"><text:soft-page-break/>2024-09-15 11:05:35,860 - DEBUG - Received raw data: b'{"device_address":"7D:00:22:EA:82:60:3B:9B","action":"sync_time","timestamp":1148177}'</text:p>
      <text:p text:style-name="Standard">2024-09-15 11:05:35,860 - INFO - Received data: {'device_address': '7D:00:22:EA:82:60:3B:9B', 'action': 'sync_time', 'timestamp': 1148177}</text:p>
      <text:p text:style-name="Standard">2024-09-15 11:05:35,860 - INFO - Updated device info: {'role': 'ANCHOR', 'position': [0, 0]}</text:p>
      <text:p text:style-name="Standard">2024-09-15 11:05:35,872 - DEBUG - Received raw data: b'{"device_address":"7D:00:22:EA:82:60:3B:9A","action":"sync_time","timestamp":530419}'</text:p>
      <text:p text:style-name="Standard">2024-09-15 11:05:35,872 - INFO - Received data: {'device_address': '7D:00:22:EA:82:60:3B:9A', 'action': 'sync_time', 'timestamp': 530419}</text:p>
      <text:p text:style-name="Standard">2024-09-15 11:05:35,872 - INFO - Updated device info: {'role': 'TAG', 'position': [0, 0]}</text:p>
      <text:p text:style-name="Standard">2024-09-15 11:05:37,395 - DEBUG - Received raw data: b'{"device_address":"7D:00:22:EA:82:60:3B:9C","role":"TAG","timestamp":258379}'</text:p>
      <text:p text:style-name="Standard">2024-09-15 11:05:37,396 - INFO - Received data: {'device_address': '7D:00:22:EA:82:60:3B:9C', 'role': 'TAG', 'timestamp': 258379}</text:p>
      <text:p text:style-name="Standard">2024-09-15 11:05:37,396 - INFO - Device 7D:00:22:EA:82:60:3B:9C changed role from ANCHOR to TAG</text:p>
      <text:p text:style-name="Standard">2024-09-15 11:05:37,396 - INFO - Updated device info: {'role': 'TAG', 'position': [0.670000017, 0.670000017]}</text:p>
      <text:p text:style-name="Standard">2024-09-15 11:05:37,407 - DEBUG - Received raw data: b'{"device_address":"7D:00:22:EA:82:60:3B:9C","action":"sync_time","timestamp":258380}'</text:p>
      <text:p text:style-name="Standard">2024-09-15 11:05:37,407 - INFO - Received data: {'device_address': '7D:00:22:EA:82:60:3B:9C', 'action': 'sync_time', 'timestamp': 258380}</text:p>
      <text:p text:style-name="Standard">2024-09-15 11:05:37,408 - INFO - Updated device info: {'role': 'TAG', 'position': [0.670000017, 0.670000017]}</text:p>
      <text:p text:style-name="Standard">2024-09-15 11:05:38,038 - DEBUG - Received raw data: b'{"device_address":"7D:00:22:EA:82:60:3B:9B","role":"ANCHOR","timestamp":115039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038 - ERROR - Failed to parse JSON data: b'{"device_address":"7D:00:22:EA:82:60:3B:9B","role":"ANCHOR","timestamp":115039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<text:soft-page-break/>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050 - DEBUG - Received raw data: b'99976,"rx_power":-47.45999908},{"address":29773,"range":1.970000029,"rx_power":-48.63999939},{"address":49257,"range":2.720000029,"rx_power":-56.13000107},{"address":61342,"range":2.869999886,"rx_power":-51.13999939},{"address":49038,"range":2.890000105,"rx_power":-51.79000092}]}'</text:p>
      <text:p text:style-name="Standard">2024-09-15 11:05:38,050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90000105,"rx_power":-51.79000092}]}'</text:p>
      <text:p text:style-name="Standard">2024-09-15 11:05:38,062 - DEBUG - Received raw data: b'{"device_address":"7D:00:22:EA:82:60:3B:9A","role":"TAG","timestamp":53263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062 - ERROR - Failed to parse JSON data: b'{"device_address":"7D:00:22:EA:82:60:3B:9A","role":"TAG","timestamp":53263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228 - DEBUG - Received raw data: b'{"device_address":"7D:00:22:EA:82:60:3B:9B","role":"ANCHOR","timestamp":1150584,"range_data":[{"address":4654,"range":0.680000007,"rx_power":-46.66999817},{"address":7457,"range":0.610000014,"rx_power":-46.36000061},<text:soft-page-break/>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229 - ERROR - Failed to parse JSON data: b'{"device_address":"7D:00:22:EA:82:60:3B:9B","role":"ANCHOR","timestamp":115058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241 - DEBUG - Received raw data: b'99976,"rx_power":-47.45999908},{"address":29773,"range":1.970000029,"rx_power":-48.63999939},{"address":49257,"range":2.720000029,"rx_power":-56.13000107},{"address":61342,"range":2.869999886,"rx_power":-51.13999939},{"address":49038,"range":2.829999924,"rx_power":-51.34000015}]}'</text:p>
      <text:p text:style-name="Standard">2024-09-15 11:05:38,241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29999924,"rx_power":-51.34000015}]}'</text:p>
      <text:p text:style-name="Standard">2024-09-15 11:05:38,254 - DEBUG - Received raw data: b'{"device_address":"7D:00:22:EA:82:60:3B:9A","role":"TAG","timestamp":53282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254 - ERROR - Failed to parse JSON data: b'{"device_address":"7D:00:22:EA:82:60:3B:9A","role":"TAG","timestamp":53282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415 - DEBUG - Received raw data: b'{"device_address":"7D:00:22:EA:82:60:3B:9B","role":"ANCHOR","timestamp":115077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416 - ERROR - Failed to parse JSON data: b'{"device_address":"7D:00:22:EA:82:60:3B:9B","role":"ANCHOR","timestamp":115077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'</text:p>
      <text:p text:style-name="Standard">2024-09-15 11:05:38,432 - DEBUG - Received raw data: b'99976,"rx_power":-47.45999908},{"address":29773,"range":1.970000029,"rx_power":-48.63999939},{"address":49257,"range":2.720000029,"rx_power":-56.13000107},{"address":61342,"range":2.869999886,"rx_power":-51.13999939},{"address":49038,"range":2.859999895,"rx_power":-51.09999847}]}'</text:p>
      <text:p text:style-name="Standard">2024-09-15 11:05:38,432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59999895,"rx_power":-51.09999847}]}'</text:p>
      <text:p text:style-name="Standard">2024-09-15 11:05:38,479 - DEBUG - Received raw data: b'{"device_address":"7D:00:22:EA:82:60:3B:9A","role":"TAG","timestamp":5330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479 - ERROR - Failed to parse JSON data: b'{"device_address":"7D:00:22:EA:82:60:3B:9A","role":"TAG","timestamp":5330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604 - DEBUG - Received raw data: b'{"device_address":"7D:00:22:EA:82:60:3B:9B","role":"ANCHOR","timestamp":11509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<text:soft-page-break/>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605 - ERROR - Failed to parse JSON data: b'{"device_address":"7D:00:22:EA:82:60:3B:9B","role":"ANCHOR","timestamp":11509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617 - DEBUG - Received raw data: b'99976,"rx_power":-47.45999908},{"address":29773,"range":1.970000029,"rx_power":-48.63999939},{"address":49257,"range":2.720000029,"rx_power":-56.13000107},{"address":61342,"range":2.869999886,"rx_power":-51.13999939},{"address":49038,"range":2.880000114,"rx_power":-51.34999847}]}'</text:p>
      <text:p text:style-name="Standard">2024-09-15 11:05:38,617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80000114,"rx_power":-51.34999847}]}'</text:p>
      <text:p text:style-name="Standard">2024-09-15 11:05:38,629 - DEBUG - Received raw data: b'{"device_address":"7D:00:22:EA:82:60:3B:9A","role":"TAG","timestamp":53320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5:38,630 - ERROR - Failed to parse JSON data: b'{"device_address":"7D:00:22:EA:82:60:3B:9A","role":"TAG","timestamp":53320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794 - DEBUG - Received raw data: b'{"device_address":"7D:00:22:EA:82:60:3B:9B","role":"ANCHOR","timestamp":115115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794 - ERROR - Failed to parse JSON data: b'{"device_address":"7D:00:22:EA:82:60:3B:9B","role":"ANCHOR","timestamp":115115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807 - DEBUG - Received raw data: b'99976,"rx_power":-47.45999908},{"address":29773,"range":1.970000029,"rx_power":-48.63999939},<text:soft-page-break/>{"address":49257,"range":2.720000029,"rx_power":-56.13000107},{"address":61342,"range":2.869999886,"rx_power":-51.13999939},{"address":49038,"range":2.880000114,"rx_power":-51.72999954}]}'</text:p>
      <text:p text:style-name="Standard">2024-09-15 11:05:38,807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80000114,"rx_power":-51.72999954}]}'</text:p>
      <text:p text:style-name="Standard">2024-09-15 11:05:38,819 - DEBUG - Received raw data: b'{"device_address":"7D:00:22:EA:82:60:3B:9A","role":"TAG","timestamp":53339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820 - ERROR - Failed to parse JSON data: b'{"device_address":"7D:00:22:EA:82:60:3B:9A","role":"TAG","timestamp":53339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8,983 - DEBUG - Received raw data: b'{"device_address":"7D:00:22:EA:82:60:3B:9B","role":"ANCHOR","timestamp":115134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<text:soft-page-break/>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983 - ERROR - Failed to parse JSON data: b'{"device_address":"7D:00:22:EA:82:60:3B:9B","role":"ANCHOR","timestamp":115134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8,996 - DEBUG - Received raw data: b'99976,"rx_power":-47.45999908},{"address":29773,"range":1.970000029,"rx_power":-48.63999939},{"address":49257,"range":2.720000029,"rx_power":-56.13000107},{"address":61342,"range":2.869999886,"rx_power":-51.13999939},{"address":49038,"range":2.859999895,"rx_power":-51.33000183}]}'</text:p>
      <text:p text:style-name="Standard">2024-09-15 11:05:38,996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59999895,"rx_power":-51.33000183}]}'</text:p>
      <text:p text:style-name="Standard">2024-09-15 11:05:39,009 - DEBUG - Received raw data: b'{"device_address":"7D:00:22:EA:82:60:3B:9A","role":"TAG","timestamp":53358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009 - ERROR - Failed to parse JSON data: b'{"device_address":"7D:00:22:EA:82:60:3B:9A","role":"TAG","timestamp":533580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172 - DEBUG - Received raw data: b'{"device_address":"7D:00:22:EA:82:60:3B:9B","role":"ANCHOR","timestamp":115152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172 - ERROR - Failed to parse JSON data: b'{"device_address":"7D:00:22:EA:82:60:3B:9B","role":"ANCHOR","timestamp":115152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184 - DEBUG - Received raw data: b'99976,"rx_power":-47.45999908},{"address":29773,"range":1.970000029,"rx_power":-48.63999939},{"address":49257,"range":2.720000029,"rx_power":-56.13000107},{"address":61342,"range":2.869999886,"rx_power":-51.13999939},{"address":49038,"range":2.910000086,"rx_power":-57.31000137}]}'</text:p>
      <text:p text:style-name="Standard"><text:soft-page-break/>2024-09-15 11:05:39,184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910000086,"rx_power":-57.31000137}]}'</text:p>
      <text:p text:style-name="Standard">2024-09-15 11:05:39,196 - DEBUG - Received raw data: b'{"device_address":"7D:00:22:EA:82:60:3B:9A","role":"TAG","timestamp":53376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196 - ERROR - Failed to parse JSON data: b'{"device_address":"7D:00:22:EA:82:60:3B:9A","role":"TAG","timestamp":53376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361 - DEBUG - Received raw data: b'{"device_address":"7D:00:22:EA:82:60:3B:9B","role":"ANCHOR","timestamp":115171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'</text:p>
      <text:p text:style-name="Standard">2024-09-15 11:05:39,362 - ERROR - Failed to parse JSON data: b'{"device_address":"7D:00:22:EA:82:60:3B:9B","role":"ANCHOR","timestamp":115171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374 - DEBUG - Received raw data: b'99976,"rx_power":-47.45999908},{"address":29773,"range":1.970000029,"rx_power":-48.63999939},{"address":49257,"range":2.720000029,"rx_power":-56.13000107},{"address":61342,"range":2.869999886,"rx_power":-51.13999939},{"address":49038,"range":2.819999933,"rx_power":-52.5}]}'</text:p>
      <text:p text:style-name="Standard">2024-09-15 11:05:39,374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19999933,"rx_power":-52.5}]}'</text:p>
      <text:p text:style-name="Standard">2024-09-15 11:05:39,397 - DEBUG - Received raw data: b'{"device_address":"7D:00:22:EA:82:60:3B:9A","role":"TAG","timestamp":53395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397 - ERROR - Failed to parse JSON data: b'{"device_address":"7D:00:22:EA:82:60:3B:9A","role":"TAG","timestamp":53395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<text:soft-page-break/>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550 - DEBUG - Received raw data: b'{"device_address":"7D:00:22:EA:82:60:3B:9B","role":"ANCHOR","timestamp":115190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551 - ERROR - Failed to parse JSON data: b'{"device_address":"7D:00:22:EA:82:60:3B:9B","role":"ANCHOR","timestamp":115190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564 - DEBUG - Received raw data: b'99976,"rx_power":-47.45999908},{"address":29773,"range":1.970000029,"rx_power":-48.63999939},{"address":49257,"range":2.720000029,"rx_power":-56.13000107},{"address":61342,"range":2.869999886,"rx_power":-51.13999939},{"address":49038,"range":2.869999886,"rx_power":-51.81999969}]}'</text:p>
      <text:p text:style-name="Standard">2024-09-15 11:05:39,564 - ERROR - Failed to parse JSON data: b'99976,"rx_power":-47.45999908},{"address":29773,"range":1.970000029,"rx_power":-48.63999939},{"address":49257,"range":2.720000029,"rx_power":-56.13000107},<text:soft-page-break/>{"address":61342,"range":2.869999886,"rx_power":-51.13999939},{"address":49038,"range":2.869999886,"rx_power":-51.81999969}]}'</text:p>
      <text:p text:style-name="Standard">2024-09-15 11:05:39,576 - DEBUG - Received raw data: b'{"device_address":"7D:00:22:EA:82:60:3B:9A","role":"TAG","timestamp":53414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577 - ERROR - Failed to parse JSON data: b'{"device_address":"7D:00:22:EA:82:60:3B:9A","role":"TAG","timestamp":53414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739 - DEBUG - Received raw data: b'{"device_address":"7D:00:22:EA:82:60:3B:9B","role":"ANCHOR","timestamp":115209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<text:soft-page-break/>2024-09-15 11:05:39,740 - ERROR - Failed to parse JSON data: b'{"device_address":"7D:00:22:EA:82:60:3B:9B","role":"ANCHOR","timestamp":115209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753 - DEBUG - Received raw data: b'99976,"rx_power":-47.45999908},{"address":29773,"range":1.970000029,"rx_power":-48.63999939},{"address":49257,"range":2.720000029,"rx_power":-56.13000107},{"address":61342,"range":2.869999886,"rx_power":-51.13999939},{"address":49038,"range":2.869999886,"rx_power":-51.5}]}'</text:p>
      <text:p text:style-name="Standard">2024-09-15 11:05:39,753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69999886,"rx_power":-51.5}]}'</text:p>
      <text:p text:style-name="Standard">2024-09-15 11:05:39,766 - DEBUG - Received raw data: b'{"device_address":"7D:00:22:EA:82:60:3B:9A","role":"TAG","timestamp":5343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766 - ERROR - Failed to parse JSON data: b'{"device_address":"7D:00:22:EA:82:60:3B:9A","role":"TAG","timestamp":5343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<text:soft-page-break/>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929 - DEBUG - Received raw data: b'{"device_address":"7D:00:22:EA:82:60:3B:9B","role":"ANCHOR","timestamp":115228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929 - ERROR - Failed to parse JSON data: b'{"device_address":"7D:00:22:EA:82:60:3B:9B","role":"ANCHOR","timestamp":115228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39,942 - DEBUG - Received raw data: b'99976,"rx_power":-47.45999908},{"address":29773,"range":1.970000029,"rx_power":-48.63999939},{"address":49257,"range":2.720000029,"rx_power":-56.13000107},{"address":61342,"range":2.869999886,"rx_power":-51.13999939},{"address":49038,"range":2.829999924,"rx_power":-51.77000046}]}'</text:p>
      <text:p text:style-name="Standard">2024-09-15 11:05:39,942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29999924,"rx_power":-51.77000046}]}'</text:p>
      <text:p text:style-name="Standard"><text:soft-page-break/>2024-09-15 11:05:39,953 - DEBUG - Received raw data: b'{"device_address":"7D:00:22:EA:82:60:3B:9A","role":"TAG","timestamp":53452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39,953 - ERROR - Failed to parse JSON data: b'{"device_address":"7D:00:22:EA:82:60:3B:9A","role":"TAG","timestamp":53452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120 - DEBUG - Received raw data: b'{"device_address":"7D:00:22:EA:82:60:3B:9B","role":"ANCHOR","timestamp":115247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120 - ERROR - Failed to parse JSON data: b'{"device_address":"7D:00:22:EA:82:60:3B:9B","role":"ANCHOR","timestamp":1152475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133 - DEBUG - Received raw data: b'99976,"rx_power":-47.45999908},{"address":29773,"range":1.970000029,"rx_power":-48.63999939},{"address":49257,"range":2.720000029,"rx_power":-56.13000107},{"address":61342,"range":2.869999886,"rx_power":-51.13999939},{"address":49038,"range":2.849999905,"rx_power":-51.86000061}]}'</text:p>
      <text:p text:style-name="Standard">2024-09-15 11:05:40,133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49999905,"rx_power":-51.86000061}]}'</text:p>
      <text:p text:style-name="Standard">2024-09-15 11:05:40,146 - DEBUG - Received raw data: b'{"device_address":"7D:00:22:EA:82:60:3B:9A","role":"TAG","timestamp":53471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146 - ERROR - Failed to parse JSON data: b'{"device_address":"7D:00:22:EA:82:60:3B:9A","role":"TAG","timestamp":53471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306 - DEBUG - Received raw data: b'{"device_address":"7D:00:22:EA:82:60:3B:9B","role":"ANCHOR","timestamp":11526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307 - ERROR - Failed to parse JSON data: b'{"device_address":"7D:00:22:EA:82:60:3B:9B","role":"ANCHOR","timestamp":11526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320 - DEBUG - Received raw data: b'99976,"rx_power":-47.45999908},{"address":29773,"range":1.970000029,"rx_power":-48.63999939},{"address":49257,"range":2.720000029,"rx_power":-56.13000107},{"address":61342,"range":2.869999886,"rx_power":-51.13999939},{"address":49038,"range":242.8800049,"rx_power":-51.29000092}]}'</text:p>
      <text:p text:style-name="Standard">2024-09-15 11:05:40,320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42.8800049,"rx_power":-51.29000092}]}'</text:p>
      <text:p text:style-name="Standard">2024-09-15 11:05:40,332 - DEBUG - Received raw data: b'{"device_address":"7D:00:22:EA:82:60:3B:9A","role":"TAG","timestamp":534904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333 - ERROR - Failed to parse JSON data: b'{"device_address":"7D:00:22:EA:82:60:3B:9A","role":"TAG","timestamp":53490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496 - DEBUG - Received raw data: b'{"device_address":"7D:00:22:EA:82:60:3B:9B","role":"ANCHOR","timestamp":115285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496 - ERROR - Failed to parse JSON data: b'{"device_address":"7D:00:22:EA:82:60:3B:9B","role":"ANCHOR","timestamp":115285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512 - DEBUG - Received raw data: b'99976,"rx_power":-47.45999908},{"address":29773,"range":1.970000029,"rx_power":-48.63999939},{"address":49257,"range":2.720000029,"rx_power":-56.13000107},{"address":61342,"range":2.869999886,"rx_power":-51.13999939},{"address":49038,"range":2.849999905,"rx_power":-50.90000153}]}'</text:p>
      <text:p text:style-name="Standard">2024-09-15 11:05:40,513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49999905,"rx_power":-50.90000153}]}'</text:p>
      <text:p text:style-name="Standard">2024-09-15 11:05:40,548 - DEBUG - Received raw data: b'{"device_address":"7D:00:22:EA:82:60:3B:9A","role":"TAG","timestamp":5350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548 - ERROR - Failed to parse JSON data: b'{"device_address":"7D:00:22:EA:82:60:3B:9A","role":"TAG","timestamp":5350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5:40,686 - DEBUG - Received raw data: b'{"device_address":"7D:00:22:EA:82:60:3B:9B","role":"ANCHOR","timestamp":115304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686 - ERROR - Failed to parse JSON data: b'{"device_address":"7D:00:22:EA:82:60:3B:9B","role":"ANCHOR","timestamp":115304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40,699 - DEBUG - Received raw data: b'99976,"rx_power":-47.45999908},{"address":29773,"range":1.970000029,"rx_power":-48.63999939},{"address":49257,"range":2.720000029,"rx_power":-56.13000107},{"address":61342,"range":2.869999886,"rx_power":-51.13999939},{"address":49038,"range":2.859999895,"rx_power":-51.79000092}]}'</text:p>
      <text:p text:style-name="Standard">2024-09-15 11:05:40,699 - ERROR - Failed to parse JSON data: b'99976,"rx_power":-47.45999908},{"address":29773,"range":1.970000029,"rx_power":-48.63999939},{"address":49257,"range":2.720000029,"rx_power":-56.13000107},{"address":61342,"range":2.869999886,"rx_power":-51.13999939},{"address":49038,"range":2.859999895,"rx_power":-51.79000092}]}'</text:p>
      <text:p text:style-name="Standard">2024-09-15 11:05:40,712 - DEBUG - Received raw data: b'{"device_address":"7D:00:22:EA:82:60:3B:9A","role":"TAG","timestamp":53528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712 - ERROR - Failed to parse JSON data: b'{"device_address":"7D:00:22:EA:82:60:3B:9A","role":"TAG","timestamp":53528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40,836 - DEBUG - Received raw data: b'{"device_address":"7D:00:22:EA:82:60:3B:9A","action":"sync_time","timestamp":535419}'</text:p>
      <text:p text:style-name="Standard">2024-09-15 11:05:40,836 - INFO - Received data: {'device_address': '7D:00:22:EA:82:60:3B:9A', 'action': 'sync_time', 'timestamp': 535419}</text:p>
      <text:p text:style-name="Standard">2024-09-15 11:05:40,837 - INFO - Updated device info: {'role': 'TAG', 'position': [0, 0]}</text:p>
      <text:p text:style-name="Standard">2024-09-15 11:05:40,941 - DEBUG - Received raw data: b'{"device_address":"7D:00:22:EA:82:60:3B:9B","role":"TAG","timestamp":1153300}'</text:p>
      <text:p text:style-name="Standard">2024-09-15 11:05:40,942 - INFO - Received data: {'device_address': '7D:00:22:EA:82:60:3B:9B', 'role': 'TAG', 'timestamp': 1153300}</text:p>
      <text:p text:style-name="Standard">2024-09-15 11:05:40,942 - INFO - Device 7D:00:22:EA:82:60:3B:9B changed role from ANCHOR to TAG</text:p>
      <text:p text:style-name="Standard">2024-09-15 11:05:40,942 - INFO - Updated device info: {'role': 'TAG', 'position': [0, 0]}</text:p>
      <text:p text:style-name="Standard">2024-09-15 11:05:40,954 - DEBUG - Received raw data: b'{"device_address":"7D:00:22:EA:82:60:3B:9B","action":"sync_time","timestamp":1153302}'</text:p>
      <text:p text:style-name="Standard">2024-09-15 11:05:40,955 - INFO - Received data: {'device_address': '7D:00:22:EA:82:60:3B:9B', 'action': 'sync_time', 'timestamp': 1153302}</text:p>
      <text:p text:style-name="Standard">2024-09-15 11:05:40,955 - INFO - Updated device info: {'role': 'TAG', 'position': [0, 0]}</text:p>
      <text:p text:style-name="Standard">2024-09-15 11:05:42,294 - DEBUG - Received raw data: b'{"device_address":"7D:00:22:EA:82:60:3B:9C","action":"sync_time","timestamp":263278}'</text:p>
      <text:p text:style-name="Standard">2024-09-15 11:05:42,295 - INFO - Received data: {'device_address': '7D:00:22:EA:82:60:3B:9C', 'action': 'sync_time', 'timestamp': 263278}</text:p>
      <text:p text:style-name="Standard">2024-09-15 11:05:42,295 - INFO - Updated device info: {'role': 'TAG', 'position': [0.670000017, 0.670000017]}</text:p>
      <text:p text:style-name="Standard">2024-09-15 11:05:45,838 - DEBUG - Received raw data: b'{"device_address":"7D:00:22:EA:82:60:3B:9A","action":"sync_time","timestamp":540419}'</text:p>
      <text:p text:style-name="Standard">2024-09-15 11:05:45,838 - INFO - Received data: {'device_address': '7D:00:22:EA:82:60:3B:9A', 'action': 'sync_time', 'timestamp': 540419}</text:p>
      <text:p text:style-name="Standard">2024-09-15 11:05:45,838 - INFO - Updated device info: {'role': 'TAG', 'position': [0, 0]}</text:p>
      <text:p text:style-name="Standard"><text:soft-page-break/>2024-09-15 11:05:45,862 - DEBUG - Received raw data: b'{"device_address":"7D:00:22:EA:82:60:3B:9B","action":"sync_time","timestamp":1158200}'</text:p>
      <text:p text:style-name="Standard">2024-09-15 11:05:45,862 - INFO - Received data: {'device_address': '7D:00:22:EA:82:60:3B:9B', 'action': 'sync_time', 'timestamp': 1158200}</text:p>
      <text:p text:style-name="Standard">2024-09-15 11:05:45,862 - INFO - Updated device info: {'role': 'TAG', 'position': [0, 0]}</text:p>
      <text:p text:style-name="Standard">2024-09-15 11:05:47,294 - DEBUG - Received raw data: b'{"device_address":"7D:00:22:EA:82:60:3B:9C","action":"sync_time","timestamp":268278}'</text:p>
      <text:p text:style-name="Standard">2024-09-15 11:05:47,295 - INFO - Received data: {'device_address': '7D:00:22:EA:82:60:3B:9C', 'action': 'sync_time', 'timestamp': 268278}</text:p>
      <text:p text:style-name="Standard">2024-09-15 11:05:47,295 - INFO - Updated device info: {'role': 'TAG', 'position': [0.670000017, 0.670000017]}</text:p>
      <text:p text:style-name="Standard">2024-09-15 11:05:47,995 - DEBUG - Received raw data: b'{"device_address":"7D:00:22:EA:82:60:3B:9A","role":"ANCHOR","timestamp":542581}'</text:p>
      <text:p text:style-name="Standard">2024-09-15 11:05:47,996 - INFO - Received data: {'device_address': '7D:00:22:EA:82:60:3B:9A', 'role': 'ANCHOR', 'timestamp': 542581}</text:p>
      <text:p text:style-name="Standard">2024-09-15 11:05:47,996 - INFO - Device 7D:00:22:EA:82:60:3B:9A changed role from TAG to ANCHOR</text:p>
      <text:p text:style-name="Standard">2024-09-15 11:05:47,996 - INFO - Updated device info: {'role': 'ANCHOR', 'position': [0, 0]}</text:p>
      <text:p text:style-name="Standard">2024-09-15 11:05:48,864 - DEBUG - Received raw data: b'{"device_address":"7D:00:22:EA:82:60:3B:9A","role":"ANCHOR","timestamp":5434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48,864 - ERROR - Failed to parse JSON data: b'{"device_address":"7D:00:22:EA:82:60:3B:9A","role":"ANCHOR","timestamp":5434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48,881 - DEBUG - Received raw data: b'{"device_address":"7D:00:22:EA:82:60:3B:9C","role":"TAG","timestamp":269860,"range_data":<text:soft-page-break/>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31532,"range":1.929999948,"rx_power":-59.99000168}]}'</text:p>
      <text:p text:style-name="Standard">2024-09-15 11:05:48,881 - INFO - Received data: {'device_address': '7D:00:22:EA:82:60:3B:9C', 'role': 'TAG', 'timestamp': 269860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31532, 'range': 1.929999948, 'rx_power': -59.99000168}]}</text:p>
      <text:p text:style-name="Standard">2024-09-15 11:05:48,882 - INFO - Updated device info: {'role': 'TAG', 'position': [0.670000017, 0.670000017]}</text:p>
      <text:p text:style-name="Standard">2024-09-15 11:05:48,907 - DEBUG - Received raw data: b'{"device_address":"7D:00:22:EA:82:60:3B:9B","role":"TAG","timestamp":116123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48,907 - ERROR - Failed to parse JSON data: b'{"device_address":"7D:00:22:EA:82:60:3B:9B","role":"TAG","timestamp":116123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48,922 - DEBUG - Received raw data: b'76,"rx_power":-47.45999908},{"address":29773,"range":1.970000029,"rx_power":-48.63999939},{"address":49257,"range":2.720000029,"rx_power":-56.13000107},{"address":61342,"range":2.869999886,"rx_power":-51.13999939},{"address":31532,"range":1.929999948,"rx_power":-59.99000168}]}'</text:p>
      <text:p text:style-name="Standard">2024-09-15 11:05:48,922 - ERROR - Failed to parse JSON data: b'76,"rx_power":-47.45999908},{"address":29773,"range":1.970000029,"rx_power":-48.63999939},{"address":49257,"range":2.720000029,"rx_power":-56.13000107},{"address":61342,"range":2.869999886,"rx_power":-51.13999939},{"address":31532,"range":1.929999948,"rx_power":-59.99000168}]}'</text:p>
      <text:p text:style-name="Standard">2024-09-15 11:05:49,003 - DEBUG - Received raw data: b'{"device_address":"7D:00:22:EA:82:60:3B:9A","role":"ANCHOR","timestamp":5435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49,004 - ERROR - Failed to parse JSON data: b'{"device_address":"7D:00:22:EA:82:60:3B:9A","role":"ANCHOR","timestamp":5435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5:49,017 - DEBUG - Received raw data: b'{"device_address":"7D:00:22:EA:82:60:3B:9C","role":"TAG","timestamp":26999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31532,"range":1.870000005,"rx_power":-53.65999985}]}'</text:p>
      <text:p text:style-name="Standard">2024-09-15 11:05:49,018 - INFO - Received data: {'device_address': '7D:00:22:EA:82:60:3B:9C', 'role': 'TAG', 'timestamp': 26999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31532, 'range': 1.870000005, 'rx_power': -53.65999985}]}</text:p>
      <text:p text:style-name="Standard">2024-09-15 11:05:49,018 - INFO - Updated device info: {'role': 'TAG', 'position': [0.670000017, 0.670000017]}</text:p>
      <text:p text:style-name="Standard">2024-09-15 11:05:49,245 - DEBUG - Received raw data: b'{"device_address":"7D:00:22:EA:82:60:3B:9A","role":"ANCHOR","timestamp":54382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49,245 - ERROR - Failed to parse JSON data: b'{"device_address":"7D:00:22:EA:82:60:3B:9A","role":"ANCHOR","timestamp":543828,"range_data":[{"address":18235,"range":1.110000014,"rx_power":-54.52000046},{"address":56550,"range":1.200000048,"rx_power":-58.20999908},{"address":51639,"range":1.289999962,"rx_power":-59.38000107},{"address":37112,"range":1.269999981,"rx_power":-60.06999969},<text:soft-page-break/>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5:49,259 - DEBUG - Received raw data: b'{"device_address":"7D:00:22:EA:82:60:3B:9C","role":"TAG","timestamp":270241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31532,"range":1.980000019,"rx_power":-58.38999939}]}'</text:p>
      <text:p text:style-name="Standard">2024-09-15 11:05:49,259 - INFO - Received data: {'device_address': '7D:00:22:EA:82:60:3B:9C', 'role': 'TAG', 'timestamp': 270241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31532, 'range': 1.980000019, 'rx_power': -58.38999939}]}</text:p>
      <text:p text:style-name="Standard">2024-09-15 11:05:49,259 - INFO - Updated device info: {'role': 'TAG', 'position': [0.670000017, 0.670000017]}</text:p>
      <text:p text:style-name="Standard">2024-09-15 11:05:50,834 - DEBUG - Received raw data: b'{"device_address":"7D:00:22:EA:82:60:3B:9A","action":"sync_time","timestamp":545419}'</text:p>
      <text:p text:style-name="Standard">2024-09-15 11:05:50,834 - INFO - Received data: {'device_address': '7D:00:22:EA:82:60:3B:9A', 'action': 'sync_time', 'timestamp': 545419}</text:p>
      <text:p text:style-name="Standard">2024-09-15 11:05:50,834 - INFO - Updated device info: {'role': 'ANCHOR', 'position': [0, 0]}</text:p>
      <text:p text:style-name="Standard">2024-09-15 11:05:50,850 - DEBUG - Received raw data: b'{"device_address":"7D:00:22:EA:82:60:3B:9B","action":"sync_time","timestamp":1163200}'</text:p>
      <text:p text:style-name="Standard">2024-09-15 11:05:50,850 - INFO - Received data: {'device_address': '7D:00:22:EA:82:60:3B:9B', 'action': 'sync_time', 'timestamp': 1163200}</text:p>
      <text:p text:style-name="Standard">2024-09-15 11:05:50,850 - INFO - Updated device info: {'role': 'TAG', 'position': [0, 0]}</text:p>
      <text:p text:style-name="Standard">2024-09-15 11:05:52,395 - DEBUG - Received raw data: b'{"device_address":"7D:00:22:EA:82:60:3B:9C","role":"ANCHOR","timestamp":273379}'</text:p>
      <text:p text:style-name="Standard"><text:soft-page-break/>2024-09-15 11:05:52,396 - INFO - Received data: {'device_address': '7D:00:22:EA:82:60:3B:9C', 'role': 'ANCHOR', 'timestamp': 273379}</text:p>
      <text:p text:style-name="Standard">2024-09-15 11:05:52,396 - INFO - Device 7D:00:22:EA:82:60:3B:9C changed role from TAG to ANCHOR</text:p>
      <text:p text:style-name="Standard">2024-09-15 11:05:52,396 - INFO - Updated device info: {'role': 'ANCHOR', 'position': [0.670000017, 0.670000017]}</text:p>
      <text:p text:style-name="Standard">2024-09-15 11:05:52,409 - DEBUG - Received raw data: b'{"device_address":"7D:00:22:EA:82:60:3B:9C","action":"sync_time","timestamp":273380}'</text:p>
      <text:p text:style-name="Standard">2024-09-15 11:05:52,409 - INFO - Received data: {'device_address': '7D:00:22:EA:82:60:3B:9C', 'action': 'sync_time', 'timestamp': 273380}</text:p>
      <text:p text:style-name="Standard">2024-09-15 11:05:52,409 - INFO - Updated device info: {'role': 'ANCHOR', 'position': [0.670000017, 0.670000017]}</text:p>
      <text:p text:style-name="Standard">2024-09-15 11:05:52,998 - DEBUG - Received raw data: b'{"device_address":"7D:00:22:EA:82:60:3B:9A","role":"TAG","timestamp":547581}'</text:p>
      <text:p text:style-name="Standard">2024-09-15 11:05:52,999 - INFO - Received data: {'device_address': '7D:00:22:EA:82:60:3B:9A', 'role': 'TAG', 'timestamp': 547581}</text:p>
      <text:p text:style-name="Standard">2024-09-15 11:05:52,999 - INFO - Device 7D:00:22:EA:82:60:3B:9A changed role from ANCHOR to TAG</text:p>
      <text:p text:style-name="Standard">2024-09-15 11:05:52,999 - INFO - Updated device info: {'role': 'TAG', 'position': [0, 0]}</text:p>
      <text:p text:style-name="Standard">2024-09-15 11:05:54,381 - DEBUG - Received raw data: b'{"device_address":"7D:00:22:EA:82:60:3B:9C","role":"ANCHOR","timestamp":275362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]}'</text:p>
      <text:p text:style-name="Standard">2024-09-15 11:05:54,381 - INFO - Received data: {'device_address': '7D:00:22:EA:82:60:3B:9C', 'role': 'ANCHOR', 'timestamp': 275362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]}</text:p>
      <text:p text:style-name="Standard">2024-09-15 11:05:54,381 - INFO - Updated device info: {'role': 'ANCHOR', 'position': [0.670000017, 0.670000017]}</text:p>
      <text:p text:style-name="Standard">2024-09-15 11:05:54,397 - DEBUG - Received raw data: b'{"device_address":"7D:00:22:EA:82:60:3B:9A","role":"TAG","timestamp":548979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4,397 - ERROR - Failed to parse JSON data: b'{"device_address":"7D:00:22:EA:82:60:3B:9A","role":"TAG","timestamp":5489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4,445 - DEBUG - Received raw data: b'{"device_address":"7D:00:22:EA:82:60:3B:9B","role":"TAG","timestamp":116675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54,445 - ERROR - Failed to parse JSON data: b'{"device_address":"7D:00:22:EA:82:60:3B:9B","role":"TAG","timestamp":1166753,"range_data":[{"address":4654,"range":0.680000007,"rx_power":-46.66999817},{"address":7457,"range":0.610000014,"rx_power":-46.36000061},{"address":41130,"range":1.429999948,"rx_power":-50.84000015},{"address":35161,"range":0.610000014,"rx_power":-46.40000153},<text:soft-page-break/>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5:54,457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]}'</text:p>
      <text:p text:style-name="Standard">2024-09-15 11:05:54,45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]}'</text:p>
      <text:p text:style-name="Standard">2024-09-15 11:05:54,857 - DEBUG - Received raw data: b'{"device_address":"7D:00:22:EA:82:60:3B:9C","role":"ANCHOR","timestamp":27583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919999957,"rx_power":-52.47999954}]}'</text:p>
      <text:p text:style-name="Standard">2024-09-15 11:05:54,857 - INFO - Received data: {'device_address': '7D:00:22:EA:82:60:3B:9C', 'role': 'ANCHOR', 'timestamp': 27583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919999957, 'rx_power': -52.47999954}]}</text:p>
      <text:p text:style-name="Standard"><text:soft-page-break/>2024-09-15 11:05:54,857 - INFO - Updated device info: {'role': 'ANCHOR', 'position': [0.670000017, 0.670000017]}</text:p>
      <text:p text:style-name="Standard">2024-09-15 11:05:54,984 - DEBUG - Received raw data: b'{"device_address":"7D:00:22:EA:82:60:3B:9C","role":"ANCHOR","timestamp":275964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50000024,"rx_power":-49.75}]}'</text:p>
      <text:p text:style-name="Standard">2024-09-15 11:05:54,985 - INFO - Received data: {'device_address': '7D:00:22:EA:82:60:3B:9C', 'role': 'ANCHOR', 'timestamp': 275964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50000024, 'rx_power': -49.75}]}</text:p>
      <text:p text:style-name="Standard">2024-09-15 11:05:54,985 - INFO - Updated device info: {'role': 'ANCHOR', 'position': [0.670000017, 0.670000017]}</text:p>
      <text:p text:style-name="Standard">2024-09-15 11:05:54,997 - DEBUG - Received raw data: b'{"device_address":"7D:00:22:EA:82:60:3B:9A","role":"TAG","timestamp":54958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4,998 - ERROR - Failed to parse JSON data: b'{"device_address":"7D:00:22:EA:82:60:3B:9A","role":"TAG","timestamp":549581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5,461 - DEBUG - Received raw data: b'{"device_address":"7D:00:22:EA:82:60:3B:9C","role":"ANCHOR","timestamp":276442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929999948,"rx_power":-50.74000168}]}'</text:p>
      <text:p text:style-name="Standard">2024-09-15 11:05:55,462 - INFO - Received data: {'device_address': '7D:00:22:EA:82:60:3B:9C', 'role': 'ANCHOR', 'timestamp': 276442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929999948, 'rx_power': -50.74000168}]}</text:p>
      <text:p text:style-name="Standard">2024-09-15 11:05:55,462 - INFO - Updated device info: {'role': 'ANCHOR', 'position': [0.670000017, 0.670000017]}</text:p>
      <text:p text:style-name="Standard">2024-09-15 11:05:55,475 - DEBUG - Received raw data: b'{"device_address":"7D:00:22:EA:82:60:3B:9A","role":"TAG","timestamp":550058,"range_data":[{"address":18235,"range":1.110000014,"rx_power":-54.52000046},{"address":56550,"range":1.200000048,"rx_power":-58.20999908},{"address":51639,"range":1.289999962,"rx_power":-59.38000107},{"address":37112,"range":1.269999981,"rx_power":-60.06999969},<text:soft-page-break/>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5,475 - ERROR - Failed to parse JSON data: b'{"device_address":"7D:00:22:EA:82:60:3B:9A","role":"TAG","timestamp":55005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5,838 - DEBUG - Received raw data: b'{"device_address":"7D:00:22:EA:82:60:3B:9A","action":"sync_time","timestamp":550419}'</text:p>
      <text:p text:style-name="Standard">2024-09-15 11:05:55,838 - INFO - Received data: {'device_address': '7D:00:22:EA:82:60:3B:9A', 'action': 'sync_time', 'timestamp': 550419}</text:p>
      <text:p text:style-name="Standard">2024-09-15 11:05:55,839 - INFO - Updated device info: {'role': 'TAG', 'position': [0, 0]}</text:p>
      <text:p text:style-name="Standard">2024-09-15 11:05:55,850 - DEBUG - Received raw data: b'{"device_address":"7D:00:22:EA:82:60:3B:9C","role":"ANCHOR","timestamp":27681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89999986,"rx_power":-50.34000015}]}'</text:p>
      <text:p text:style-name="Standard">2024-09-15 11:05:55,850 - INFO - Received data: {'device_address': '7D:00:22:EA:82:60:3B:9C', 'role': 'ANCHOR', 'timestamp': 276817, 'range_data': [{'address': 56045, 'range': 0.670000017, 'rx_power': -55.56000137}, {'address': 46243, 'range': 1.24000001, 'rx_power': -54.25999832}, {'address': 35111, 'range': 1.450000048, 'rx_power': -55.40000153}, {'address': 60634, 'range': <text:soft-page-break/>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89999986, 'rx_power': -50.34000015}]}</text:p>
      <text:p text:style-name="Standard">2024-09-15 11:05:55,851 - INFO - Updated device info: {'role': 'ANCHOR', 'position': [0.670000017, 0.670000017]}</text:p>
      <text:p text:style-name="Standard">2024-09-15 11:05:55,863 - DEBUG - Received raw data: b'{"device_address":"7D:00:22:EA:82:60:3B:9A","role":"TAG","timestamp":55043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5,863 - ERROR - Failed to parse JSON data: b'{"device_address":"7D:00:22:EA:82:60:3B:9A","role":"TAG","timestamp":55043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5,941 - DEBUG - Received raw data: b'{"device_address":"7D:00:22:EA:82:60:3B:9B","role":"ANCHOR","timestamp":1168300}'</text:p>
      <text:p text:style-name="Standard">2024-09-15 11:05:55,941 - INFO - Received data: {'device_address': '7D:00:22:EA:82:60:3B:9B', 'role': 'ANCHOR', 'timestamp': 1168300}</text:p>
      <text:p text:style-name="Standard">2024-09-15 11:05:55,941 - INFO - Device 7D:00:22:EA:82:60:3B:9B changed role from TAG to ANCHOR</text:p>
      <text:p text:style-name="Standard">2024-09-15 11:05:55,941 - INFO - Updated device info: {'role': 'ANCHOR', 'position': [0, 0]}</text:p>
      <text:p text:style-name="Standard">2024-09-15 11:05:55,952 - DEBUG - Received raw data: b'{"device_address":"7D:00:22:EA:82:60:3B:9B","action":"sync_time","timestamp":1168302}'</text:p>
      <text:p text:style-name="Standard"><text:soft-page-break/>2024-09-15 11:05:55,952 - INFO - Received data: {'device_address': '7D:00:22:EA:82:60:3B:9B', 'action': 'sync_time', 'timestamp': 1168302}</text:p>
      <text:p text:style-name="Standard">2024-09-15 11:05:55,952 - INFO - Updated device info: {'role': 'ANCHOR', 'position': [0, 0]}</text:p>
      <text:p text:style-name="Standard">2024-09-15 11:05:56,006 - DEBUG - Received raw data: b'{"device_address":"7D:00:22:EA:82:60:3B:9C","role":"ANCHOR","timestamp":27698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769999981,"rx_power":-46.06999969}]}'</text:p>
      <text:p text:style-name="Standard">2024-09-15 11:05:56,006 - INFO - Received data: {'device_address': '7D:00:22:EA:82:60:3B:9C', 'role': 'ANCHOR', 'timestamp': 276987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769999981, 'rx_power': -46.06999969}]}</text:p>
      <text:p text:style-name="Standard">2024-09-15 11:05:56,006 - INFO - Updated device info: {'role': 'ANCHOR', 'position': [0.670000017, 0.670000017]}</text:p>
      <text:p text:style-name="Standard">2024-09-15 11:05:56,020 - DEBUG - Received raw data: b'{"device_address":"7D:00:22:EA:82:60:3B:9A","role":"TAG","timestamp":55060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5:56,021 - ERROR - Failed to parse JSON data: b'{"device_address":"7D:00:22:EA:82:60:3B:9A","role":"TAG","timestamp":55060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178 - DEBUG - Received raw data: b'{"device_address":"7D:00:22:EA:82:60:3B:9C","role":"ANCHOR","timestamp":277158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50000024,"rx_power":-45.63999939}]}'</text:p>
      <text:p text:style-name="Standard">2024-09-15 11:05:56,179 - INFO - Received data: {'device_address': '7D:00:22:EA:82:60:3B:9C', 'role': 'ANCHOR', 'timestamp': 277158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50000024, 'rx_power': -45.63999939}]}</text:p>
      <text:p text:style-name="Standard">2024-09-15 11:05:56,179 - INFO - Updated device info: {'role': 'ANCHOR', 'position': [0.670000017, 0.670000017]}</text:p>
      <text:p text:style-name="Standard">2024-09-15 11:05:56,192 - DEBUG - Received raw data: b'{"device_address":"7D:00:22:EA:82:60:3B:9A","role":"TAG","timestamp":550775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192 - ERROR - Failed to parse JSON data: b'{"device_address":"7D:00:22:EA:82:60:3B:9A","role":"TAG","timestamp":55077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350 - DEBUG - Received raw data: b'{"device_address":"7D:00:22:EA:82:60:3B:9C","role":"ANCHOR","timestamp":277330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909999967,"rx_power":-46.65999985}]}'</text:p>
      <text:p text:style-name="Standard">2024-09-15 11:05:56,350 - INFO - Received data: {'device_address': '7D:00:22:EA:82:60:3B:9C', 'role': 'ANCHOR', 'timestamp': 277330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<text:soft-page-break/>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909999967, 'rx_power': -46.65999985}]}</text:p>
      <text:p text:style-name="Standard">2024-09-15 11:05:56,350 - INFO - Updated device info: {'role': 'ANCHOR', 'position': [0.670000017, 0.670000017]}</text:p>
      <text:p text:style-name="Standard">2024-09-15 11:05:56,363 - DEBUG - Received raw data: b'{"device_address":"7D:00:22:EA:82:60:3B:9A","role":"TAG","timestamp":55094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363 - ERROR - Failed to parse JSON data: b'{"device_address":"7D:00:22:EA:82:60:3B:9A","role":"TAG","timestamp":55094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521 - DEBUG - Received raw data: b'{"device_address":"7D:00:22:EA:82:60:3B:9C","role":"ANCHOR","timestamp":277501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<text:soft-page-break/>{"address":8616,"range":1.970000029,"rx_power":-48.63999939},{"address":23468,"range":2.210000038,"rx_power":-49.47999954},{"address":62536,"range":2.279999971,"rx_power":-49.16999817},{"address":20312,"range":2.470000029,"rx_power":-51.86999893},{"address":61068,"range":1.909999967,"rx_power":-45.29000092}]}'</text:p>
      <text:p text:style-name="Standard">2024-09-15 11:05:56,521 - INFO - Received data: {'device_address': '7D:00:22:EA:82:60:3B:9C', 'role': 'ANCHOR', 'timestamp': 277501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909999967, 'rx_power': -45.29000092}]}</text:p>
      <text:p text:style-name="Standard">2024-09-15 11:05:56,521 - INFO - Updated device info: {'role': 'ANCHOR', 'position': [0.670000017, 0.670000017]}</text:p>
      <text:p text:style-name="Standard">2024-09-15 11:05:56,534 - DEBUG - Received raw data: b'{"device_address":"7D:00:22:EA:82:60:3B:9A","role":"TAG","timestamp":5511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534 - ERROR - Failed to parse JSON data: b'{"device_address":"7D:00:22:EA:82:60:3B:9A","role":"TAG","timestamp":5511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5:56,690 - DEBUG - Received raw data: b'{"device_address":"7D:00:22:EA:82:60:3B:9C","role":"ANCHOR","timestamp":277672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70000005,"rx_power":-47.25}]}'</text:p>
      <text:p text:style-name="Standard">2024-09-15 11:05:56,691 - INFO - Received data: {'device_address': '7D:00:22:EA:82:60:3B:9C', 'role': 'ANCHOR', 'timestamp': 277672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70000005, 'rx_power': -47.25}]}</text:p>
      <text:p text:style-name="Standard">2024-09-15 11:05:56,691 - INFO - Updated device info: {'role': 'ANCHOR', 'position': [0.670000017, 0.670000017]}</text:p>
      <text:p text:style-name="Standard">2024-09-15 11:05:56,708 - DEBUG - Received raw data: b'{"device_address":"7D:00:22:EA:82:60:3B:9A","role":"TAG","timestamp":55128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708 - ERROR - Failed to parse JSON data: b'{"device_address":"7D:00:22:EA:82:60:3B:9A","role":"TAG","timestamp":551288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861 - DEBUG - Received raw data: b'{"device_address":"7D:00:22:EA:82:60:3B:9C","role":"ANCHOR","timestamp":277843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20000052,"rx_power":-48.47000122}]}'</text:p>
      <text:p text:style-name="Standard">2024-09-15 11:05:56,862 - INFO - Received data: {'device_address': '7D:00:22:EA:82:60:3B:9C', 'role': 'ANCHOR', 'timestamp': 277843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20000052, 'rx_power': -48.47000122}]}</text:p>
      <text:p text:style-name="Standard">2024-09-15 11:05:56,862 - INFO - Updated device info: {'role': 'ANCHOR', 'position': [0.670000017, 0.670000017]}</text:p>
      <text:p text:style-name="Standard">2024-09-15 11:05:56,876 - DEBUG - Received raw data: b'{"device_address":"7D:00:22:EA:82:60:3B:9A","role":"TAG","timestamp":55145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6,876 - ERROR - Failed to parse JSON data: b'{"device_address":"7D:00:22:EA:82:60:3B:9A","role":"TAG","timestamp":55145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032 - DEBUG - Received raw data: b'{"device_address":"7D:00:22:EA:82:60:3B:9C","role":"ANCHOR","timestamp":278014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70000005,"rx_power":-47.18999863}]}'</text:p>
      <text:p text:style-name="Standard">2024-09-15 11:05:57,032 - INFO - Received data: {'device_address': '7D:00:22:EA:82:60:3B:9C', 'role': 'ANCHOR', 'timestamp': 278014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<text:soft-page-break/>20312, 'range': 2.470000029, 'rx_power': -51.86999893}, {'address': 61068, 'range': 1.870000005, 'rx_power': -47.18999863}]}</text:p>
      <text:p text:style-name="Standard">2024-09-15 11:05:57,032 - INFO - Updated device info: {'role': 'ANCHOR', 'position': [0.670000017, 0.670000017]}</text:p>
      <text:p text:style-name="Standard">2024-09-15 11:05:57,047 - DEBUG - Received raw data: b'{"device_address":"7D:00:22:EA:82:60:3B:9A","role":"TAG","timestamp":55163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048 - ERROR - Failed to parse JSON data: b'{"device_address":"7D:00:22:EA:82:60:3B:9A","role":"TAG","timestamp":55163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203 - DEBUG - Received raw data: b'{"device_address":"7D:00:22:EA:82:60:3B:9C","role":"ANCHOR","timestamp":27818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<text:soft-page-break/>{"address":20312,"range":2.470000029,"rx_power":-51.86999893},{"address":61068,"range":1.830000043,"rx_power":-48.09000015}]}'</text:p>
      <text:p text:style-name="Standard">2024-09-15 11:05:57,204 - INFO - Received data: {'device_address': '7D:00:22:EA:82:60:3B:9C', 'role': 'ANCHOR', 'timestamp': 278185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61068, 'range': 1.830000043, 'rx_power': -48.09000015}]}</text:p>
      <text:p text:style-name="Standard">2024-09-15 11:05:57,204 - INFO - Updated device info: {'role': 'ANCHOR', 'position': [0.670000017, 0.670000017]}</text:p>
      <text:p text:style-name="Standard">2024-09-15 11:05:57,221 - DEBUG - Received raw data: b'{"device_address":"7D:00:22:EA:82:60:3B:9A","role":"TAG","timestamp":55180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222 - ERROR - Failed to parse JSON data: b'{"device_address":"7D:00:22:EA:82:60:3B:9A","role":"TAG","timestamp":55180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398 - DEBUG - Received raw data: b'{"device_address":"7D:00:22:EA:82:60:3B:9C","role":"TAG","timestamp":278382}'</text:p>
      <text:p text:style-name="Standard"><text:soft-page-break/>2024-09-15 11:05:57,399 - INFO - Received data: {'device_address': '7D:00:22:EA:82:60:3B:9C', 'role': 'TAG', 'timestamp': 278382}</text:p>
      <text:p text:style-name="Standard">2024-09-15 11:05:57,399 - INFO - Device 7D:00:22:EA:82:60:3B:9C changed role from ANCHOR to TAG</text:p>
      <text:p text:style-name="Standard">2024-09-15 11:05:57,399 - INFO - Updated device info: {'role': 'TAG', 'position': [0.670000017, 0.670000017]}</text:p>
      <text:p text:style-name="Standard">2024-09-15 11:05:57,412 - DEBUG - Received raw data: b'{"device_address":"7D:00:22:EA:82:60:3B:9C","action":"sync_time","timestamp":278383}'</text:p>
      <text:p text:style-name="Standard">2024-09-15 11:05:57,412 - INFO - Received data: {'device_address': '7D:00:22:EA:82:60:3B:9C', 'action': 'sync_time', 'timestamp': 278383}</text:p>
      <text:p text:style-name="Standard">2024-09-15 11:05:57,412 - INFO - Updated device info: {'role': 'TAG', 'position': [0.670000017, 0.670000017]}</text:p>
      <text:p text:style-name="Standard">2024-09-15 11:05:57,716 - DEBUG - Received raw data: b'{"device_address":"7D:00:22:EA:82:60:3B:9B","role":"ANCHOR","timestamp":117007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7,716 - ERROR - Failed to parse JSON data: b'{"device_address":"7D:00:22:EA:82:60:3B:9B","role":"ANCHOR","timestamp":117007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7,729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80000114,"rx_power":-58.08000183}]}'</text:p>
      <text:p text:style-name="Standard"><text:soft-page-break/>2024-09-15 11:05:57,729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80000114,"rx_power":-58.08000183}]}'</text:p>
      <text:p text:style-name="Standard">2024-09-15 11:05:57,753 - DEBUG - Received raw data: b'{"device_address":"7D:00:22:EA:82:60:3B:9C","role":"TAG","timestamp":27872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7,753 - ERROR - Failed to parse JSON data: b'{"device_address":"7D:00:22:EA:82:60:3B:9C","role":"TAG","timestamp":27872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7,768 - DEBUG - Received raw data: b'{"device_address":"7D:00:22:EA:82:60:3B:9A","role":"TAG","timestamp":55232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7,768 - ERROR - Failed to parse JSON data: b'{"device_address":"7D:00:22:EA:82:60:3B:9A","role":"TAG","timestamp":55232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040 - DEBUG - Received raw data: b'{"device_address":"7D:00:22:EA:82:60:3B:9B","role":"ANCHOR","timestamp":117039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8,040 - ERROR - Failed to parse JSON data: b'{"device_address":"7D:00:22:EA:82:60:3B:9B","role":"ANCHOR","timestamp":117039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'</text:p>
      <text:p text:style-name="Standard">2024-09-15 11:05:58,052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80000114,"rx_power":-56.09000015}]}'</text:p>
      <text:p text:style-name="Standard">2024-09-15 11:05:58,052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80000114,"rx_power":-56.09000015}]}'</text:p>
      <text:p text:style-name="Standard">2024-09-15 11:05:58,065 - DEBUG - Received raw data: b'{"device_address":"7D:00:22:EA:82:60:3B:9C","role":"TAG","timestamp":27904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065 - ERROR - Failed to parse JSON data: b'{"device_address":"7D:00:22:EA:82:60:3B:9C","role":"TAG","timestamp":27904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077 - DEBUG - Received raw data: b'{"device_address":"7D:00:22:EA:82:60:3B:9A","role":"TAG","timestamp":552649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077 - ERROR - Failed to parse JSON data: b'{"device_address":"7D:00:22:EA:82:60:3B:9A","role":"TAG","timestamp":55264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360 - DEBUG - Received raw data: b'{"device_address":"7D:00:22:EA:82:60:3B:9B","role":"ANCHOR","timestamp":117071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8,360 - ERROR - Failed to parse JSON data: b'{"device_address":"7D:00:22:EA:82:60:3B:9B","role":"ANCHOR","timestamp":117071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8,37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69999886,"rx_power":-55.81999969}]}'</text:p>
      <text:p text:style-name="Standard">2024-09-15 11:05:58,373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69999886,"rx_power":-55.81999969}]}'</text:p>
      <text:p text:style-name="Standard">2024-09-15 11:05:58,387 - DEBUG - Received raw data: b'{"device_address":"7D:00:22:EA:82:60:3B:9C","role":"TAG","timestamp":27936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388 - ERROR - Failed to parse JSON data: b'{"device_address":"7D:00:22:EA:82:60:3B:9C","role":"TAG","timestamp":27936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<text:soft-page-break/>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399 - DEBUG - Received raw data: b'{"device_address":"7D:00:22:EA:82:60:3B:9A","role":"TAG","timestamp":55297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400 - ERROR - Failed to parse JSON data: b'{"device_address":"7D:00:22:EA:82:60:3B:9A","role":"TAG","timestamp":55297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808 - DEBUG - Received raw data: b'{"device_address":"7D:00:22:EA:82:60:3B:9B","role":"ANCHOR","timestamp":11711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'</text:p>
      <text:p text:style-name="Standard">2024-09-15 11:05:58,808 - ERROR - Failed to parse JSON data: b'{"device_address":"7D:00:22:EA:82:60:3B:9B","role":"ANCHOR","timestamp":11711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8,820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69999886,"rx_power":-56.27000046}]}'</text:p>
      <text:p text:style-name="Standard">2024-09-15 11:05:58,820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69999886,"rx_power":-56.27000046}]}'</text:p>
      <text:p text:style-name="Standard">2024-09-15 11:05:58,845 - DEBUG - Received raw data: b'{"device_address":"7D:00:22:EA:82:60:3B:9C","role":"TAG","timestamp":279814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845 - ERROR - Failed to parse JSON data: b'{"device_address":"7D:00:22:EA:82:60:3B:9C","role":"TAG","timestamp":279814,"range_data":[{"address":56045,"range":0.670000017,"rx_power":-55.56000137},{"address":46243,"range":1.24000001,"rx_power":-54.25999832},<text:soft-page-break/>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61068,"range":1.830000043,"rx_power":-48.09000015},{"address":9790,'</text:p>
      <text:p text:style-name="Standard">2024-09-15 11:05:58,862 - DEBUG - Received raw data: b'{"device_address":"7D:00:22:EA:82:60:3B:9A","role":"TAG","timestamp":5534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8,863 - ERROR - Failed to parse JSON data: b'{"device_address":"7D:00:22:EA:82:60:3B:9A","role":"TAG","timestamp":5534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9,013 - DEBUG - Received raw data: b'{"device_address":"7D:00:22:EA:82:60:3B:9B","role":"ANCHOR","timestamp":117136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9,013 - ERROR - Failed to parse JSON data: b'{"device_address":"7D:00:22:EA:82:60:3B:9B","role":"ANCHOR","timestamp":117136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5:59,025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72.3200073,"rx_power":-51.11999893}]}'</text:p>
      <text:p text:style-name="Standard">2024-09-15 11:05:59,02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72.3200073,"rx_power":-51.11999893}]}'</text:p>
      <text:p text:style-name="Standard">2024-09-15 11:05:59,037 - DEBUG - Received raw data: b'{"device_address":"7D:00:22:EA:82:60:3B:9C","role":"TAG","timestamp":28001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<text:soft-page-break/>{"address":23468,"range":2.210000038,"rx_power":-49.47999954},{"address":62536,"range":2.279999971,"rx_power":-49.16999817},{"address":20312,"range":2.470000029,"rx_power":-51.86999893},{"address":9790,"range":272.3200073,"rx_power":-51.11999893}]}'</text:p>
      <text:p text:style-name="Standard">2024-09-15 11:05:59,038 - INFO - Received data: {'device_address': '7D:00:22:EA:82:60:3B:9C', 'role': 'TAG', 'timestamp': 280017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9790, 'range': 272.3200073, 'rx_power': -51.11999893}]}</text:p>
      <text:p text:style-name="Standard">2024-09-15 11:05:59,038 - INFO - Updated device info: {'role': 'TAG', 'position': [0.670000017, 0.670000017]}</text:p>
      <text:p text:style-name="Standard">2024-09-15 11:05:59,050 - DEBUG - Received raw data: b'{"device_address":"7D:00:22:EA:82:60:3B:9A","role":"TAG","timestamp":55361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5:59,051 - ERROR - Failed to parse JSON data: b'{"device_address":"7D:00:22:EA:82:60:3B:9A","role":"TAG","timestamp":55361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00,069 - DEBUG - Received raw data: b'{"device_address":"7D:00:22:EA:82:60:3B:9B","role":"ANCHOR","timestamp":1172425,"range<text:soft-page-break/>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00,070 - ERROR - Failed to parse JSON data: b'{"device_address":"7D:00:22:EA:82:60:3B:9B","role":"ANCHOR","timestamp":117242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00,082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39999914,"rx_power":-52.70000076}]}'</text:p>
      <text:p text:style-name="Standard">2024-09-15 11:06:00,082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39999914,"rx_power":-52.70000076}]}'</text:p>
      <text:p text:style-name="Standard">2024-09-15 11:06:00,107 - DEBUG - Received raw data: b'{"device_address":"7D:00:22:EA:82:60:3B:9A","role":"TAG","timestamp":5546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00,107 - ERROR - Failed to parse JSON data: b'{"device_address":"7D:00:22:EA:82:60:3B:9A","role":"TAG","timestamp":5546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00,724 - DEBUG - Received raw data: b'{"device_address":"7D:00:22:EA:82:60:3B:9B","role":"ANCHOR","timestamp":117308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00,724 - ERROR - Failed to parse JSON data: b'{"device_address":"7D:00:22:EA:82:60:3B:9B","role":"ANCHOR","timestamp":117308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<text:soft-page-break/>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00,736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59999895,"rx_power":-56.49000168}]}'</text:p>
      <text:p text:style-name="Standard">2024-09-15 11:06:00,737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61068,"range":2.859999895,"rx_power":-56.49000168}]}'</text:p>
      <text:p text:style-name="Standard">2024-09-15 11:06:00,748 - DEBUG - Received raw data: b'{"device_address":"7D:00:22:EA:82:60:3B:9C","role":"TAG","timestamp":28171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9790,"range":2.859999895,"rx_power":-56.49000168}]}'</text:p>
      <text:p text:style-name="Standard">2024-09-15 11:06:00,749 - INFO - Received data: {'device_address': '7D:00:22:EA:82:60:3B:9C', 'role': 'TAG', 'timestamp': 28171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9790, 'range': 2.859999895, 'rx_power': -56.49000168}]}</text:p>
      <text:p text:style-name="Standard">2024-09-15 11:06:00,749 - INFO - Updated device info: {'role': 'TAG', 'position': [0.670000017, 0.670000017]}</text:p>
      <text:p text:style-name="Standard">2024-09-15 11:06:00,761 - DEBUG - Received raw data: b'{"device_address":"7D:00:22:EA:82:60:3B:9A","role":"TAG","timestamp":555321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00,761 - ERROR - Failed to parse JSON data: b'{"device_address":"7D:00:22:EA:82:60:3B:9A","role":"TAG","timestamp":55532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00,855 - DEBUG - Received raw data: b'{"device_address":"7D:00:22:EA:82:60:3B:9A","action":"sync_time","timestamp":555437}'</text:p>
      <text:p text:style-name="Standard">2024-09-15 11:06:00,855 - INFO - Received data: {'device_address': '7D:00:22:EA:82:60:3B:9A', 'action': 'sync_time', 'timestamp': 555437}</text:p>
      <text:p text:style-name="Standard">2024-09-15 11:06:00,855 - INFO - Updated device info: {'role': 'TAG', 'position': [0, 0]}</text:p>
      <text:p text:style-name="Standard">2024-09-15 11:06:00,991 - DEBUG - Received raw data: b'{"device_address":"7D:00:22:EA:82:60:3B:9B","role":"TAG","timestamp":1173350}'</text:p>
      <text:p text:style-name="Standard">2024-09-15 11:06:00,992 - INFO - Received data: {'device_address': '7D:00:22:EA:82:60:3B:9B', 'role': 'TAG', 'timestamp': 1173350}</text:p>
      <text:p text:style-name="Standard">2024-09-15 11:06:00,992 - INFO - Device 7D:00:22:EA:82:60:3B:9B changed role from ANCHOR to TAG</text:p>
      <text:p text:style-name="Standard">2024-09-15 11:06:00,992 - INFO - Updated device info: {'role': 'TAG', 'position': [0, 0]}</text:p>
      <text:p text:style-name="Standard">2024-09-15 11:06:01,005 - DEBUG - Received raw data: b'{"device_address":"7D:00:22:EA:82:60:3B:9B","action":"sync_time","timestamp":1173352}'</text:p>
      <text:p text:style-name="Standard">2024-09-15 11:06:01,005 - INFO - Received data: {'device_address': '7D:00:22:EA:82:60:3B:9B', 'action': 'sync_time', 'timestamp': 1173352}</text:p>
      <text:p text:style-name="Standard">2024-09-15 11:06:01,005 - INFO - Updated device info: {'role': 'TAG', 'position': [0, 0]}</text:p>
      <text:p text:style-name="Standard">2024-09-15 11:06:02,297 - DEBUG - Received raw data: b'{"device_address":"7D:00:22:EA:82:60:3B:9C","action":"sync_time","timestamp":283280}'</text:p>
      <text:p text:style-name="Standard">2024-09-15 11:06:02,297 - INFO - Received data: {'device_address': '7D:00:22:EA:82:60:3B:9C', 'action': 'sync_time', 'timestamp': 283280}</text:p>
      <text:p text:style-name="Standard">2024-09-15 11:06:02,297 - INFO - Updated device info: {'role': 'TAG', 'position': [0.670000017, 0.670000017]}</text:p>
      <text:p text:style-name="Standard"><text:soft-page-break/>2024-09-15 11:06:05,852 - DEBUG - Received raw data: b'{"device_address":"7D:00:22:EA:82:60:3B:9A","action":"sync_time","timestamp":560437}'</text:p>
      <text:p text:style-name="Standard">2024-09-15 11:06:05,852 - INFO - Received data: {'device_address': '7D:00:22:EA:82:60:3B:9A', 'action': 'sync_time', 'timestamp': 560437}</text:p>
      <text:p text:style-name="Standard">2024-09-15 11:06:05,852 - INFO - Updated device info: {'role': 'TAG', 'position': [0, 0]}</text:p>
      <text:p text:style-name="Standard">2024-09-15 11:06:05,885 - DEBUG - Received raw data: b'{"device_address":"7D:00:22:EA:82:60:3B:9B","action":"sync_time","timestamp":1178239}'</text:p>
      <text:p text:style-name="Standard">2024-09-15 11:06:05,885 - INFO - Received data: {'device_address': '7D:00:22:EA:82:60:3B:9B', 'action': 'sync_time', 'timestamp': 1178239}</text:p>
      <text:p text:style-name="Standard">2024-09-15 11:06:05,885 - INFO - Updated device info: {'role': 'TAG', 'position': [0, 0]}</text:p>
      <text:p text:style-name="Standard">2024-09-15 11:06:07,297 - DEBUG - Received raw data: b'{"device_address":"7D:00:22:EA:82:60:3B:9C","action":"sync_time","timestamp":288280}'</text:p>
      <text:p text:style-name="Standard">2024-09-15 11:06:07,297 - INFO - Received data: {'device_address': '7D:00:22:EA:82:60:3B:9C', 'action': 'sync_time', 'timestamp': 288280}</text:p>
      <text:p text:style-name="Standard">2024-09-15 11:06:07,297 - INFO - Updated device info: {'role': 'TAG', 'position': [0.670000017, 0.670000017]}</text:p>
      <text:p text:style-name="Standard">2024-09-15 11:06:07,996 - DEBUG - Received raw data: b'{"device_address":"7D:00:22:EA:82:60:3B:9A","role":"ANCHOR","timestamp":562581}'</text:p>
      <text:p text:style-name="Standard">2024-09-15 11:06:07,996 - INFO - Received data: {'device_address': '7D:00:22:EA:82:60:3B:9A', 'role': 'ANCHOR', 'timestamp': 562581}</text:p>
      <text:p text:style-name="Standard">2024-09-15 11:06:07,996 - INFO - Device 7D:00:22:EA:82:60:3B:9A changed role from TAG to ANCHOR</text:p>
      <text:p text:style-name="Standard">2024-09-15 11:06:07,997 - INFO - Updated device info: {'role': 'ANCHOR', 'position': [0, 0]}</text:p>
      <text:p text:style-name="Standard">2024-09-15 11:06:08,385 - DEBUG - Received raw data: b'{"device_address":"7D:00:22:EA:82:60:3B:9A","role":"ANCHOR","timestamp":5629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08,386 - ERROR - Failed to parse JSON data: b'{"device_address":"7D:00:22:EA:82:60:3B:9A","role":"ANCHOR","timestamp":5629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08,890 - DEBUG - Received raw data: b'{"device_address":"7D:00:22:EA:82:60:3B:9A","role":"ANCHOR","timestamp":5634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08,891 - ERROR - Failed to parse JSON data: b'{"device_address":"7D:00:22:EA:82:60:3B:9A","role":"ANCHOR","timestamp":5634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09,951 - DEBUG - Received raw data: b'{"device_address":"7D:00:22:EA:82:60:3B:9A","role":"ANCHOR","timestamp":564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6:09,952 - ERROR - Failed to parse JSON data: b'{"device_address":"7D:00:22:EA:82:60:3B:9A","role":"ANCHOR","timestamp":564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09,968 - DEBUG - Received raw data: b'{"device_address":"7D:00:22:EA:82:60:3B:9C","role":"TAG","timestamp":29094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560000002,"rx_power":-54.79000092}]}'</text:p>
      <text:p text:style-name="Standard">2024-09-15 11:06:09,969 - INFO - Received data: {'device_address': '7D:00:22:EA:82:60:3B:9C', 'role': 'TAG', 'timestamp': 290947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560000002, 'rx_power': -54.79000092}]}</text:p>
      <text:p text:style-name="Standard">2024-09-15 11:06:09,969 - INFO - Updated device info: {'role': 'TAG', 'position': [0.670000017, 0.670000017]}</text:p>
      <text:p text:style-name="Standard">2024-09-15 11:06:10,008 - DEBUG - Received raw data: b'{"device_address":"7D:00:22:EA:82:60:3B:9B","role":"TAG","timestamp":1182323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009 - ERROR - Failed to parse JSON data: b'{"device_address":"7D:00:22:EA:82:60:3B:9B","role":"TAG","timestamp":118232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022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560000002,"rx_power":-54.79000092}]}'</text:p>
      <text:p text:style-name="Standard">2024-09-15 11:06:10,022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560000002,"rx_power":-54.79000092}]}'</text:p>
      <text:p text:style-name="Standard">2024-09-15 11:06:10,102 - DEBUG - Received raw data: b'{"device_address":"7D:00:22:EA:82:60:3B:9A","role":"ANCHOR","timestamp":56468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<text:soft-page-break/>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102 - ERROR - Failed to parse JSON data: b'{"device_address":"7D:00:22:EA:82:60:3B:9A","role":"ANCHOR","timestamp":56468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115 - DEBUG - Received raw data: b'{"device_address":"7D:00:22:EA:82:60:3B:9C","role":"TAG","timestamp":29109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60000026,"rx_power":-52.65000153}]}'</text:p>
      <text:p text:style-name="Standard">2024-09-15 11:06:10,116 - INFO - Received data: {'device_address': '7D:00:22:EA:82:60:3B:9C', 'role': 'TAG', 'timestamp': 291097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60000026, 'rx_power': -52.65000153}]}</text:p>
      <text:p text:style-name="Standard">2024-09-15 11:06:10,116 - INFO - Updated device info: {'role': 'TAG', 'position': [0.670000017, 0.670000017]}</text:p>
      <text:p text:style-name="Standard"><text:soft-page-break/>2024-09-15 11:06:10,353 - DEBUG - Received raw data: b'{"device_address":"7D:00:22:EA:82:60:3B:9A","role":"ANCHOR","timestamp":56493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353 - ERROR - Failed to parse JSON data: b'{"device_address":"7D:00:22:EA:82:60:3B:9A","role":"ANCHOR","timestamp":56493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367 - DEBUG - Received raw data: b'{"device_address":"7D:00:22:EA:82:60:3B:9C","role":"TAG","timestamp":29134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3.77000046}]}'</text:p>
      <text:p text:style-name="Standard">2024-09-15 11:06:10,367 - INFO - Received data: {'device_address': '7D:00:22:EA:82:60:3B:9C', 'role': 'TAG', 'timestamp': 291349, 'range_data': [{'address': 56045, 'range': 0.670000017, 'rx_power': -55.56000137}, {'address': 46243, 'range': 1.24000001, 'rx_power': -54.25999832}, {'address': <text:soft-page-break/>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80000007, 'rx_power': -53.77000046}]}</text:p>
      <text:p text:style-name="Standard">2024-09-15 11:06:10,367 - INFO - Updated device info: {'role': 'TAG', 'position': [0.670000017, 0.670000017]}</text:p>
      <text:p text:style-name="Standard">2024-09-15 11:06:10,503 - DEBUG - Received raw data: b'{"device_address":"7D:00:22:EA:82:60:3B:9A","role":"ANCHOR","timestamp":56508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504 - ERROR - Failed to parse JSON data: b'{"device_address":"7D:00:22:EA:82:60:3B:9A","role":"ANCHOR","timestamp":56508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517 - DEBUG - Received raw data: b'{"device_address":"7D:00:22:EA:82:60:3B:9C","role":"TAG","timestamp":29149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<text:soft-page-break/>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70000017,"rx_power":-54.47999954}]}'</text:p>
      <text:p text:style-name="Standard">2024-09-15 11:06:10,518 - INFO - Received data: {'device_address': '7D:00:22:EA:82:60:3B:9C', 'role': 'TAG', 'timestamp': 29149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70000017, 'rx_power': -54.47999954}]}</text:p>
      <text:p text:style-name="Standard">2024-09-15 11:06:10,518 - INFO - Updated device info: {'role': 'TAG', 'position': [0.670000017, 0.670000017]}</text:p>
      <text:p text:style-name="Standard">2024-09-15 11:06:10,530 - DEBUG - Received raw data: b'{"device_address":"7D:00:22:EA:82:60:3B:9B","role":"TAG","timestamp":118287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531 - ERROR - Failed to parse JSON data: b'{"device_address":"7D:00:22:EA:82:60:3B:9B","role":"TAG","timestamp":118287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<text:soft-page-break/>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542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70000017,"rx_power":-54.47999954}]}'</text:p>
      <text:p text:style-name="Standard">2024-09-15 11:06:10,542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70000017,"rx_power":-54.47999954}]}'</text:p>
      <text:p text:style-name="Standard">2024-09-15 11:06:10,653 - DEBUG - Received raw data: b'{"device_address":"7D:00:22:EA:82:60:3B:9A","role":"ANCHOR","timestamp":5652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654 - ERROR - Failed to parse JSON data: b'{"device_address":"7D:00:22:EA:82:60:3B:9A","role":"ANCHOR","timestamp":5652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667 - DEBUG - Received raw data: b'{"device_address":"7D:00:22:EA:82:60:3B:9C","role":"TAG","timestamp":291649,"range_data":[{"address":56045,"range":0.670000017,"rx_power":-55.56000137},{"address":46243,"range":1.24000001,"rx_power":-54.25999832},<text:soft-page-break/>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49999976,"rx_power":-52.65999985}]}'</text:p>
      <text:p text:style-name="Standard">2024-09-15 11:06:10,668 - INFO - Received data: {'device_address': '7D:00:22:EA:82:60:3B:9C', 'role': 'TAG', 'timestamp': 29164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49999976, 'rx_power': -52.65999985}]}</text:p>
      <text:p text:style-name="Standard">2024-09-15 11:06:10,668 - INFO - Updated device info: {'role': 'TAG', 'position': [0.670000017, 0.670000017]}</text:p>
      <text:p text:style-name="Standard">2024-09-15 11:06:10,689 - DEBUG - Received raw data: b'{"device_address":"7D:00:22:EA:82:60:3B:9B","role":"TAG","timestamp":118304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690 - ERROR - Failed to parse JSON data: b'{"device_address":"7D:00:22:EA:82:60:3B:9B","role":"TAG","timestamp":118304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<text:soft-page-break/>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0,706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49999976,"rx_power":-52.65999985}]}'</text:p>
      <text:p text:style-name="Standard">2024-09-15 11:06:10,706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49999976,"rx_power":-52.65999985}]}'</text:p>
      <text:p text:style-name="Standard">2024-09-15 11:06:10,804 - DEBUG - Received raw data: b'{"device_address":"7D:00:22:EA:82:60:3B:9A","role":"ANCHOR","timestamp":5653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0,804 - ERROR - Failed to parse JSON data: b'{"device_address":"7D:00:22:EA:82:60:3B:9A","role":"ANCHOR","timestamp":5653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'</text:p>
      <text:p text:style-name="Standard">2024-09-15 11:06:10,818 - DEBUG - Received raw data: b'{"device_address":"7D:00:22:EA:82:60:3B:9C","role":"TAG","timestamp":291799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-96.95999908,"rx_power":-52.18999863}]}'</text:p>
      <text:p text:style-name="Standard">2024-09-15 11:06:10,818 - INFO - Received data: {'device_address': '7D:00:22:EA:82:60:3B:9C', 'role': 'TAG', 'timestamp': 291799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-96.95999908, 'rx_power': -52.18999863}]}</text:p>
      <text:p text:style-name="Standard">2024-09-15 11:06:10,818 - INFO - Updated device info: {'role': 'TAG', 'position': [0.670000017, 0.670000017]}</text:p>
      <text:p text:style-name="Standard">2024-09-15 11:06:10,879 - DEBUG - Received raw data: b'{"device_address":"7D:00:22:EA:82:60:3B:9B","action":"sync_time","timestamp":1183239}'</text:p>
      <text:p text:style-name="Standard">2024-09-15 11:06:10,880 - INFO - Received data: {'device_address': '7D:00:22:EA:82:60:3B:9B', 'action': 'sync_time', 'timestamp': 1183239}</text:p>
      <text:p text:style-name="Standard">2024-09-15 11:06:10,880 - INFO - Updated device info: {'role': 'TAG', 'position': [0, 0]}</text:p>
      <text:p text:style-name="Standard">2024-09-15 11:06:10,918 - DEBUG - Received raw data: b'{"device_address":"7D:00:22:EA:82:60:3B:9A","action":"sync_time","timestamp":565503}'</text:p>
      <text:p text:style-name="Standard">2024-09-15 11:06:10,918 - INFO - Received data: {'device_address': '7D:00:22:EA:82:60:3B:9A', 'action': 'sync_time', 'timestamp': 565503}</text:p>
      <text:p text:style-name="Standard">2024-09-15 11:06:10,918 - INFO - Updated device info: {'role': 'ANCHOR', 'position': [0, 0]}</text:p>
      <text:p text:style-name="Standard">2024-09-15 11:06:11,055 - DEBUG - Received raw data: b'{"device_address":"7D:00:22:EA:82:60:3B:9A","role":"ANCHOR","timestamp":56563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<text:soft-page-break/>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056 - ERROR - Failed to parse JSON data: b'{"device_address":"7D:00:22:EA:82:60:3B:9A","role":"ANCHOR","timestamp":56563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117 - DEBUG - Received raw data: b'{"device_address":"7D:00:22:EA:82:60:3B:9C","role":"TAG","timestamp":292051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589999974,"rx_power":-53.50999832}]}'</text:p>
      <text:p text:style-name="Standard">2024-09-15 11:06:11,117 - INFO - Received data: {'device_address': '7D:00:22:EA:82:60:3B:9C', 'role': 'TAG', 'timestamp': 292051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589999974, 'rx_power': -53.50999832}]}</text:p>
      <text:p text:style-name="Standard"><text:soft-page-break/>2024-09-15 11:06:11,117 - INFO - Updated device info: {'role': 'TAG', 'position': [0.670000017, 0.670000017]}</text:p>
      <text:p text:style-name="Standard">2024-09-15 11:06:11,307 - DEBUG - Received raw data: b'{"device_address":"7D:00:22:EA:82:60:3B:9A","role":"ANCHOR","timestamp":56589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308 - ERROR - Failed to parse JSON data: b'{"device_address":"7D:00:22:EA:82:60:3B:9A","role":"ANCHOR","timestamp":56589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321 - DEBUG - Received raw data: b'{"device_address":"7D:00:22:EA:82:60:3B:9C","role":"TAG","timestamp":292303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9999998,"rx_power":-53.61999893}]}'</text:p>
      <text:p text:style-name="Standard"><text:soft-page-break/>2024-09-15 11:06:11,322 - INFO - Received data: {'device_address': '7D:00:22:EA:82:60:3B:9C', 'role': 'TAG', 'timestamp': 292303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89999998, 'rx_power': -53.61999893}]}</text:p>
      <text:p text:style-name="Standard">2024-09-15 11:06:11,322 - INFO - Updated device info: {'role': 'TAG', 'position': [0.670000017, 0.670000017]}</text:p>
      <text:p text:style-name="Standard">2024-09-15 11:06:11,334 - DEBUG - Received raw data: b'{"device_address":"7D:00:22:EA:82:60:3B:9B","role":"TAG","timestamp":118367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1,335 - ERROR - Failed to parse JSON data: b'{"device_address":"7D:00:22:EA:82:60:3B:9B","role":"TAG","timestamp":118367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1,347 - DEBUG - Received raw data: b'76,"rx_power":-47.45999908},{"address":29773,"range":1.970000029,"rx_power":-48.63999939},{"address":49257,"range":2.720000029,"rx_power":-56.13000107},{"address":61342,"range":2.869999886,"rx_power":-51.13999939},<text:soft-page-break/>{"address":13485,"range":2.470000029,"rx_power":-51.86999893},{"address":48380,"range":0.689999998,"rx_power":-53.61999893}]}'</text:p>
      <text:p text:style-name="Standard">2024-09-15 11:06:11,34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89999998,"rx_power":-53.61999893}]}'</text:p>
      <text:p text:style-name="Standard">2024-09-15 11:06:11,459 - DEBUG - Received raw data: b'{"device_address":"7D:00:22:EA:82:60:3B:9A","role":"ANCHOR","timestamp":56604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459 - ERROR - Failed to parse JSON data: b'{"device_address":"7D:00:22:EA:82:60:3B:9A","role":"ANCHOR","timestamp":56604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471 - DEBUG - Received raw data: b'{"device_address":"7D:00:22:EA:82:60:3B:9C","role":"TAG","timestamp":292453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<text:soft-page-break/>{"address":8616,"range":1.970000029,"rx_power":-48.63999939},{"address":23468,"range":2.210000038,"rx_power":-49.47999954},{"address":62536,"range":2.279999971,"rx_power":-49.16999817},{"address":20312,"range":2.470000029,"rx_power":-51.86999893},{"address":48380,"range":0.649999976,"rx_power":-52.38000107}]}'</text:p>
      <text:p text:style-name="Standard">2024-09-15 11:06:11,471 - INFO - Received data: {'device_address': '7D:00:22:EA:82:60:3B:9C', 'role': 'TAG', 'timestamp': 292453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49999976, 'rx_power': -52.38000107}]}</text:p>
      <text:p text:style-name="Standard">2024-09-15 11:06:11,472 - INFO - Updated device info: {'role': 'TAG', 'position': [0.670000017, 0.670000017]}</text:p>
      <text:p text:style-name="Standard">2024-09-15 11:06:11,714 - DEBUG - Received raw data: b'{"device_address":"7D:00:22:EA:82:60:3B:9A","role":"ANCHOR","timestamp":56629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714 - ERROR - Failed to parse JSON data: b'{"device_address":"7D:00:22:EA:82:60:3B:9A","role":"ANCHOR","timestamp":56629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6:11,726 - DEBUG - Received raw data: b'{"device_address":"7D:00:22:EA:82:60:3B:9C","role":"TAG","timestamp":29270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00000024,"rx_power":-52.84999847}]}'</text:p>
      <text:p text:style-name="Standard">2024-09-15 11:06:11,727 - INFO - Received data: {'device_address': '7D:00:22:EA:82:60:3B:9C', 'role': 'TAG', 'timestamp': 292705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00000024, 'rx_power': -52.84999847}]}</text:p>
      <text:p text:style-name="Standard">2024-09-15 11:06:11,727 - INFO - Updated device info: {'role': 'TAG', 'position': [0.670000017, 0.670000017]}</text:p>
      <text:p text:style-name="Standard">2024-09-15 11:06:11,860 - DEBUG - Received raw data: b'{"device_address":"7D:00:22:EA:82:60:3B:9A","role":"ANCHOR","timestamp":56644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860 - ERROR - Failed to parse JSON data: b'{"device_address":"7D:00:22:EA:82:60:3B:9A","role":"ANCHOR","timestamp":566442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1,873 - DEBUG - Received raw data: b'{"device_address":"7D:00:22:EA:82:60:3B:9C","role":"TAG","timestamp":29285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49999976,"rx_power":-53.31999969}]}'</text:p>
      <text:p text:style-name="Standard">2024-09-15 11:06:11,874 - INFO - Received data: {'device_address': '7D:00:22:EA:82:60:3B:9C', 'role': 'TAG', 'timestamp': 292855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49999976, 'rx_power': -53.31999969}]}</text:p>
      <text:p text:style-name="Standard">2024-09-15 11:06:11,874 - INFO - Updated device info: {'role': 'TAG', 'position': [0.670000017, 0.670000017]}</text:p>
      <text:p text:style-name="Standard">2024-09-15 11:06:11,886 - DEBUG - Received raw data: b'{"device_address":"7D:00:22:EA:82:60:3B:9B","role":"TAG","timestamp":118423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<text:soft-page-break/>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1,886 - ERROR - Failed to parse JSON data: b'{"device_address":"7D:00:22:EA:82:60:3B:9B","role":"TAG","timestamp":118423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1,908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49999976,"rx_power":-53.31999969}]}'</text:p>
      <text:p text:style-name="Standard">2024-09-15 11:06:11,908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48380,"range":0.649999976,"rx_power":-53.31999969}]}'</text:p>
      <text:p text:style-name="Standard">2024-09-15 11:06:12,010 - DEBUG - Received raw data: b'{"device_address":"7D:00:22:EA:82:60:3B:9A","role":"ANCHOR","timestamp":5665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6:12,010 - ERROR - Failed to parse JSON data: b'{"device_address":"7D:00:22:EA:82:60:3B:9A","role":"ANCHOR","timestamp":56659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2,024 - DEBUG - Received raw data: b'{"device_address":"7D:00:22:EA:82:60:3B:9C","role":"TAG","timestamp":293005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39999986,"rx_power":-52.86000061}]}'</text:p>
      <text:p text:style-name="Standard">2024-09-15 11:06:12,024 - INFO - Received data: {'device_address': '7D:00:22:EA:82:60:3B:9C', 'role': 'TAG', 'timestamp': 293005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39999986, 'rx_power': -52.86000061}]}</text:p>
      <text:p text:style-name="Standard">2024-09-15 11:06:12,024 - INFO - Updated device info: {'role': 'TAG', 'position': [0.670000017, 0.670000017]}</text:p>
      <text:p text:style-name="Standard">2024-09-15 11:06:12,261 - DEBUG - Received raw data: b'{"device_address":"7D:00:22:EA:82:60:3B:9A","role":"ANCHOR","timestamp":566844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2,262 - ERROR - Failed to parse JSON data: b'{"device_address":"7D:00:22:EA:82:60:3B:9A","role":"ANCHOR","timestamp":56684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12,275 - DEBUG - Received raw data: b'{"device_address":"7D:00:22:EA:82:60:3B:9C","role":"TAG","timestamp":29325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]}'</text:p>
      <text:p text:style-name="Standard">2024-09-15 11:06:12,276 - INFO - Received data: {'device_address': '7D:00:22:EA:82:60:3B:9C', 'role': 'TAG', 'timestamp': 293257, 'range_data': [{'address': 56045, 'range': 0.670000017, 'rx_power': -55.56000137}, {'address': 46243, 'range': 1.24000001, 'rx_power': -54.25999832}, {'address': 35111, 'range': 1.450000048, 'rx_power': -55.40000153}, {'address': 60634, 'range': 1.480000019, 'rx_power': -50.75}, {'address': 50229, 'range': 1.139999986, 'rx_power': -54.65999985}, {'address': 55044, 'range': 1.269999981, 'rx_power': -59.54999924}, {'address': 30668, 'range': 1.110000014, 'rx_power': -55.02000046}, {'address': 796, 'range': 1.49000001, 'rx_power': -52.63000107}, {'address': 9270, 'range': 1.120000005, 'rx_power': -56.43999863}, {'address': 51483, 'range': <text:soft-page-break/>2.289999962, 'rx_power': -56.68999863}, {'address': 8616, 'range': 1.970000029, 'rx_power': -48.63999939}, {'address': 23468, 'range': 2.210000038, 'rx_power': -49.47999954}, {'address': 62536, 'range': 2.279999971, 'rx_power': -49.16999817}, {'address': 20312, 'range': 2.470000029, 'rx_power': -51.86999893}, {'address': 48380, 'range': 0.680000007, 'rx_power': -52.52999878}]}</text:p>
      <text:p text:style-name="Standard">2024-09-15 11:06:12,276 - INFO - Updated device info: {'role': 'TAG', 'position': [0.670000017, 0.670000017]}</text:p>
      <text:p text:style-name="Standard">2024-09-15 11:06:12,470 - DEBUG - Received raw data: b'{"device_address":"7D:00:22:EA:82:60:3B:9C","role":"ANCHOR","timestamp":293453}'</text:p>
      <text:p text:style-name="Standard">2024-09-15 11:06:12,470 - INFO - Received data: {'device_address': '7D:00:22:EA:82:60:3B:9C', 'role': 'ANCHOR', 'timestamp': 293453}</text:p>
      <text:p text:style-name="Standard">2024-09-15 11:06:12,470 - INFO - Device 7D:00:22:EA:82:60:3B:9C changed role from TAG to ANCHOR</text:p>
      <text:p text:style-name="Standard">2024-09-15 11:06:12,470 - INFO - Updated device info: {'role': 'ANCHOR', 'position': [0.670000017, 0.670000017]}</text:p>
      <text:p text:style-name="Standard">2024-09-15 11:06:12,483 - DEBUG - Received raw data: b'{"device_address":"7D:00:22:EA:82:60:3B:9C","action":"sync_time","timestamp":293454}'</text:p>
      <text:p text:style-name="Standard">2024-09-15 11:06:12,483 - INFO - Received data: {'device_address': '7D:00:22:EA:82:60:3B:9C', 'action': 'sync_time', 'timestamp': 293454}</text:p>
      <text:p text:style-name="Standard">2024-09-15 11:06:12,483 - INFO - Updated device info: {'role': 'ANCHOR', 'position': [0.670000017, 0.670000017]}</text:p>
      <text:p text:style-name="Standard">2024-09-15 11:06:12,996 - DEBUG - Received raw data: b'{"device_address":"7D:00:22:EA:82:60:3B:9A","role":"TAG","timestamp":567581}'</text:p>
      <text:p text:style-name="Standard">2024-09-15 11:06:12,996 - INFO - Received data: {'device_address': '7D:00:22:EA:82:60:3B:9A', 'role': 'TAG', 'timestamp': 567581}</text:p>
      <text:p text:style-name="Standard">2024-09-15 11:06:12,996 - INFO - Device 7D:00:22:EA:82:60:3B:9A changed role from ANCHOR to TAG</text:p>
      <text:p text:style-name="Standard">2024-09-15 11:06:12,997 - INFO - Updated device info: {'role': 'TAG', 'position': [0, 0]}</text:p>
      <text:p text:style-name="Standard">2024-09-15 11:06:14,316 - DEBUG - Received raw data: b'{"device_address":"7D:00:22:EA:82:60:3B:9C","role":"ANCHOR","timestamp":29529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'</text:p>
      <text:p text:style-name="Standard">2024-09-15 11:06:14,316 - ERROR - Failed to parse JSON data: b'{"device_address":"7D:00:22:EA:82:60:3B:9C","role":"ANCHOR","timestamp":295297,"range_data":[{"address":56045,"range":0.670000017,"rx_power":-55.56000137},{"address":46243,"range":1.24000001,"rx_power":-54.25999832},{"address":35111,"range":1.450000048,"rx_power":-55.40000153},{"address":60634,"range":1.480000019,"rx_power":-50.75},{"address":50229,"range":1.139999986,"rx_power":-54.65999985},{"address":55044,"range":1.269999981,"rx_power":-59.54999924},<text:soft-page-break/>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'</text:p>
      <text:p text:style-name="Standard">2024-09-15 11:06:14,350 - DEBUG - Received raw data: b'{"device_address":"7D:00:22:EA:82:60:3B:9B","role":"TAG","timestamp":118668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4,350 - ERROR - Failed to parse JSON data: b'{"device_address":"7D:00:22:EA:82:60:3B:9B","role":"TAG","timestamp":118668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4,382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1.450000048,"rx_power":-52.40999985}]}'</text:p>
      <text:p text:style-name="Standard">2024-09-15 11:06:14,382 - ERROR - Failed to parse JSON data: b'76,"rx_power":-47.45999908},{"address":29773,"range":1.970000029,"rx_power":-48.63999939},{"address":49257,"range":2.720000029,"rx_power":-56.13000107},<text:soft-page-break/>{"address":61342,"range":2.869999886,"rx_power":-51.13999939},{"address":13485,"range":2.470000029,"rx_power":-51.86999893},{"address":29033,"range":1.450000048,"rx_power":-52.40999985}]}'</text:p>
      <text:p text:style-name="Standard">2024-09-15 11:06:14,596 - DEBUG - Received raw data: b'{"device_address":"7D:00:22:EA:82:60:3B:9C","role":"ANCHOR","timestamp":295578,"range_data":[{"address":56045,"range":0.670000017,"rx_power":-55.56000137},{"address":46243,"range":1.24000001,"rx_power":-54.25999832},{"address":35111,"range":1.450000048,"rx_power":-55.40000153},{"address":60634,"range":0.639999986,"rx_power":-48.06000137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4,597 - ERROR - Failed to parse JSON data: b'{"device_address":"7D:00:22:EA:82:60:3B:9C","role":"ANCHOR","timestamp":295578,"range_data":[{"address":56045,"range":0.670000017,"rx_power":-55.56000137},{"address":46243,"range":1.24000001,"rx_power":-54.25999832},{"address":35111,"range":1.450000048,"rx_power":-55.40000153},{"address":60634,"range":0.639999986,"rx_power":-48.06000137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4,611 - DEBUG - Received raw data: b'{"device_address":"7D:00:22:EA:82:60:3B:9A","role":"TAG","timestamp":56919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6:14,611 - ERROR - Failed to parse JSON data: b'{"device_address":"7D:00:22:EA:82:60:3B:9A","role":"TAG","timestamp":56919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4,767 - DEBUG - Received raw data: b'{"device_address":"7D:00:22:EA:82:60:3B:9C","role":"ANCHOR","timestamp":295749,"range_data":[{"address":56045,"range":0.670000017,"rx_power":-55.56000137},{"address":46243,"range":1.24000001,"rx_power":-54.25999832},{"address":35111,"range":1.450000048,"rx_power":-55.40000153},{"address":60634,"range":0.680000007,"rx_power":-51.20999908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4,768 - ERROR - Failed to parse JSON data: b'{"device_address":"7D:00:22:EA:82:60:3B:9C","role":"ANCHOR","timestamp":295749,"range_data":[{"address":56045,"range":0.670000017,"rx_power":-55.56000137},{"address":46243,"range":1.24000001,"rx_power":-54.25999832},{"address":35111,"range":1.450000048,"rx_power":-55.40000153},{"address":60634,"range":0.680000007,"rx_power":-51.20999908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<text:soft-page-break/>2024-09-15 11:06:14,782 - DEBUG - Received raw data: b'{"device_address":"7D:00:22:EA:82:60:3B:9A","role":"TAG","timestamp":5693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4,782 - ERROR - Failed to parse JSON data: b'{"device_address":"7D:00:22:EA:82:60:3B:9A","role":"TAG","timestamp":5693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4,795 - DEBUG - Received raw data: b'{"device_address":"7D:00:22:EA:82:60:3B:9B","role":"TAG","timestamp":118713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4,795 - ERROR - Failed to parse JSON data: b'{"device_address":"7D:00:22:EA:82:60:3B:9B","role":"TAG","timestamp":1187139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4,808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51.20999908}]}'</text:p>
      <text:p text:style-name="Standard">2024-09-15 11:06:14,808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51.20999908}]}'</text:p>
      <text:p text:style-name="Standard">2024-09-15 11:06:14,939 - DEBUG - Received raw data: b'{"device_address":"7D:00:22:EA:82:60:3B:9C","role":"ANCHOR","timestamp":295920,"range_data":[{"address":56045,"range":0.670000017,"rx_power":-55.56000137},{"address":46243,"range":1.24000001,"rx_power":-54.25999832},{"address":35111,"range":1.450000048,"rx_power":-55.40000153},{"address":60634,"range":0.600000024,"rx_power":-45.86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4,939 - ERROR - Failed to parse JSON data: b'{"device_address":"7D:00:22:EA:82:60:3B:9C","role":"ANCHOR","timestamp":295920,"range_data":[{"address":56045,"range":0.670000017,"rx_power":-55.56000137},{"address":46243,"range":1.24000001,"rx_power":-54.25999832},{"address":35111,"range":1.450000048,"rx_power":-55.40000153},{"address":60634,"range":0.600000024,"rx_power":-45.86999893},{"address":50229,"range":1.139999986,"rx_power":-54.65999985},{"address":55044,"range":1.269999981,"rx_power":-59.54999924},{"address":30668,"range":1.110000014,"rx_power":-55.02000046},<text:soft-page-break/>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065 - DEBUG - Received raw data: b'{"device_address":"7D:00:22:EA:82:60:3B:9C","role":"ANCHOR","timestamp":296046,"range_data":[{"address":56045,"range":0.670000017,"rx_power":-55.56000137},{"address":46243,"range":1.24000001,"rx_power":-54.25999832},{"address":35111,"range":1.450000048,"rx_power":-55.40000153},{"address":60634,"range":0.639999986,"rx_power":-46.1599998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065 - ERROR - Failed to parse JSON data: b'{"device_address":"7D:00:22:EA:82:60:3B:9C","role":"ANCHOR","timestamp":296046,"range_data":[{"address":56045,"range":0.670000017,"rx_power":-55.56000137},{"address":46243,"range":1.24000001,"rx_power":-54.25999832},{"address":35111,"range":1.450000048,"rx_power":-55.40000153},{"address":60634,"range":0.639999986,"rx_power":-46.1599998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079 - DEBUG - Received raw data: b'{"device_address":"7D:00:22:EA:82:60:3B:9A","role":"TAG","timestamp":5696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080 - ERROR - Failed to parse JSON data: b'{"device_address":"7D:00:22:EA:82:60:3B:9A","role":"TAG","timestamp":5696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236 - DEBUG - Received raw data: b'{"device_address":"7D:00:22:EA:82:60:3B:9C","role":"ANCHOR","timestamp":296217,"range_data":[{"address":56045,"range":0.670000017,"rx_power":-55.56000137},{"address":46243,"range":1.24000001,"rx_power":-54.25999832},{"address":35111,"range":1.450000048,"rx_power":-55.40000153},{"address":60634,"range":0.600000024,"rx_power":-46.88999939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236 - ERROR - Failed to parse JSON data: b'{"device_address":"7D:00:22:EA:82:60:3B:9C","role":"ANCHOR","timestamp":296217,"range_data":[{"address":56045,"range":0.670000017,"rx_power":-55.56000137},{"address":46243,"range":1.24000001,"rx_power":-54.25999832},{"address":35111,"range":1.450000048,"rx_power":-55.40000153},{"address":60634,"range":0.600000024,"rx_power":-46.88999939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<text:soft-page-break/>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254 - DEBUG - Received raw data: b'{"device_address":"7D:00:22:EA:82:60:3B:9A","role":"TAG","timestamp":5698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254 - ERROR - Failed to parse JSON data: b'{"device_address":"7D:00:22:EA:82:60:3B:9A","role":"TAG","timestamp":5698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508 - DEBUG - Received raw data: b'{"device_address":"7D:00:22:EA:82:60:3B:9C","role":"ANCHOR","timestamp":296490,"range_data":[{"address":56045,"range":0.670000017,"rx_power":-55.56000137},{"address":46243,"range":1.24000001,"rx_power":-54.25999832},{"address":35111,"range":1.450000048,"rx_power":-55.40000153},{"address":60634,"range":0.680000007,"rx_power":-49.13999939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<text:soft-page-break/>{"address":20312,"range":2.470000029,"rx_power":-51.86999893},{"address":48380,"range":0.680000007,"rx_power":-52.52999878},{"addre'</text:p>
      <text:p text:style-name="Standard">2024-09-15 11:06:15,509 - ERROR - Failed to parse JSON data: b'{"device_address":"7D:00:22:EA:82:60:3B:9C","role":"ANCHOR","timestamp":296490,"range_data":[{"address":56045,"range":0.670000017,"rx_power":-55.56000137},{"address":46243,"range":1.24000001,"rx_power":-54.25999832},{"address":35111,"range":1.450000048,"rx_power":-55.40000153},{"address":60634,"range":0.680000007,"rx_power":-49.13999939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525 - DEBUG - Received raw data: b'{"device_address":"7D:00:22:EA:82:60:3B:9A","role":"TAG","timestamp":57010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525 - ERROR - Failed to parse JSON data: b'{"device_address":"7D:00:22:EA:82:60:3B:9A","role":"TAG","timestamp":57010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6:15,559 - DEBUG - Received raw data: b'{"device_address":"7D:00:22:EA:82:60:3B:9B","role":"TAG","timestamp":118788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5,560 - ERROR - Failed to parse JSON data: b'{"device_address":"7D:00:22:EA:82:60:3B:9B","role":"TAG","timestamp":118788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15,578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]}'</text:p>
      <text:p text:style-name="Standard">2024-09-15 11:06:15,578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]}'</text:p>
      <text:p text:style-name="Standard">2024-09-15 11:06:15,679 - DEBUG - Received raw data: b'{"device_address":"7D:00:22:EA:82:60:3B:9C","role":"ANCHOR","timestamp":296661,"range_data":[{"address":56045,"range":0.670000017,"rx_power":-55.56000137},{"address":46243,"range":1.24000001,"rx_power":-54.25999832},{"address":35111,"range":1.450000048,"rx_power":-55.40000153},{"address":60634,"range":0.660000026,"rx_power":-45.70999908},<text:soft-page-break/>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680 - ERROR - Failed to parse JSON data: b'{"device_address":"7D:00:22:EA:82:60:3B:9C","role":"ANCHOR","timestamp":296661,"range_data":[{"address":56045,"range":0.670000017,"rx_power":-55.56000137},{"address":46243,"range":1.24000001,"rx_power":-54.25999832},{"address":35111,"range":1.450000048,"rx_power":-55.40000153},{"address":60634,"range":0.660000026,"rx_power":-45.70999908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811 - DEBUG - Received raw data: b'{"device_address":"7D:00:22:EA:82:60:3B:9C","role":"ANCHOR","timestamp":296787,"range_data":[{"address":56045,"range":0.670000017,"rx_power":-55.56000137},{"address":46243,"range":1.24000001,"rx_power":-54.25999832},{"address":35111,"range":1.450000048,"rx_power":-55.40000153},{"address":60634,"range":0.610000014,"rx_power":-45.54999924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811 - ERROR - Failed to parse JSON data: b'{"device_address":"7D:00:22:EA:82:60:3B:9C","role":"ANCHOR","timestamp":296787,"range_data":[{"address":56045,"range":0.670000017,"rx_power":-55.56000137},{"address":46243,"range":1.24000001,"rx_power":-54.25999832},{"address":35111,"range":1.450000048,"rx_power":-55.40000153},{"address":60634,"range":0.610000014,"rx_power":-45.54999924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824 - DEBUG - Received raw data: b'{"device_address":"7D:00:22:EA:82:60:3B:9A","role":"TAG","timestamp":5704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824 - ERROR - Failed to parse JSON data: b'{"device_address":"7D:00:22:EA:82:60:3B:9A","role":"TAG","timestamp":5704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5,935 - DEBUG - Received raw data: b'{"device_address":"7D:00:22:EA:82:60:3B:9A","action":"sync_time","timestamp":570519}'</text:p>
      <text:p text:style-name="Standard">2024-09-15 11:06:15,935 - INFO - Received data: {'device_address': '7D:00:22:EA:82:60:3B:9A', 'action': 'sync_time', 'timestamp': 570519}</text:p>
      <text:p text:style-name="Standard">2024-09-15 11:06:15,935 - INFO - Updated device info: {'role': 'TAG', 'position': [0, 0]}</text:p>
      <text:p text:style-name="Standard">2024-09-15 11:06:15,979 - DEBUG - Received raw data: b'{"device_address":"7D:00:22:EA:82:60:3B:9C","role":"ANCHOR","timestamp":296960,"range_data":[{"address":56045,"range":0.670000017,"rx_power":-55.56000137},{"address":46243,"range":1.24000001,"rx_power":-54.25999832},{"address":35111,"range":1.450000048,"rx_power":-55.40000153},<text:soft-page-break/>{"address":60634,"range":0.579999983,"rx_power":-45.4399986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979 - ERROR - Failed to parse JSON data: b'{"device_address":"7D:00:22:EA:82:60:3B:9C","role":"ANCHOR","timestamp":296960,"range_data":[{"address":56045,"range":0.670000017,"rx_power":-55.56000137},{"address":46243,"range":1.24000001,"rx_power":-54.25999832},{"address":35111,"range":1.450000048,"rx_power":-55.40000153},{"address":60634,"range":0.579999983,"rx_power":-45.4399986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5,991 - DEBUG - Received raw data: b'{"device_address":"7D:00:22:EA:82:60:3B:9B","role":"ANCHOR","timestamp":1188339}'</text:p>
      <text:p text:style-name="Standard">2024-09-15 11:06:15,991 - INFO - Received data: {'device_address': '7D:00:22:EA:82:60:3B:9B', 'role': 'ANCHOR', 'timestamp': 1188339}</text:p>
      <text:p text:style-name="Standard">2024-09-15 11:06:15,992 - INFO - Device 7D:00:22:EA:82:60:3B:9B changed role from TAG to ANCHOR</text:p>
      <text:p text:style-name="Standard">2024-09-15 11:06:15,992 - INFO - Updated device info: {'role': 'ANCHOR', 'position': [0, 0]}</text:p>
      <text:p text:style-name="Standard">2024-09-15 11:06:16,004 - DEBUG - Received raw data: b'{"device_address":"7D:00:22:EA:82:60:3B:9B","action":"sync_time","timestamp":1188341}'</text:p>
      <text:p text:style-name="Standard">2024-09-15 11:06:16,005 - INFO - Received data: {'device_address': '7D:00:22:EA:82:60:3B:9B', 'action': 'sync_time', 'timestamp': 1188341}</text:p>
      <text:p text:style-name="Standard">2024-09-15 11:06:16,005 - INFO - Updated device info: {'role': 'ANCHOR', 'position': [0, 0]}</text:p>
      <text:p text:style-name="Standard">2024-09-15 11:06:16,016 - DEBUG - Received raw data: b'{"device_address":"7D:00:22:EA:82:60:3B:9A","role":"TAG","timestamp":57057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<text:soft-page-break/>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017 - ERROR - Failed to parse JSON data: b'{"device_address":"7D:00:22:EA:82:60:3B:9A","role":"TAG","timestamp":57057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150 - DEBUG - Received raw data: b'{"device_address":"7D:00:22:EA:82:60:3B:9C","role":"ANCHOR","timestamp":297131,"range_data":[{"address":56045,"range":0.670000017,"rx_power":-55.56000137},{"address":46243,"range":1.24000001,"rx_power":-54.25999832},{"address":35111,"range":1.450000048,"rx_power":-55.40000153},{"address":60634,"range":0.629999995,"rx_power":-45.61000061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150 - ERROR - Failed to parse JSON data: b'{"device_address":"7D:00:22:EA:82:60:3B:9C","role":"ANCHOR","timestamp":297131,"range_data":[{"address":56045,"range":0.670000017,"rx_power":-55.56000137},{"address":46243,"range":1.24000001,"rx_power":-54.25999832},{"address":35111,"range":1.450000048,"rx_power":-55.40000153},{"address":60634,"range":0.629999995,"rx_power":-45.61000061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<text:soft-page-break/>{"address":62536,"range":2.279999971,"rx_power":-49.16999817},{"address":20312,"range":2.470000029,"rx_power":-51.86999893},{"address":48380,"range":0.680000007,"rx_power":-52.52999878},{"addre'</text:p>
      <text:p text:style-name="Standard">2024-09-15 11:06:16,166 - DEBUG - Received raw data: b'{"device_address":"7D:00:22:EA:82:60:3B:9A","role":"TAG","timestamp":5707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166 - ERROR - Failed to parse JSON data: b'{"device_address":"7D:00:22:EA:82:60:3B:9A","role":"TAG","timestamp":5707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322 - DEBUG - Received raw data: b'{"device_address":"7D:00:22:EA:82:60:3B:9C","role":"ANCHOR","timestamp":297302,"range_data":[{"address":56045,"range":0.670000017,"rx_power":-55.56000137},{"address":46243,"range":1.24000001,"rx_power":-54.25999832},{"address":35111,"range":1.450000048,"rx_power":-55.40000153},{"address":60634,"range":0.730000019,"rx_power":-45.9099998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<text:soft-page-break/>2024-09-15 11:06:16,322 - ERROR - Failed to parse JSON data: b'{"device_address":"7D:00:22:EA:82:60:3B:9C","role":"ANCHOR","timestamp":297302,"range_data":[{"address":56045,"range":0.670000017,"rx_power":-55.56000137},{"address":46243,"range":1.24000001,"rx_power":-54.25999832},{"address":35111,"range":1.450000048,"rx_power":-55.40000153},{"address":60634,"range":0.730000019,"rx_power":-45.90999985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336 - DEBUG - Received raw data: b'{"device_address":"7D:00:22:EA:82:60:3B:9A","role":"TAG","timestamp":5709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336 - ERROR - Failed to parse JSON data: b'{"device_address":"7D:00:22:EA:82:60:3B:9A","role":"TAG","timestamp":5709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492 - DEBUG - Received raw data: b'{"device_address":"7D:00:22:EA:82:60:3B:9C","role":"ANCHOR","timestamp":297474,"range_data":[{"address":56045,"range":0.670000017,"rx_power":-55.56000137},<text:soft-page-break/>{"address":46243,"range":1.24000001,"rx_power":-54.25999832},{"address":35111,"range":1.450000048,"rx_power":-55.40000153},{"address":60634,"range":0.629999995,"rx_power":-46.36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493 - ERROR - Failed to parse JSON data: b'{"device_address":"7D:00:22:EA:82:60:3B:9C","role":"ANCHOR","timestamp":297474,"range_data":[{"address":56045,"range":0.670000017,"rx_power":-55.56000137},{"address":46243,"range":1.24000001,"rx_power":-54.25999832},{"address":35111,"range":1.450000048,"rx_power":-55.40000153},{"address":60634,"range":0.629999995,"rx_power":-46.36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507 - DEBUG - Received raw data: b'{"device_address":"7D:00:22:EA:82:60:3B:9A","role":"TAG","timestamp":57109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507 - ERROR - Failed to parse JSON data: b'{"device_address":"7D:00:22:EA:82:60:3B:9A","role":"TAG","timestamp":571090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774 - DEBUG - Received raw data: b'{"device_address":"7D:00:22:EA:82:60:3B:9C","role":"ANCHOR","timestamp":297747,"range_data":[{"address":56045,"range":0.670000017,"rx_power":-55.56000137},{"address":46243,"range":1.24000001,"rx_power":-54.25999832},{"address":35111,"range":1.450000048,"rx_power":-55.40000153},{"address":60634,"range":0.629999995,"rx_power":-45.91999817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775 - ERROR - Failed to parse JSON data: b'{"device_address":"7D:00:22:EA:82:60:3B:9C","role":"ANCHOR","timestamp":297747,"range_data":[{"address":56045,"range":0.670000017,"rx_power":-55.56000137},{"address":46243,"range":1.24000001,"rx_power":-54.25999832},{"address":35111,"range":1.450000048,"rx_power":-55.40000153},{"address":60634,"range":0.629999995,"rx_power":-45.91999817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786 - DEBUG - Received raw data: b'{"device_address":"7D:00:22:EA:82:60:3B:9A","role":"TAG","timestamp":5713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<text:soft-page-break/>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787 - ERROR - Failed to parse JSON data: b'{"device_address":"7D:00:22:EA:82:60:3B:9A","role":"TAG","timestamp":5713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944 - DEBUG - Received raw data: b'{"device_address":"7D:00:22:EA:82:60:3B:9C","role":"ANCHOR","timestamp":297918,"range_data":[{"address":56045,"range":0.670000017,"rx_power":-55.56000137},{"address":46243,"range":1.24000001,"rx_power":-54.25999832},{"address":35111,"range":1.450000048,"rx_power":-55.40000153},{"address":60634,"range":0.610000014,"rx_power":-45.38000107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945 - ERROR - Failed to parse JSON data: b'{"device_address":"7D:00:22:EA:82:60:3B:9C","role":"ANCHOR","timestamp":297918,"range_data":[{"address":56045,"range":0.670000017,"rx_power":-55.56000137},{"address":46243,"range":1.24000001,"rx_power":-54.25999832},{"address":35111,"range":1.450000048,"rx_power":-55.40000153},{"address":60634,"range":0.610000014,"rx_power":-45.38000107},{"address":50229,"range":1.139999986,"rx_power":-54.65999985},{"address":55044,"range":1.269999981,"rx_power":-59.54999924},{"address":30668,"range":1.110000014,"rx_power":-55.02000046},{"address":796,"range":1.49000001,"rx_power":-52.63000107},<text:soft-page-break/>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6,956 - DEBUG - Received raw data: b'{"device_address":"7D:00:22:EA:82:60:3B:9A","role":"TAG","timestamp":571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6,957 - ERROR - Failed to parse JSON data: b'{"device_address":"7D:00:22:EA:82:60:3B:9A","role":"TAG","timestamp":571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7,108 - DEBUG - Received raw data: b'{"device_address":"7D:00:22:EA:82:60:3B:9C","role":"ANCHOR","timestamp":298089,"range_data":[{"address":56045,"range":0.670000017,"rx_power":-55.56000137},{"address":46243,"range":1.24000001,"rx_power":-54.25999832},{"address":35111,"range":1.450000048,"rx_power":-55.40000153},{"address":60634,"range":0.620000005,"rx_power":-45.43000031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<text:soft-page-break/>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7,108 - ERROR - Failed to parse JSON data: b'{"device_address":"7D:00:22:EA:82:60:3B:9C","role":"ANCHOR","timestamp":298089,"range_data":[{"address":56045,"range":0.670000017,"rx_power":-55.56000137},{"address":46243,"range":1.24000001,"rx_power":-54.25999832},{"address":35111,"range":1.450000048,"rx_power":-55.40000153},{"address":60634,"range":0.620000005,"rx_power":-45.43000031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7,122 - DEBUG - Received raw data: b'{"device_address":"7D:00:22:EA:82:60:3B:9A","role":"TAG","timestamp":57170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7,123 - ERROR - Failed to parse JSON data: b'{"device_address":"7D:00:22:EA:82:60:3B:9A","role":"TAG","timestamp":57170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6:17,279 - DEBUG - Received raw data: b'{"device_address":"7D:00:22:EA:82:60:3B:9C","role":"ANCHOR","timestamp":298260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7,280 - ERROR - Failed to parse JSON data: b'{"device_address":"7D:00:22:EA:82:60:3B:9C","role":"ANCHOR","timestamp":298260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'</text:p>
      <text:p text:style-name="Standard">2024-09-15 11:06:17,294 - DEBUG - Received raw data: b'{"device_address":"7D:00:22:EA:82:60:3B:9A","role":"TAG","timestamp":57187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6:17,294 - ERROR - Failed to parse JSON data: b'{"device_address":"7D:00:22:EA:82:60:3B:9A","role":"TAG","timestamp":57187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7,484 - DEBUG - Received raw data: b'{"device_address":"7D:00:22:EA:82:60:3B:9C","role":"TAG","timestamp":298467}'</text:p>
      <text:p text:style-name="Standard">2024-09-15 11:06:17,484 - INFO - Received data: {'device_address': '7D:00:22:EA:82:60:3B:9C', 'role': 'TAG', 'timestamp': 298467}</text:p>
      <text:p text:style-name="Standard">2024-09-15 11:06:17,484 - INFO - Device 7D:00:22:EA:82:60:3B:9C changed role from ANCHOR to TAG</text:p>
      <text:p text:style-name="Standard">2024-09-15 11:06:17,484 - INFO - Updated device info: {'role': 'TAG', 'position': [0.670000017, 0.670000017]}</text:p>
      <text:p text:style-name="Standard">2024-09-15 11:06:17,500 - DEBUG - Received raw data: b'{"device_address":"7D:00:22:EA:82:60:3B:9C","action":"sync_time","timestamp":298468}'</text:p>
      <text:p text:style-name="Standard">2024-09-15 11:06:17,500 - INFO - Received data: {'device_address': '7D:00:22:EA:82:60:3B:9C', 'action': 'sync_time', 'timestamp': 298468}</text:p>
      <text:p text:style-name="Standard">2024-09-15 11:06:17,501 - INFO - Updated device info: {'role': 'TAG', 'position': [0.670000017, 0.670000017]}</text:p>
      <text:p text:style-name="Standard">2024-09-15 11:06:17,894 - DEBUG - Received raw data: b'{"device_address":"7D:00:22:EA:82:60:3B:9B","role":"ANCHOR","timestamp":119025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7,895 - ERROR - Failed to parse JSON data: b'{"device_address":"7D:00:22:EA:82:60:3B:9B","role":"ANCHOR","timestamp":1190251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7,906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90000033,"rx_power":-47.65000153}]}'</text:p>
      <text:p text:style-name="Standard">2024-09-15 11:06:17,907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90000033,"rx_power":-47.65000153}]}'</text:p>
      <text:p text:style-name="Standard">2024-09-15 11:06:17,922 - DEBUG - Received raw data: b'{"device_address":"7D:00:22:EA:82:60:3B:9A","role":"TAG","timestamp":57250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7,923 - ERROR - Failed to parse JSON data: b'{"device_address":"7D:00:22:EA:82:60:3B:9A","role":"TAG","timestamp":57250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7,935 - DEBUG - Received raw data: b'{"device_address":"7D:00:22:EA:82:60:3B:9C","role":"TAG","timestamp":298903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'</text:p>
      <text:p text:style-name="Standard">2024-09-15 11:06:17,935 - ERROR - Failed to parse JSON data: b'{"device_address":"7D:00:22:EA:82:60:3B:9C","role":"TAG","timestamp":298903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'</text:p>
      <text:p text:style-name="Standard">2024-09-15 11:06:18,112 - DEBUG - Received raw data: b'{"device_address":"7D:00:22:EA:82:60:3B:9B","role":"ANCHOR","timestamp":11904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<text:soft-page-break/>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113 - ERROR - Failed to parse JSON data: b'{"device_address":"7D:00:22:EA:82:60:3B:9B","role":"ANCHOR","timestamp":11904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124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]}'</text:p>
      <text:p text:style-name="Standard">2024-09-15 11:06:18,12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]}'</text:p>
      <text:p text:style-name="Standard">2024-09-15 11:06:18,138 - DEBUG - Received raw data: b'{"device_address":"7D:00:22:EA:82:60:3B:9A","role":"TAG","timestamp":5727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6:18,138 - ERROR - Failed to parse JSON data: b'{"device_address":"7D:00:22:EA:82:60:3B:9A","role":"TAG","timestamp":5727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18,151 - DEBUG - Received raw data: b'{"device_address":"7D:00:22:EA:82:60:3B:9C","role":"TAG","timestamp":299117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'</text:p>
      <text:p text:style-name="Standard">2024-09-15 11:06:18,151 - ERROR - Failed to parse JSON data: b'{"device_address":"7D:00:22:EA:82:60:3B:9C","role":"TAG","timestamp":299117,"range_data":[{"address":56045,"range":0.670000017,"rx_power":-55.56000137},{"address":46243,"range":1.24000001,"rx_power":-54.25999832},{"address":35111,"range":1.450000048,"rx_power":-55.40000153},{"address":60634,"range":0.699999988,"rx_power":-46.6199989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'</text:p>
      <text:p text:style-name="Standard">2024-09-15 11:06:18,528 - DEBUG - Received raw data: b'{"device_address":"7D:00:22:EA:82:60:3B:9B","role":"ANCHOR","timestamp":1190884,"range<text:soft-page-break/>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528 - ERROR - Failed to parse JSON data: b'{"device_address":"7D:00:22:EA:82:60:3B:9B","role":"ANCHOR","timestamp":119088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54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269999981,"rx_power":-49.79000092}]}'</text:p>
      <text:p text:style-name="Standard">2024-09-15 11:06:18,543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269999981,"rx_power":-49.79000092}]}'</text:p>
      <text:p text:style-name="Standard">2024-09-15 11:06:18,603 - DEBUG - Received raw data: b'{"device_address":"7D:00:22:EA:82:60:3B:9C","role":"TAG","timestamp":299523,"range_data":[{"address":56045,"range":0.670000017,"rx_power":-55.56000137},{"address":46243,"range":1.24000001,"rx_power":-54.25999832},<text:soft-page-break/>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8,603 - ERROR - Failed to parse JSON data: b'{"device_address":"7D:00:22:EA:82:60:3B:9C","role":"TAG","timestamp":29952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8,780 - DEBUG - Received raw data: b'{"device_address":"7D:00:22:EA:82:60:3B:9B","role":"ANCHOR","timestamp":119113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780 - ERROR - Failed to parse JSON data: b'{"device_address":"7D:00:22:EA:82:60:3B:9B","role":"ANCHOR","timestamp":1191136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8,791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40000033,"rx_power":-48.33000183}]}'</text:p>
      <text:p text:style-name="Standard">2024-09-15 11:06:18,792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40000033,"rx_power":-48.33000183}]}'</text:p>
      <text:p text:style-name="Standard">2024-09-15 11:06:18,803 - DEBUG - Received raw data: b'{"device_address":"7D:00:22:EA:82:60:3B:9C","role":"TAG","timestamp":29977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8,803 - ERROR - Failed to parse JSON data: b'{"device_address":"7D:00:22:EA:82:60:3B:9C","role":"TAG","timestamp":29977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<text:soft-page-break/>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136 - DEBUG - Received raw data: b'{"device_address":"7D:00:22:EA:82:60:3B:9B","role":"ANCHOR","timestamp":119149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136 - ERROR - Failed to parse JSON data: b'{"device_address":"7D:00:22:EA:82:60:3B:9B","role":"ANCHOR","timestamp":119149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148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50000024,"rx_power":-59.25}]}'</text:p>
      <text:p text:style-name="Standard"><text:soft-page-break/>2024-09-15 11:06:19,148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50000024,"rx_power":-59.25}]}'</text:p>
      <text:p text:style-name="Standard">2024-09-15 11:06:19,161 - DEBUG - Received raw data: b'{"device_address":"7D:00:22:EA:82:60:3B:9C","role":"TAG","timestamp":30012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161 - ERROR - Failed to parse JSON data: b'{"device_address":"7D:00:22:EA:82:60:3B:9C","role":"TAG","timestamp":30012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493 - DEBUG - Received raw data: b'{"device_address":"7D:00:22:EA:82:60:3B:9B","role":"ANCHOR","timestamp":119184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<text:soft-page-break/>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493 - ERROR - Failed to parse JSON data: b'{"device_address":"7D:00:22:EA:82:60:3B:9B","role":"ANCHOR","timestamp":119184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505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30000043,"rx_power":-58.50999832}]}'</text:p>
      <text:p text:style-name="Standard">2024-09-15 11:06:19,50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30000043,"rx_power":-58.50999832}]}'</text:p>
      <text:p text:style-name="Standard">2024-09-15 11:06:19,517 - DEBUG - Received raw data: b'{"device_address":"7D:00:22:EA:82:60:3B:9C","role":"TAG","timestamp":30048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<text:soft-page-break/>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517 - ERROR - Failed to parse JSON data: b'{"device_address":"7D:00:22:EA:82:60:3B:9C","role":"TAG","timestamp":30048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944 - DEBUG - Received raw data: b'{"device_address":"7D:00:22:EA:82:60:3B:9B","role":"ANCHOR","timestamp":119230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944 - ERROR - Failed to parse JSON data: b'{"device_address":"7D:00:22:EA:82:60:3B:9B","role":"ANCHOR","timestamp":119230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<text:soft-page-break/>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19,956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60000014,"rx_power":-56.27999878}]}'</text:p>
      <text:p text:style-name="Standard">2024-09-15 11:06:19,956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049999952,"rx_power":-48.97999954},{"address":35261,"range":1.360000014,"rx_power":-56.27999878}]}'</text:p>
      <text:p text:style-name="Standard">2024-09-15 11:06:19,983 - DEBUG - Received raw data: b'{"device_address":"7D:00:22:EA:82:60:3B:9C","role":"TAG","timestamp":30093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19,983 - ERROR - Failed to parse JSON data: b'{"device_address":"7D:00:22:EA:82:60:3B:9C","role":"TAG","timestamp":30093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ss"'</text:p>
      <text:p text:style-name="Standard">2024-09-15 11:06:20,000 - DEBUG - Received raw data: b'{"device_address":"7D:00:22:EA:82:60:3B:9A","role":"TAG","timestamp":57454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20,001 - ERROR - Failed to parse JSON data: b'{"device_address":"7D:00:22:EA:82:60:3B:9A","role":"TAG","timestamp":57454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20,721 - DEBUG - Received raw data: b'{"device_address":"7D:00:22:EA:82:60:3B:9B","role":"ANCHOR","timestamp":119307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<text:soft-page-break/>2024-09-15 11:06:20,721 - ERROR - Failed to parse JSON data: b'{"device_address":"7D:00:22:EA:82:60:3B:9B","role":"ANCHOR","timestamp":119307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20,73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100000024,"rx_power":-55.22999954},{"address":35261,"range":1.360000014,"rx_power":-56.27999878}]}'</text:p>
      <text:p text:style-name="Standard">2024-09-15 11:06:20,733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60634,"range":1.100000024,"rx_power":-55.22999954},{"address":35261,"range":1.360000014,"rx_power":-56.27999878}]}'</text:p>
      <text:p text:style-name="Standard">2024-09-15 11:06:20,746 - DEBUG - Received raw data: b'{"device_address":"7D:00:22:EA:82:60:3B:9C","role":"TAG","timestamp":30171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20,746 - ERROR - Failed to parse JSON data: b'{"device_address":"7D:00:22:EA:82:60:3B:9C","role":"TAG","timestamp":301714,"range_data":<text:soft-page-break/>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20,758 - DEBUG - Received raw data: b'{"device_address":"7D:00:22:EA:82:60:3B:9A","role":"TAG","timestamp":5753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20,759 - ERROR - Failed to parse JSON data: b'{"device_address":"7D:00:22:EA:82:60:3B:9A","role":"TAG","timestamp":5753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20,934 - DEBUG - Received raw data: b'{"device_address":"7D:00:22:EA:82:60:3B:9A","action":"sync_time","timestamp":575519}'</text:p>
      <text:p text:style-name="Standard">2024-09-15 11:06:20,934 - INFO - Received data: {'device_address': '7D:00:22:EA:82:60:3B:9A', 'action': 'sync_time', 'timestamp': 575519}</text:p>
      <text:p text:style-name="Standard">2024-09-15 11:06:20,935 - INFO - Updated device info: {'role': 'TAG', 'position': [0, 0]}</text:p>
      <text:p text:style-name="Standard"><text:soft-page-break/>2024-09-15 11:06:20,997 - DEBUG - Received raw data: b'{"device_address":"7D:00:22:EA:82:60:3B:9B","role":"TAG","timestamp":1193355}'</text:p>
      <text:p text:style-name="Standard">2024-09-15 11:06:20,997 - INFO - Received data: {'device_address': '7D:00:22:EA:82:60:3B:9B', 'role': 'TAG', 'timestamp': 1193355}</text:p>
      <text:p text:style-name="Standard">2024-09-15 11:06:20,997 - INFO - Device 7D:00:22:EA:82:60:3B:9B changed role from ANCHOR to TAG</text:p>
      <text:p text:style-name="Standard">2024-09-15 11:06:20,997 - INFO - Updated device info: {'role': 'TAG', 'position': [0, 0]}</text:p>
      <text:p text:style-name="Standard">2024-09-15 11:06:21,031 - DEBUG - Received raw data: b'{"device_address":"7D:00:22:EA:82:60:3B:9B","action":"sync_time","timestamp":1193357}'</text:p>
      <text:p text:style-name="Standard">2024-09-15 11:06:21,032 - INFO - Received data: {'device_address': '7D:00:22:EA:82:60:3B:9B', 'action': 'sync_time', 'timestamp': 1193357}</text:p>
      <text:p text:style-name="Standard">2024-09-15 11:06:21,032 - INFO - Updated device info: {'role': 'TAG', 'position': [0, 0]}</text:p>
      <text:p text:style-name="Standard">2024-09-15 11:06:22,373 - DEBUG - Received raw data: b'{"device_address":"7D:00:22:EA:82:60:3B:9C","action":"sync_time","timestamp":303356}'</text:p>
      <text:p text:style-name="Standard">2024-09-15 11:06:22,373 - INFO - Received data: {'device_address': '7D:00:22:EA:82:60:3B:9C', 'action': 'sync_time', 'timestamp': 303356}</text:p>
      <text:p text:style-name="Standard">2024-09-15 11:06:22,373 - INFO - Updated device info: {'role': 'TAG', 'position': [0.670000017, 0.670000017]}</text:p>
      <text:p text:style-name="Standard">2024-09-15 11:06:25,885 - DEBUG - Received raw data: b'{"device_address":"7D:00:22:EA:82:60:3B:9B","action":"sync_time","timestamp":1198244}'</text:p>
      <text:p text:style-name="Standard">2024-09-15 11:06:25,885 - INFO - Received data: {'device_address': '7D:00:22:EA:82:60:3B:9B', 'action': 'sync_time', 'timestamp': 1198244}</text:p>
      <text:p text:style-name="Standard">2024-09-15 11:06:25,885 - INFO - Updated device info: {'role': 'TAG', 'position': [0, 0]}</text:p>
      <text:p text:style-name="Standard">2024-09-15 11:06:25,934 - DEBUG - Received raw data: b'{"device_address":"7D:00:22:EA:82:60:3B:9A","action":"sync_time","timestamp":580519}'</text:p>
      <text:p text:style-name="Standard">2024-09-15 11:06:25,934 - INFO - Received data: {'device_address': '7D:00:22:EA:82:60:3B:9A', 'action': 'sync_time', 'timestamp': 580519}</text:p>
      <text:p text:style-name="Standard">2024-09-15 11:06:25,934 - INFO - Updated device info: {'role': 'TAG', 'position': [0, 0]}</text:p>
      <text:p text:style-name="Standard">2024-09-15 11:06:27,377 - DEBUG - Received raw data: b'{"device_address":"7D:00:22:EA:82:60:3B:9C","action":"sync_time","timestamp":308356}'</text:p>
      <text:p text:style-name="Standard">2024-09-15 11:06:27,377 - INFO - Received data: {'device_address': '7D:00:22:EA:82:60:3B:9C', 'action': 'sync_time', 'timestamp': 308356}</text:p>
      <text:p text:style-name="Standard">2024-09-15 11:06:27,378 - INFO - Updated device info: {'role': 'TAG', 'position': [0.670000017, 0.670000017]}</text:p>
      <text:p text:style-name="Standard">2024-09-15 11:06:27,996 - DEBUG - Received raw data: b'{"device_address":"7D:00:22:EA:82:60:3B:9A","role":"ANCHOR","timestamp":582581}'</text:p>
      <text:p text:style-name="Standard">2024-09-15 11:06:27,996 - INFO - Received data: {'device_address': '7D:00:22:EA:82:60:3B:9A', 'role': 'ANCHOR', 'timestamp': 582581}</text:p>
      <text:p text:style-name="Standard">2024-09-15 11:06:27,997 - INFO - Device 7D:00:22:EA:82:60:3B:9A changed role from TAG to ANCHOR</text:p>
      <text:p text:style-name="Standard">2024-09-15 11:06:27,997 - INFO - Updated device info: {'role': 'ANCHOR', 'position': [0, 0]}</text:p>
      <text:p text:style-name="Standard">2024-09-15 11:06:29,641 - DEBUG - Received raw data: b'{"device_address":"7D:00:22:EA:82:60:3B:9A","role":"ANCHOR","timestamp":58422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<text:soft-page-break/>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29,641 - ERROR - Failed to parse JSON data: b'{"device_address":"7D:00:22:EA:82:60:3B:9A","role":"ANCHOR","timestamp":58422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29,654 - DEBUG - Received raw data: b'{"device_address":"7D:00:22:EA:82:60:3B:9C","role":"TAG","timestamp":31063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29,655 - ERROR - Failed to parse JSON data: b'{"device_address":"7D:00:22:EA:82:60:3B:9C","role":"TAG","timestamp":31063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<text:soft-page-break/>{"address":20312,"range":2.470000029,"rx_power":-51.86999893},{"address":48380,"range":0.680000007,"rx_power":-52.52999878},{"address":12537,"range":1.450000048,"rx_power":-52.40999985},{"address"'</text:p>
      <text:p text:style-name="Standard">2024-09-15 11:06:29,679 - DEBUG - Received raw data: b'{"device_address":"7D:00:22:EA:82:60:3B:9B","role":"TAG","timestamp":120201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29,680 - ERROR - Failed to parse JSON data: b'{"device_address":"7D:00:22:EA:82:60:3B:9B","role":"TAG","timestamp":120201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29,700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0.720000029,"rx_power":-53.61999893}]}'</text:p>
      <text:p text:style-name="Standard">2024-09-15 11:06:29,70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<text:soft-page-break/>{"address":35261,"range":1.360000014,"rx_power":-56.27999878},{"address":39279,"range":0.720000029,"rx_power":-53.61999893}]}'</text:p>
      <text:p text:style-name="Standard">2024-09-15 11:06:29,791 - DEBUG - Received raw data: b'{"device_address":"7D:00:22:EA:82:60:3B:9A","role":"ANCHOR","timestamp":5843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29,791 - ERROR - Failed to parse JSON data: b'{"device_address":"7D:00:22:EA:82:60:3B:9A","role":"ANCHOR","timestamp":5843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29,805 - DEBUG - Received raw data: b'{"device_address":"7D:00:22:EA:82:60:3B:9C","role":"TAG","timestamp":31078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<text:soft-page-break/>2024-09-15 11:06:29,805 - ERROR - Failed to parse JSON data: b'{"device_address":"7D:00:22:EA:82:60:3B:9C","role":"TAG","timestamp":31078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0,170 - DEBUG - Received raw data: b'{"device_address":"7D:00:22:EA:82:60:3B:9A","role":"ANCHOR","timestamp":58475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0,170 - ERROR - Failed to parse JSON data: b'{"device_address":"7D:00:22:EA:82:60:3B:9A","role":"ANCHOR","timestamp":58475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0,183 - DEBUG - Received raw data: b'{"device_address":"7D:00:22:EA:82:60:3B:9C","role":"TAG","timestamp":311165,"range_data":[{"address":56045,"range":0.670000017,"rx_power":-55.56000137},<text:soft-page-break/>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0,184 - ERROR - Failed to parse JSON data: b'{"device_address":"7D:00:22:EA:82:60:3B:9C","role":"TAG","timestamp":31116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0,196 - DEBUG - Received raw data: b'{"device_address":"7D:00:22:EA:82:60:3B:9B","role":"TAG","timestamp":120254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0,197 - ERROR - Failed to parse JSON data: b'{"device_address":"7D:00:22:EA:82:60:3B:9B","role":"TAG","timestamp":1202541,"range_data":[{"address":4654,"range":0.680000007,"rx_power":-46.66999817},{"address":7457,"range":0.610000014,"rx_power":-46.36000061},<text:soft-page-break/>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0,210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1.139999986,"rx_power":-58.68999863}]}'</text:p>
      <text:p text:style-name="Standard">2024-09-15 11:06:30,21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1.139999986,"rx_power":-58.68999863}]}'</text:p>
      <text:p text:style-name="Standard">2024-09-15 11:06:30,885 - DEBUG - Received raw data: b'{"device_address":"7D:00:22:EA:82:60:3B:9B","action":"sync_time","timestamp":1203244}'</text:p>
      <text:p text:style-name="Standard">2024-09-15 11:06:30,885 - INFO - Received data: {'device_address': '7D:00:22:EA:82:60:3B:9B', 'action': 'sync_time', 'timestamp': 1203244}</text:p>
      <text:p text:style-name="Standard">2024-09-15 11:06:30,885 - INFO - Updated device info: {'role': 'TAG', 'position': [0, 0]}</text:p>
      <text:p text:style-name="Standard">2024-09-15 11:06:30,934 - DEBUG - Received raw data: b'{"device_address":"7D:00:22:EA:82:60:3B:9A","action":"sync_time","timestamp":585519}'</text:p>
      <text:p text:style-name="Standard">2024-09-15 11:06:30,934 - INFO - Received data: {'device_address': '7D:00:22:EA:82:60:3B:9A', 'action': 'sync_time', 'timestamp': 585519}</text:p>
      <text:p text:style-name="Standard">2024-09-15 11:06:30,934 - INFO - Updated device info: {'role': 'ANCHOR', 'position': [0, 0]}</text:p>
      <text:p text:style-name="Standard">2024-09-15 11:06:31,952 - DEBUG - Received raw data: b'{"device_address":"7D:00:22:EA:82:60:3B:9A","role":"ANCHOR","timestamp":586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1,952 - ERROR - Failed to parse JSON data: b'{"device_address":"7D:00:22:EA:82:60:3B:9A","role":"ANCHOR","timestamp":5865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1,966 - DEBUG - Received raw data: b'{"device_address":"7D:00:22:EA:82:60:3B:9C","role":"TAG","timestamp":31294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1,966 - ERROR - Failed to parse JSON data: b'{"device_address":"7D:00:22:EA:82:60:3B:9C","role":"TAG","timestamp":31294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ss"'</text:p>
      <text:p text:style-name="Standard">2024-09-15 11:06:32,015 - DEBUG - Received raw data: b'{"device_address":"7D:00:22:EA:82:60:3B:9B","role":"TAG","timestamp":120432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2,015 - ERROR - Failed to parse JSON data: b'{"device_address":"7D:00:22:EA:82:60:3B:9B","role":"TAG","timestamp":120432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2,027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0.660000026,"rx_power":-56.15999985}]}'</text:p>
      <text:p text:style-name="Standard">2024-09-15 11:06:32,02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0.660000026,"rx_power":-56.15999985}]}'</text:p>
      <text:p text:style-name="Standard"><text:soft-page-break/>2024-09-15 11:06:32,109 - DEBUG - Received raw data: b'{"device_address":"7D:00:22:EA:82:60:3B:9A","role":"ANCHOR","timestamp":58669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109 - ERROR - Failed to parse JSON data: b'{"device_address":"7D:00:22:EA:82:60:3B:9A","role":"ANCHOR","timestamp":58669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123 - DEBUG - Received raw data: b'{"device_address":"7D:00:22:EA:82:60:3B:9C","role":"TAG","timestamp":31310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2,123 - ERROR - Failed to parse JSON data: b'{"device_address":"7D:00:22:EA:82:60:3B:9C","role":"TAG","timestamp":313104,"range_data":[{"address":56045,"range":0.670000017,"rx_power":-55.56000137},<text:soft-page-break/>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2,362 - DEBUG - Received raw data: b'{"device_address":"7D:00:22:EA:82:60:3B:9A","role":"ANCHOR","timestamp":58694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363 - ERROR - Failed to parse JSON data: b'{"device_address":"7D:00:22:EA:82:60:3B:9A","role":"ANCHOR","timestamp":58694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375 - DEBUG - Received raw data: b'{"device_address":"7D:00:22:EA:82:60:3B:9C","role":"TAG","timestamp":313356,"range_data":[{"address":56045,"range":0.670000017,"rx_power":-55.56000137},{"address":46243,"range":1.24000001,"rx_power":-54.25999832},{"address":35111,"range":1.450000048,"rx_power":-55.40000153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2,376 - ERROR - Failed to parse JSON data: b'{"device_address":"7D:00:22:EA:82:60:3B:9C","role":"TAG","timestamp":31335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32,580 - DEBUG - Received raw data: b'{"device_address":"7D:00:22:EA:82:60:3B:9C","role":"ANCHOR","timestamp":313563}'</text:p>
      <text:p text:style-name="Standard">2024-09-15 11:06:32,580 - INFO - Received data: {'device_address': '7D:00:22:EA:82:60:3B:9C', 'role': 'ANCHOR', 'timestamp': 313563}</text:p>
      <text:p text:style-name="Standard">2024-09-15 11:06:32,580 - INFO - Device 7D:00:22:EA:82:60:3B:9C changed role from TAG to ANCHOR</text:p>
      <text:p text:style-name="Standard">2024-09-15 11:06:32,581 - INFO - Updated device info: {'role': 'ANCHOR', 'position': [0.670000017, 0.670000017]}</text:p>
      <text:p text:style-name="Standard">2024-09-15 11:06:32,592 - DEBUG - Received raw data: b'{"device_address":"7D:00:22:EA:82:60:3B:9C","action":"sync_time","timestamp":313564}'</text:p>
      <text:p text:style-name="Standard">2024-09-15 11:06:32,593 - INFO - Received data: {'device_address': '7D:00:22:EA:82:60:3B:9C', 'action': 'sync_time', 'timestamp': 313564}</text:p>
      <text:p text:style-name="Standard">2024-09-15 11:06:32,593 - INFO - Updated device info: {'role': 'ANCHOR', 'position': [0.670000017, 0.670000017]}</text:p>
      <text:p text:style-name="Standard">2024-09-15 11:06:32,605 - DEBUG - Received raw data: b'{"device_address":"7D:00:22:EA:82:60:3B:9A","role":"ANCHOR","timestamp":5871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606 - ERROR - Failed to parse JSON data: b'{"device_address":"7D:00:22:EA:82:60:3B:9A","role":"ANCHOR","timestamp":5871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618 - DEBUG - Received raw data: b'{"device_address":"7D:00:22:EA:82:60:3B:9B","role":"TAG","timestamp":120495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2,619 - ERROR - Failed to parse JSON data: b'{"device_address":"7D:00:22:EA:82:60:3B:9B","role":"TAG","timestamp":120495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<text:soft-page-break/>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2,634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1.139999986,"rx_power":-53.58000183}]}'</text:p>
      <text:p text:style-name="Standard">2024-09-15 11:06:32,634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39279,"range":1.139999986,"rx_power":-53.58000183}]}'</text:p>
      <text:p text:style-name="Standard">2024-09-15 11:06:32,812 - DEBUG - Received raw data: b'{"device_address":"7D:00:22:EA:82:60:3B:9A","role":"ANCHOR","timestamp":5873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32,812 - ERROR - Failed to parse JSON data: b'{"device_address":"7D:00:22:EA:82:60:3B:9A","role":"ANCHOR","timestamp":5873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6:33,031 - DEBUG - Received raw data: b'{"device_address":"7D:00:22:EA:82:60:3B:9A","role":"TAG","timestamp":587616}'</text:p>
      <text:p text:style-name="Standard">2024-09-15 11:06:33,031 - INFO - Received data: {'device_address': '7D:00:22:EA:82:60:3B:9A', 'role': 'TAG', 'timestamp': 587616}</text:p>
      <text:p text:style-name="Standard">2024-09-15 11:06:33,031 - INFO - Device 7D:00:22:EA:82:60:3B:9A changed role from ANCHOR to TAG</text:p>
      <text:p text:style-name="Standard">2024-09-15 11:06:33,031 - INFO - Updated device info: {'role': 'TAG', 'position': [0, 0]}</text:p>
      <text:p text:style-name="Standard">2024-09-15 11:06:34,993 - DEBUG - Received raw data: b'{"device_address":"7D:00:22:EA:82:60:3B:9C","role":"ANCHOR","timestamp":31597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4,993 - ERROR - Failed to parse JSON data: b'{"device_address":"7D:00:22:EA:82:60:3B:9C","role":"ANCHOR","timestamp":31597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5,031 - DEBUG - Received raw data: b'{"device_address":"7D:00:22:EA:82:60:3B:9B","role":"TAG","timestamp":12073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<text:soft-page-break/>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031 - ERROR - Failed to parse JSON data: b'{"device_address":"7D:00:22:EA:82:60:3B:9B","role":"TAG","timestamp":120736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060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309999943,"rx_power":-45.72999954}]}'</text:p>
      <text:p text:style-name="Standard">2024-09-15 11:06:35,06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309999943,"rx_power":-45.72999954}]}'</text:p>
      <text:p text:style-name="Standard">2024-09-15 11:06:35,420 - DEBUG - Received raw data: b'{"device_address":"7D:00:22:EA:82:60:3B:9C","role":"ANCHOR","timestamp":31640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<text:soft-page-break/>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5,421 - ERROR - Failed to parse JSON data: b'{"device_address":"7D:00:22:EA:82:60:3B:9C","role":"ANCHOR","timestamp":31640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5,435 - DEBUG - Received raw data: b'{"device_address":"7D:00:22:EA:82:60:3B:9A","role":"TAG","timestamp":5900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5,435 - ERROR - Failed to parse JSON data: b'{"device_address":"7D:00:22:EA:82:60:3B:9A","role":"TAG","timestamp":5900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6:35,464 - DEBUG - Received raw data: b'{"device_address":"7D:00:22:EA:82:60:3B:9B","role":"TAG","timestamp":120779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464 - ERROR - Failed to parse JSON data: b'{"device_address":"7D:00:22:EA:82:60:3B:9B","role":"TAG","timestamp":120779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476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309999943,"rx_power":-53.84999847}]}'</text:p>
      <text:p text:style-name="Standard">2024-09-15 11:06:35,47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309999943,"rx_power":-53.84999847}]}'</text:p>
      <text:p text:style-name="Standard"><text:soft-page-break/>2024-09-15 11:06:35,848 - DEBUG - Received raw data: b'{"device_address":"7D:00:22:EA:82:60:3B:9C","role":"ANCHOR","timestamp":31682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5,848 - ERROR - Failed to parse JSON data: b'{"device_address":"7D:00:22:EA:82:60:3B:9C","role":"ANCHOR","timestamp":31682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5,862 - DEBUG - Received raw data: b'{"device_address":"7D:00:22:EA:82:60:3B:9A","role":"TAG","timestamp":59044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5,862 - ERROR - Failed to parse JSON data: b'{"device_address":"7D:00:22:EA:82:60:3B:9A","role":"TAG","timestamp":590444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5,875 - DEBUG - Received raw data: b'{"device_address":"7D:00:22:EA:82:60:3B:9B","role":"TAG","timestamp":120821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875 - ERROR - Failed to parse JSON data: b'{"device_address":"7D:00:22:EA:82:60:3B:9B","role":"TAG","timestamp":120821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35,890 - DEBUG - Received raw data: b'76,"rx_power":-47.45999908},{"address":29773,"range":1.970000029,"rx_power":-48.63999939},{"address":49257,"range":2.720000029,"rx_power":-56.13000107},{"address":61342,"range":2.869999886,"rx_power":-51.13999939},<text:soft-page-break/>{"address":13485,"range":2.470000029,"rx_power":-51.86999893},{"address":29033,"range":0.680000007,"rx_power":-49.13999939},{"address":35261,"range":1.360000014,"rx_power":-56.27999878},{"address":53329,"range":1.25,"rx_power":-68.38999939}]}'</text:p>
      <text:p text:style-name="Standard">2024-09-15 11:06:35,89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]}'</text:p>
      <text:p text:style-name="Standard">2024-09-15 11:06:35,986 - DEBUG - Received raw data: b'{"device_address":"7D:00:22:EA:82:60:3B:9A","action":"sync_time","timestamp":590571}'</text:p>
      <text:p text:style-name="Standard">2024-09-15 11:06:35,987 - INFO - Received data: {'device_address': '7D:00:22:EA:82:60:3B:9A', 'action': 'sync_time', 'timestamp': 590571}</text:p>
      <text:p text:style-name="Standard">2024-09-15 11:06:35,987 - INFO - Updated device info: {'role': 'TAG', 'position': [0, 0]}</text:p>
      <text:p text:style-name="Standard">2024-09-15 11:06:36,140 - DEBUG - Received raw data: b'{"device_address":"7D:00:22:EA:82:60:3B:9B","role":"ANCHOR","timestamp":1208498}'</text:p>
      <text:p text:style-name="Standard">2024-09-15 11:06:36,140 - INFO - Received data: {'device_address': '7D:00:22:EA:82:60:3B:9B', 'role': 'ANCHOR', 'timestamp': 1208498}</text:p>
      <text:p text:style-name="Standard">2024-09-15 11:06:36,140 - INFO - Device 7D:00:22:EA:82:60:3B:9B changed role from TAG to ANCHOR</text:p>
      <text:p text:style-name="Standard">2024-09-15 11:06:36,140 - INFO - Updated device info: {'role': 'ANCHOR', 'position': [0, 0]}</text:p>
      <text:p text:style-name="Standard">2024-09-15 11:06:36,157 - DEBUG - Received raw data: b'{"device_address":"7D:00:22:EA:82:60:3B:9B","action":"sync_time","timestamp":1208500}'</text:p>
      <text:p text:style-name="Standard">2024-09-15 11:06:36,157 - INFO - Received data: {'device_address': '7D:00:22:EA:82:60:3B:9B', 'action': 'sync_time', 'timestamp': 1208500}</text:p>
      <text:p text:style-name="Standard">2024-09-15 11:06:36,157 - INFO - Updated device info: {'role': 'ANCHOR', 'position': [0, 0]}</text:p>
      <text:p text:style-name="Standard">2024-09-15 11:06:36,543 - DEBUG - Received raw data: b'{"device_address":"7D:00:22:EA:82:60:3B:9C","role":"ANCHOR","timestamp":31752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6,543 - ERROR - Failed to parse JSON data: b'{"device_address":"7D:00:22:EA:82:60:3B:9C","role":"ANCHOR","timestamp":317521,"range_data":[{"address":56045,"range":0.670000017,"rx_power":-55.56000137},{"address":46243,"range":1.24000001,"rx_power":-54.25999832},{"address":35111,"range":1.450000048,"rx_power":-55.40000153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6,555 - DEBUG - Received raw data: b'{"device_address":"7D:00:22:EA:82:60:3B:9A","role":"TAG","timestamp":5911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6,555 - ERROR - Failed to parse JSON data: b'{"device_address":"7D:00:22:EA:82:60:3B:9A","role":"TAG","timestamp":59113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6,823 - DEBUG - Received raw data: b'{"device_address":"7D:00:22:EA:82:60:3B:9C","role":"ANCHOR","timestamp":31780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<text:soft-page-break/>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6,823 - ERROR - Failed to parse JSON data: b'{"device_address":"7D:00:22:EA:82:60:3B:9C","role":"ANCHOR","timestamp":31780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6,837 - DEBUG - Received raw data: b'{"device_address":"7D:00:22:EA:82:60:3B:9A","role":"TAG","timestamp":59142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6,838 - ERROR - Failed to parse JSON data: b'{"device_address":"7D:00:22:EA:82:60:3B:9A","role":"TAG","timestamp":59142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<text:soft-page-break/>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004 - DEBUG - Received raw data: b'{"device_address":"7D:00:22:EA:82:60:3B:9C","role":"ANCHOR","timestamp":31798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7,005 - ERROR - Failed to parse JSON data: b'{"device_address":"7D:00:22:EA:82:60:3B:9C","role":"ANCHOR","timestamp":31798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7,027 - DEBUG - Received raw data: b'{"device_address":"7D:00:22:EA:82:60:3B:9A","role":"TAG","timestamp":59160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028 - ERROR - Failed to parse JSON data: b'{"device_address":"7D:00:22:EA:82:60:3B:9A","role":"TAG","timestamp":59160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186 - DEBUG - Received raw data: b'{"device_address":"7D:00:22:EA:82:60:3B:9C","role":"ANCHOR","timestamp":31816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7,186 - ERROR - Failed to parse JSON data: b'{"device_address":"7D:00:22:EA:82:60:3B:9C","role":"ANCHOR","timestamp":31816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'</text:p>
      <text:p text:style-name="Standard">2024-09-15 11:06:37,200 - DEBUG - Received raw data: b'{"device_address":"7D:00:22:EA:82:60:3B:9A","role":"TAG","timestamp":59178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201 - ERROR - Failed to parse JSON data: b'{"device_address":"7D:00:22:EA:82:60:3B:9A","role":"TAG","timestamp":59178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367 - DEBUG - Received raw data: b'{"device_address":"7D:00:22:EA:82:60:3B:9C","role":"ANCHOR","timestamp":31834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<text:soft-page-break/>2024-09-15 11:06:37,368 - ERROR - Failed to parse JSON data: b'{"device_address":"7D:00:22:EA:82:60:3B:9C","role":"ANCHOR","timestamp":31834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37,424 - DEBUG - Received raw data: b'{"device_address":"7D:00:22:EA:82:60:3B:9A","role":"TAG","timestamp":5919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424 - ERROR - Failed to parse JSON data: b'{"device_address":"7D:00:22:EA:82:60:3B:9A","role":"TAG","timestamp":59196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37,585 - DEBUG - Received raw data: b'{"device_address":"7D:00:22:EA:82:60:3B:9C","role":"TAG","timestamp":318566}'</text:p>
      <text:p text:style-name="Standard"><text:soft-page-break/>2024-09-15 11:06:37,585 - INFO - Received data: {'device_address': '7D:00:22:EA:82:60:3B:9C', 'role': 'TAG', 'timestamp': 318566}</text:p>
      <text:p text:style-name="Standard">2024-09-15 11:06:37,585 - INFO - Device 7D:00:22:EA:82:60:3B:9C changed role from ANCHOR to TAG</text:p>
      <text:p text:style-name="Standard">2024-09-15 11:06:37,585 - INFO - Updated device info: {'role': 'TAG', 'position': [0.670000017, 0.670000017]}</text:p>
      <text:p text:style-name="Standard">2024-09-15 11:06:37,597 - DEBUG - Received raw data: b'{"device_address":"7D:00:22:EA:82:60:3B:9C","action":"sync_time","timestamp":318567}'</text:p>
      <text:p text:style-name="Standard">2024-09-15 11:06:37,597 - INFO - Received data: {'device_address': '7D:00:22:EA:82:60:3B:9C', 'action': 'sync_time', 'timestamp': 318567}</text:p>
      <text:p text:style-name="Standard">2024-09-15 11:06:37,598 - INFO - Updated device info: {'role': 'TAG', 'position': [0.670000017, 0.670000017]}</text:p>
      <text:p text:style-name="Standard">2024-09-15 11:06:40,986 - DEBUG - Received raw data: b'{"device_address":"7D:00:22:EA:82:60:3B:9A","action":"sync_time","timestamp":595571}'</text:p>
      <text:p text:style-name="Standard">2024-09-15 11:06:40,987 - INFO - Received data: {'device_address': '7D:00:22:EA:82:60:3B:9A', 'action': 'sync_time', 'timestamp': 595571}</text:p>
      <text:p text:style-name="Standard">2024-09-15 11:06:40,987 - INFO - Updated device info: {'role': 'TAG', 'position': [0, 0]}</text:p>
      <text:p text:style-name="Standard">2024-09-15 11:06:41,129 - DEBUG - Received raw data: b'{"device_address":"7D:00:22:EA:82:60:3B:9B","role":"TAG","timestamp":1213487}'</text:p>
      <text:p text:style-name="Standard">2024-09-15 11:06:41,129 - INFO - Received data: {'device_address': '7D:00:22:EA:82:60:3B:9B', 'role': 'TAG', 'timestamp': 1213487}</text:p>
      <text:p text:style-name="Standard">2024-09-15 11:06:41,129 - INFO - Device 7D:00:22:EA:82:60:3B:9B changed role from ANCHOR to TAG</text:p>
      <text:p text:style-name="Standard">2024-09-15 11:06:41,129 - INFO - Updated device info: {'role': 'TAG', 'position': [0, 0]}</text:p>
      <text:p text:style-name="Standard">2024-09-15 11:06:41,156 - DEBUG - Received raw data: b'{"device_address":"7D:00:22:EA:82:60:3B:9B","action":"sync_time","timestamp":1213489}'</text:p>
      <text:p text:style-name="Standard">2024-09-15 11:06:41,156 - INFO - Received data: {'device_address': '7D:00:22:EA:82:60:3B:9B', 'action': 'sync_time', 'timestamp': 1213489}</text:p>
      <text:p text:style-name="Standard">2024-09-15 11:06:41,156 - INFO - Updated device info: {'role': 'TAG', 'position': [0, 0]}</text:p>
      <text:p text:style-name="Standard">2024-09-15 11:06:42,471 - DEBUG - Received raw data: b'{"device_address":"7D:00:22:EA:82:60:3B:9C","action":"sync_time","timestamp":323454}'</text:p>
      <text:p text:style-name="Standard">2024-09-15 11:06:42,471 - INFO - Received data: {'device_address': '7D:00:22:EA:82:60:3B:9C', 'action': 'sync_time', 'timestamp': 323454}</text:p>
      <text:p text:style-name="Standard">2024-09-15 11:06:42,471 - INFO - Updated device info: {'role': 'TAG', 'position': [0.670000017, 0.670000017]}</text:p>
      <text:p text:style-name="Standard">2024-09-15 11:06:45,987 - DEBUG - Received raw data: b'{"device_address":"7D:00:22:EA:82:60:3B:9A","action":"sync_time","timestamp":600571}'</text:p>
      <text:p text:style-name="Standard">2024-09-15 11:06:45,987 - INFO - Received data: {'device_address': '7D:00:22:EA:82:60:3B:9A', 'action': 'sync_time', 'timestamp': 600571}</text:p>
      <text:p text:style-name="Standard">2024-09-15 11:06:45,987 - INFO - Updated device info: {'role': 'TAG', 'position': [0, 0]}</text:p>
      <text:p text:style-name="Standard">2024-09-15 11:06:46,053 - DEBUG - Received raw data: b'{"device_address":"7D:00:22:EA:82:60:3B:9B","action":"sync_time","timestamp":1218387}'</text:p>
      <text:p text:style-name="Standard">2024-09-15 11:06:46,053 - INFO - Received data: {'device_address': '7D:00:22:EA:82:60:3B:9B', 'action': 'sync_time', 'timestamp': 1218387}</text:p>
      <text:p text:style-name="Standard">2024-09-15 11:06:46,053 - INFO - Updated device info: {'role': 'TAG', 'position': [0, 0]}</text:p>
      <text:p text:style-name="Standard">2024-09-15 11:06:47,471 - DEBUG - Received raw data: b'{"device_address":"7D:00:22:EA:82:60:3B:9C","action":"sync_time","timestamp":328454}'</text:p>
      <text:p text:style-name="Standard">2024-09-15 11:06:47,471 - INFO - Received data: {'device_address': '7D:00:22:EA:82:60:3B:9C', 'action': 'sync_time', 'timestamp': 328454}</text:p>
      <text:p text:style-name="Standard">2024-09-15 11:06:47,471 - INFO - Updated device info: {'role': 'TAG', 'position': [0.670000017, 0.670000017]}</text:p>
      <text:p text:style-name="Standard"><text:soft-page-break/>2024-09-15 11:06:48,031 - DEBUG - Received raw data: b'{"device_address":"7D:00:22:EA:82:60:3B:9A","role":"ANCHOR","timestamp":602616}'</text:p>
      <text:p text:style-name="Standard">2024-09-15 11:06:48,032 - INFO - Received data: {'device_address': '7D:00:22:EA:82:60:3B:9A', 'role': 'ANCHOR', 'timestamp': 602616}</text:p>
      <text:p text:style-name="Standard">2024-09-15 11:06:48,032 - INFO - Device 7D:00:22:EA:82:60:3B:9A changed role from TAG to ANCHOR</text:p>
      <text:p text:style-name="Standard">2024-09-15 11:06:48,032 - INFO - Updated device info: {'role': 'ANCHOR', 'position': [0, 0]}</text:p>
      <text:p text:style-name="Standard">2024-09-15 11:06:49,868 - DEBUG - Received raw data: b'{"device_address":"7D:00:22:EA:82:60:3B:9A","role":"ANCHOR","timestamp":60445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49,868 - ERROR - Failed to parse JSON data: b'{"device_address":"7D:00:22:EA:82:60:3B:9A","role":"ANCHOR","timestamp":60445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49,882 - DEBUG - Received raw data: b'{"device_address":"7D:00:22:EA:82:60:3B:9C","role":"TAG","timestamp":33086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<text:soft-page-break/>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49,882 - ERROR - Failed to parse JSON data: b'{"device_address":"7D:00:22:EA:82:60:3B:9C","role":"TAG","timestamp":33086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49,911 - DEBUG - Received raw data: b'{"device_address":"7D:00:22:EA:82:60:3B:9B","role":"TAG","timestamp":122223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49,911 - ERROR - Failed to parse JSON data: b'{"device_address":"7D:00:22:EA:82:60:3B:9B","role":"TAG","timestamp":122223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<text:soft-page-break/>{"address":37148,"range":1.49000001,"rx_power":-50},{"address":36518,"range":0.720000029,"rx_power":-46.08000183},{"address":50217,"range":1.159999967,"rx_power":-47.40999985},{"address":25568,"'</text:p>
      <text:p text:style-name="Standard">2024-09-15 11:06:49,925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49999976,"rx_power":-54.40000153}]}'</text:p>
      <text:p text:style-name="Standard">2024-09-15 11:06:49,925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49999976,"rx_power":-54.40000153}]}'</text:p>
      <text:p text:style-name="Standard">2024-09-15 11:06:50,029 - DEBUG - Received raw data: b'{"device_address":"7D:00:22:EA:82:60:3B:9A","role":"ANCHOR","timestamp":60461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029 - ERROR - Failed to parse JSON data: b'{"device_address":"7D:00:22:EA:82:60:3B:9A","role":"ANCHOR","timestamp":60461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'</text:p>
      <text:p text:style-name="Standard">2024-09-15 11:06:50,043 - DEBUG - Received raw data: b'{"device_address":"7D:00:22:EA:82:60:3B:9C","role":"TAG","timestamp":33102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043 - ERROR - Failed to parse JSON data: b'{"device_address":"7D:00:22:EA:82:60:3B:9C","role":"TAG","timestamp":33102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291 - DEBUG - Received raw data: b'{"device_address":"7D:00:22:EA:82:60:3B:9A","role":"ANCHOR","timestamp":6048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6:50,291 - ERROR - Failed to parse JSON data: b'{"device_address":"7D:00:22:EA:82:60:3B:9A","role":"ANCHOR","timestamp":6048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305 - DEBUG - Received raw data: b'{"device_address":"7D:00:22:EA:82:60:3B:9C","role":"TAG","timestamp":33128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305 - ERROR - Failed to parse JSON data: b'{"device_address":"7D:00:22:EA:82:60:3B:9C","role":"TAG","timestamp":33128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451 - DEBUG - Received raw data: b'{"device_address":"7D:00:22:EA:82:60:3B:9A","role":"ANCHOR","timestamp":605034,"range_<text:soft-page-break/>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452 - ERROR - Failed to parse JSON data: b'{"device_address":"7D:00:22:EA:82:60:3B:9A","role":"ANCHOR","timestamp":6050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469 - DEBUG - Received raw data: b'{"device_address":"7D:00:22:EA:82:60:3B:9B","role":"TAG","timestamp":122282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0,470 - ERROR - Failed to parse JSON data: b'{"device_address":"7D:00:22:EA:82:60:3B:9B","role":"TAG","timestamp":1222822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0,483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10000014,"rx_power":-54.27999878}]}'</text:p>
      <text:p text:style-name="Standard">2024-09-15 11:06:50,483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10000014,"rx_power":-54.27999878}]}'</text:p>
      <text:p text:style-name="Standard">2024-09-15 11:06:50,495 - DEBUG - Received raw data: b'{"device_address":"7D:00:22:EA:82:60:3B:9C","role":"TAG","timestamp":33144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495 - ERROR - Failed to parse JSON data: b'{"device_address":"7D:00:22:EA:82:60:3B:9C","role":"TAG","timestamp":331446,"range_data":[{"address":56045,"range":0.670000017,"rx_power":-55.56000137},{"address":46243,"range":1.24000001,"rx_power":-54.25999832},{"address":35111,"range":1.450000048,"rx_power":-55.40000153},<text:soft-page-break/>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612 - DEBUG - Received raw data: b'{"device_address":"7D:00:22:EA:82:60:3B:9A","role":"ANCHOR","timestamp":60519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613 - ERROR - Failed to parse JSON data: b'{"device_address":"7D:00:22:EA:82:60:3B:9A","role":"ANCHOR","timestamp":60519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626 - DEBUG - Received raw data: b'{"device_address":"7D:00:22:EA:82:60:3B:9C","role":"TAG","timestamp":33160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<text:soft-page-break/>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627 - ERROR - Failed to parse JSON data: b'{"device_address":"7D:00:22:EA:82:60:3B:9C","role":"TAG","timestamp":33160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874 - DEBUG - Received raw data: b'{"device_address":"7D:00:22:EA:82:60:3B:9A","role":"ANCHOR","timestamp":60545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875 - ERROR - Failed to parse JSON data: b'{"device_address":"7D:00:22:EA:82:60:3B:9A","role":"ANCHOR","timestamp":60545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0,891 - DEBUG - Received raw data: b'{"device_address":"7D:00:22:EA:82:60:3B:9C","role":"TAG","timestamp":33186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0,891 - ERROR - Failed to parse JSON data: b'{"device_address":"7D:00:22:EA:82:60:3B:9C","role":"TAG","timestamp":33186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000 - DEBUG - Received raw data: b'{"device_address":"7D:00:22:EA:82:60:3B:9A","action":"sync_time","timestamp":605582}'</text:p>
      <text:p text:style-name="Standard">2024-09-15 11:06:51,000 - INFO - Received data: {'device_address': '7D:00:22:EA:82:60:3B:9A', 'action': 'sync_time', 'timestamp': 605582}</text:p>
      <text:p text:style-name="Standard">2024-09-15 11:06:51,000 - INFO - Updated device info: {'role': 'ANCHOR', 'position': [0, 0]}</text:p>
      <text:p text:style-name="Standard">2024-09-15 11:06:51,032 - DEBUG - Received raw data: b'{"device_address":"7D:00:22:EA:82:60:3B:9B","action":"sync_time","timestamp":1223387}'</text:p>
      <text:p text:style-name="Standard">2024-09-15 11:06:51,033 - INFO - Received data: {'device_address': '7D:00:22:EA:82:60:3B:9B', 'action': 'sync_time', 'timestamp': 1223387}</text:p>
      <text:p text:style-name="Standard">2024-09-15 11:06:51,033 - INFO - Updated device info: {'role': 'TAG', 'position': [0, 0]}</text:p>
      <text:p text:style-name="Standard">2024-09-15 11:06:51,138 - DEBUG - Received raw data: b'{"device_address":"7D:00:22:EA:82:60:3B:9A","role":"ANCHOR","timestamp":605718,"range_<text:soft-page-break/>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139 - ERROR - Failed to parse JSON data: b'{"device_address":"7D:00:22:EA:82:60:3B:9A","role":"ANCHOR","timestamp":6057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152 - DEBUG - Received raw data: b'{"device_address":"7D:00:22:EA:82:60:3B:9C","role":"TAG","timestamp":33213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152 - ERROR - Failed to parse JSON data: b'{"device_address":"7D:00:22:EA:82:60:3B:9C","role":"TAG","timestamp":332131,"range_data":[{"address":56045,"range":0.670000017,"rx_power":-55.56000137},{"address":46243,"range":1.24000001,"rx_power":-54.25999832},{"address":35111,"range":1.450000048,"rx_power":-55.40000153},<text:soft-page-break/>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165 - DEBUG - Received raw data: b'{"device_address":"7D:00:22:EA:82:60:3B:9B","role":"TAG","timestamp":122350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1,165 - ERROR - Failed to parse JSON data: b'{"device_address":"7D:00:22:EA:82:60:3B:9B","role":"TAG","timestamp":122350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1,177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<text:soft-page-break/>{"address":35261,"range":1.360000014,"rx_power":-56.27999878},{"address":53329,"range":1.25,"rx_power":-68.38999939},{"address":22912,"range":0.699999988,"rx_power":-54.16999817}]}'</text:p>
      <text:p text:style-name="Standard">2024-09-15 11:06:51,17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99999988,"rx_power":-54.16999817}]}'</text:p>
      <text:p text:style-name="Standard">2024-09-15 11:06:51,296 - DEBUG - Received raw data: b'{"device_address":"7D:00:22:EA:82:60:3B:9A","role":"ANCHOR","timestamp":6058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297 - ERROR - Failed to parse JSON data: b'{"device_address":"7D:00:22:EA:82:60:3B:9A","role":"ANCHOR","timestamp":6058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311 - DEBUG - Received raw data: b'{"device_address":"7D:00:22:EA:82:60:3B:9C","role":"TAG","timestamp":332292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<text:soft-page-break/>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311 - ERROR - Failed to parse JSON data: b'{"device_address":"7D:00:22:EA:82:60:3B:9C","role":"TAG","timestamp":332292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559 - DEBUG - Received raw data: b'{"device_address":"7D:00:22:EA:82:60:3B:9A","role":"ANCHOR","timestamp":60614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559 - ERROR - Failed to parse JSON data: b'{"device_address":"7D:00:22:EA:82:60:3B:9A","role":"ANCHOR","timestamp":60614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573 - DEBUG - Received raw data: b'{"device_address":"7D:00:22:EA:82:60:3B:9C","role":"TAG","timestamp":33255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573 - ERROR - Failed to parse JSON data: b'{"device_address":"7D:00:22:EA:82:60:3B:9C","role":"TAG","timestamp":33255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720 - DEBUG - Received raw data: b'{"device_address":"7D:00:22:EA:82:60:3B:9A","role":"ANCHOR","timestamp":60630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720 - ERROR - Failed to parse JSON data: b'{"device_address":"7D:00:22:EA:82:60:3B:9A","role":"ANCHOR","timestamp":60630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734 - DEBUG - Received raw data: b'{"device_address":"7D:00:22:EA:82:60:3B:9C","role":"TAG","timestamp":33271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1,734 - ERROR - Failed to parse JSON data: b'{"device_address":"7D:00:22:EA:82:60:3B:9C","role":"TAG","timestamp":33271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ss"'</text:p>
      <text:p text:style-name="Standard">2024-09-15 11:06:51,746 - DEBUG - Received raw data: b'{"device_address":"7D:00:22:EA:82:60:3B:9B","role":"TAG","timestamp":122409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1,747 - ERROR - Failed to parse JSON data: b'{"device_address":"7D:00:22:EA:82:60:3B:9B","role":"TAG","timestamp":122409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1,760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89999998,"rx_power":-53.93000031}]}'</text:p>
      <text:p text:style-name="Standard">2024-09-15 11:06:51,76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<text:soft-page-break/>{"address":53329,"range":1.25,"rx_power":-68.38999939},{"address":22912,"range":0.689999998,"rx_power":-53.93000031}]}'</text:p>
      <text:p text:style-name="Standard">2024-09-15 11:06:51,880 - DEBUG - Received raw data: b'{"device_address":"7D:00:22:EA:82:60:3B:9A","role":"ANCHOR","timestamp":6064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881 - ERROR - Failed to parse JSON data: b'{"device_address":"7D:00:22:EA:82:60:3B:9A","role":"ANCHOR","timestamp":6064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1,894 - DEBUG - Received raw data: b'{"device_address":"7D:00:22:EA:82:60:3B:9C","role":"TAG","timestamp":33287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<text:soft-page-break/>2024-09-15 11:06:51,895 - ERROR - Failed to parse JSON data: b'{"device_address":"7D:00:22:EA:82:60:3B:9C","role":"TAG","timestamp":33287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2,143 - DEBUG - Received raw data: b'{"device_address":"7D:00:22:EA:82:60:3B:9A","role":"ANCHOR","timestamp":60672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2,143 - ERROR - Failed to parse JSON data: b'{"device_address":"7D:00:22:EA:82:60:3B:9A","role":"ANCHOR","timestamp":60672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2,159 - DEBUG - Received raw data: b'{"device_address":"7D:00:22:EA:82:60:3B:9C","role":"TAG","timestamp":333138,"range_data":[{"address":56045,"range":0.670000017,"rx_power":-55.56000137},<text:soft-page-break/>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2,159 - ERROR - Failed to parse JSON data: b'{"device_address":"7D:00:22:EA:82:60:3B:9C","role":"TAG","timestamp":33313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2,405 - DEBUG - Received raw data: b'{"device_address":"7D:00:22:EA:82:60:3B:9A","role":"ANCHOR","timestamp":6069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2,405 - ERROR - Failed to parse JSON data: b'{"device_address":"7D:00:22:EA:82:60:3B:9A","role":"ANCHOR","timestamp":606987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6:52,419 - DEBUG - Received raw data: b'{"device_address":"7D:00:22:EA:82:60:3B:9C","role":"TAG","timestamp":33340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2,419 - ERROR - Failed to parse JSON data: b'{"device_address":"7D:00:22:EA:82:60:3B:9C","role":"TAG","timestamp":33340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2,432 - DEBUG - Received raw data: b'{"device_address":"7D:00:22:EA:82:60:3B:9B","role":"TAG","timestamp":122477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2,432 - ERROR - Failed to parse JSON data: b'{"device_address":"7D:00:22:EA:82:60:3B:9B","role":"TAG","timestamp":122477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2,444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89999998,"rx_power":-55.25}]}'</text:p>
      <text:p text:style-name="Standard">2024-09-15 11:06:52,444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22912,"range":0.689999998,"rx_power":-55.25}]}'</text:p>
      <text:p text:style-name="Standard">2024-09-15 11:06:52,634 - DEBUG - Received raw data: b'{"device_address":"7D:00:22:EA:82:60:3B:9C","role":"ANCHOR","timestamp":333617}'</text:p>
      <text:p text:style-name="Standard">2024-09-15 11:06:52,635 - INFO - Received data: {'device_address': '7D:00:22:EA:82:60:3B:9C', 'role': 'ANCHOR', 'timestamp': 333617}</text:p>
      <text:p text:style-name="Standard">2024-09-15 11:06:52,635 - INFO - Device 7D:00:22:EA:82:60:3B:9C changed role from TAG to ANCHOR</text:p>
      <text:p text:style-name="Standard"><text:soft-page-break/>2024-09-15 11:06:52,635 - INFO - Updated device info: {'role': 'ANCHOR', 'position': [0.670000017, 0.670000017]}</text:p>
      <text:p text:style-name="Standard">2024-09-15 11:06:52,647 - DEBUG - Received raw data: b'{"device_address":"7D:00:22:EA:82:60:3B:9C","action":"sync_time","timestamp":333618}'</text:p>
      <text:p text:style-name="Standard">2024-09-15 11:06:52,647 - INFO - Received data: {'device_address': '7D:00:22:EA:82:60:3B:9C', 'action': 'sync_time', 'timestamp': 333618}</text:p>
      <text:p text:style-name="Standard">2024-09-15 11:06:52,648 - INFO - Updated device info: {'role': 'ANCHOR', 'position': [0.670000017, 0.670000017]}</text:p>
      <text:p text:style-name="Standard">2024-09-15 11:06:53,032 - DEBUG - Received raw data: b'{"device_address":"7D:00:22:EA:82:60:3B:9A","role":"TAG","timestamp":607616}'</text:p>
      <text:p text:style-name="Standard">2024-09-15 11:06:53,032 - INFO - Received data: {'device_address': '7D:00:22:EA:82:60:3B:9A', 'role': 'TAG', 'timestamp': 607616}</text:p>
      <text:p text:style-name="Standard">2024-09-15 11:06:53,032 - INFO - Device 7D:00:22:EA:82:60:3B:9A changed role from ANCHOR to TAG</text:p>
      <text:p text:style-name="Standard">2024-09-15 11:06:53,032 - INFO - Updated device info: {'role': 'TAG', 'position': [0, 0]}</text:p>
      <text:p text:style-name="Standard">2024-09-15 11:06:53,761 - DEBUG - Received raw data: b'{"device_address":"7D:00:22:EA:82:60:3B:9C","role":"ANCHOR","timestamp":33474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3,761 - ERROR - Failed to parse JSON data: b'{"device_address":"7D:00:22:EA:82:60:3B:9C","role":"ANCHOR","timestamp":33474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3,820 - DEBUG - Received raw data: b'{"device_address":"7D:00:22:EA:82:60:3B:9A","role":"TAG","timestamp":608357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3,820 - ERROR - Failed to parse JSON data: b'{"device_address":"7D:00:22:EA:82:60:3B:9A","role":"TAG","timestamp":60835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3,832 - DEBUG - Received raw data: b'{"device_address":"7D:00:22:EA:82:60:3B:9B","role":"TAG","timestamp":122613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3,832 - ERROR - Failed to parse JSON data: b'{"device_address":"7D:00:22:EA:82:60:3B:9B","role":"TAG","timestamp":1226132,"range_data":[{"address":4654,"range":0.680000007,"rx_power":-46.66999817},{"address":7457,"range":0.610000014,"rx_power":-46.36000061},{"address":41130,"range":1.429999948,"rx_power":-50.84000015},{"address":35161,"range":0.610000014,"rx_power":-46.40000153},<text:soft-page-break/>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3,843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320000052,"rx_power":-53.81999969}]}'</text:p>
      <text:p text:style-name="Standard">2024-09-15 11:06:53,843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320000052,"rx_power":-53.81999969}]}'</text:p>
      <text:p text:style-name="Standard">2024-09-15 11:06:55,117 - DEBUG - Received raw data: b'{"device_address":"7D:00:22:EA:82:60:3B:9C","role":"ANCHOR","timestamp":33609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5,118 - ERROR - Failed to parse JSON data: b'{"device_address":"7D:00:22:EA:82:60:3B:9C","role":"ANCHOR","timestamp":336097,"range_data":[{"address":56045,"range":0.670000017,"rx_power":-55.56000137},{"address":46243,"range":1.24000001,"rx_power":-54.25999832},{"address":35111,"range":1.450000048,"rx_power":-55.40000153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5,140 - DEBUG - Received raw data: b'{"device_address":"7D:00:22:EA:82:60:3B:9A","role":"TAG","timestamp":6097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5,141 - ERROR - Failed to parse JSON data: b'{"device_address":"7D:00:22:EA:82:60:3B:9A","role":"TAG","timestamp":6097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5,181 - DEBUG - Received raw data: b'{"device_address":"7D:00:22:EA:82:60:3B:9B","role":"TAG","timestamp":122748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<text:soft-page-break/>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5,181 - ERROR - Failed to parse JSON data: b'{"device_address":"7D:00:22:EA:82:60:3B:9B","role":"TAG","timestamp":122748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6:55,199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]}'</text:p>
      <text:p text:style-name="Standard">2024-09-15 11:06:55,199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]}'</text:p>
      <text:p text:style-name="Standard">2024-09-15 11:06:55,999 - DEBUG - Received raw data: b'{"device_address":"7D:00:22:EA:82:60:3B:9A","action":"sync_time","timestamp":610582}'</text:p>
      <text:p text:style-name="Standard">2024-09-15 11:06:56,000 - INFO - Received data: {'device_address': '7D:00:22:EA:82:60:3B:9A', 'action': 'sync_time', 'timestamp': 610582}</text:p>
      <text:p text:style-name="Standard">2024-09-15 11:06:56,000 - INFO - Updated device info: {'role': 'TAG', 'position': [0, 0]}</text:p>
      <text:p text:style-name="Standard">2024-09-15 11:06:56,129 - DEBUG - Received raw data: b'{"device_address":"7D:00:22:EA:82:60:3B:9B","role":"ANCHOR","timestamp":1228487}'</text:p>
      <text:p text:style-name="Standard">2024-09-15 11:06:56,129 - INFO - Received data: {'device_address': '7D:00:22:EA:82:60:3B:9B', 'role': 'ANCHOR', 'timestamp': 1228487}</text:p>
      <text:p text:style-name="Standard"><text:soft-page-break/>2024-09-15 11:06:56,129 - INFO - Device 7D:00:22:EA:82:60:3B:9B changed role from TAG to ANCHOR</text:p>
      <text:p text:style-name="Standard">2024-09-15 11:06:56,129 - INFO - Updated device info: {'role': 'ANCHOR', 'position': [0, 0]}</text:p>
      <text:p text:style-name="Standard">2024-09-15 11:06:56,147 - DEBUG - Received raw data: b'{"device_address":"7D:00:22:EA:82:60:3B:9B","action":"sync_time","timestamp":1228489}'</text:p>
      <text:p text:style-name="Standard">2024-09-15 11:06:56,148 - INFO - Received data: {'device_address': '7D:00:22:EA:82:60:3B:9B', 'action': 'sync_time', 'timestamp': 1228489}</text:p>
      <text:p text:style-name="Standard">2024-09-15 11:06:56,148 - INFO - Updated device info: {'role': 'ANCHOR', 'position': [0, 0]}</text:p>
      <text:p text:style-name="Standard">2024-09-15 11:06:56,160 - DEBUG - Received raw data: b'{"device_address":"7D:00:22:EA:82:60:3B:9C","role":"ANCHOR","timestamp":33713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160 - ERROR - Failed to parse JSON data: b'{"device_address":"7D:00:22:EA:82:60:3B:9C","role":"ANCHOR","timestamp":33713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171 - DEBUG - Received raw data: b'{"device_address":"7D:00:22:EA:82:60:3B:9A","role":"TAG","timestamp":61075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171 - ERROR - Failed to parse JSON data: b'{"device_address":"7D:00:22:EA:82:60:3B:9A","role":"TAG","timestamp":61075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338 - DEBUG - Received raw data: b'{"device_address":"7D:00:22:EA:82:60:3B:9C","role":"ANCHOR","timestamp":33731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338 - ERROR - Failed to parse JSON data: b'{"device_address":"7D:00:22:EA:82:60:3B:9C","role":"ANCHOR","timestamp":33731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<text:soft-page-break/>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364 - DEBUG - Received raw data: b'{"device_address":"7D:00:22:EA:82:60:3B:9A","role":"TAG","timestamp":6109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364 - ERROR - Failed to parse JSON data: b'{"device_address":"7D:00:22:EA:82:60:3B:9A","role":"TAG","timestamp":6109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519 - DEBUG - Received raw data: b'{"device_address":"7D:00:22:EA:82:60:3B:9C","role":"ANCHOR","timestamp":33750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'</text:p>
      <text:p text:style-name="Standard">2024-09-15 11:06:56,520 - ERROR - Failed to parse JSON data: b'{"device_address":"7D:00:22:EA:82:60:3B:9C","role":"ANCHOR","timestamp":33750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534 - DEBUG - Received raw data: b'{"device_address":"7D:00:22:EA:82:60:3B:9A","role":"TAG","timestamp":6111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534 - ERROR - Failed to parse JSON data: b'{"device_address":"7D:00:22:EA:82:60:3B:9A","role":"TAG","timestamp":6111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6:56,701 - DEBUG - Received raw data: b'{"device_address":"7D:00:22:EA:82:60:3B:9C","role":"ANCHOR","timestamp":33768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701 - ERROR - Failed to parse JSON data: b'{"device_address":"7D:00:22:EA:82:60:3B:9C","role":"ANCHOR","timestamp":33768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717 - DEBUG - Received raw data: b'{"device_address":"7D:00:22:EA:82:60:3B:9A","role":"TAG","timestamp":61129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717 - ERROR - Failed to parse JSON data: b'{"device_address":"7D:00:22:EA:82:60:3B:9A","role":"TAG","timestamp":611297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883 - DEBUG - Received raw data: b'{"device_address":"7D:00:22:EA:82:60:3B:9C","role":"ANCHOR","timestamp":33786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883 - ERROR - Failed to parse JSON data: b'{"device_address":"7D:00:22:EA:82:60:3B:9C","role":"ANCHOR","timestamp":33786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6,897 - DEBUG - Received raw data: b'{"device_address":"7D:00:22:EA:82:60:3B:9A","role":"TAG","timestamp":611479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6,897 - ERROR - Failed to parse JSON data: b'{"device_address":"7D:00:22:EA:82:60:3B:9A","role":"TAG","timestamp":61147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064 - DEBUG - Received raw data: b'{"device_address":"7D:00:22:EA:82:60:3B:9C","role":"ANCHOR","timestamp":33804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064 - ERROR - Failed to parse JSON data: b'{"device_address":"7D:00:22:EA:82:60:3B:9C","role":"ANCHOR","timestamp":338045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<text:soft-page-break/>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081 - DEBUG - Received raw data: b'{"device_address":"7D:00:22:EA:82:60:3B:9A","role":"TAG","timestamp":61166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082 - ERROR - Failed to parse JSON data: b'{"device_address":"7D:00:22:EA:82:60:3B:9A","role":"TAG","timestamp":61166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246 - DEBUG - Received raw data: b'{"device_address":"7D:00:22:EA:82:60:3B:9C","role":"ANCHOR","timestamp":33822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<text:soft-page-break/>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247 - ERROR - Failed to parse JSON data: b'{"device_address":"7D:00:22:EA:82:60:3B:9C","role":"ANCHOR","timestamp":33822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264 - DEBUG - Received raw data: b'{"device_address":"7D:00:22:EA:82:60:3B:9A","role":"TAG","timestamp":61184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264 - ERROR - Failed to parse JSON data: b'{"device_address":"7D:00:22:EA:82:60:3B:9A","role":"TAG","timestamp":61184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428 - DEBUG - Received raw data: b'{"device_address":"7D:00:22:EA:82:60:3B:9C","role":"ANCHOR","timestamp":33840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428 - ERROR - Failed to parse JSON data: b'{"device_address":"7D:00:22:EA:82:60:3B:9C","role":"ANCHOR","timestamp":33840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6:57,442 - DEBUG - Received raw data: b'{"device_address":"7D:00:22:EA:82:60:3B:9A","role":"TAG","timestamp":61202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6:57,443 - ERROR - Failed to parse JSON data: b'{"device_address":"7D:00:22:EA:82:60:3B:9A","role":"TAG","timestamp":61202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7,655 - DEBUG - Received raw data: b'{"device_address":"7D:00:22:EA:82:60:3B:9C","role":"TAG","timestamp":338636}'</text:p>
      <text:p text:style-name="Standard">2024-09-15 11:06:57,655 - INFO - Received data: {'device_address': '7D:00:22:EA:82:60:3B:9C', 'role': 'TAG', 'timestamp': 338636}</text:p>
      <text:p text:style-name="Standard">2024-09-15 11:06:57,655 - INFO - Device 7D:00:22:EA:82:60:3B:9C changed role from ANCHOR to TAG</text:p>
      <text:p text:style-name="Standard">2024-09-15 11:06:57,656 - INFO - Updated device info: {'role': 'TAG', 'position': [0.670000017, 0.670000017]}</text:p>
      <text:p text:style-name="Standard">2024-09-15 11:06:57,668 - DEBUG - Received raw data: b'{"device_address":"7D:00:22:EA:82:60:3B:9C","action":"sync_time","timestamp":338637}'</text:p>
      <text:p text:style-name="Standard">2024-09-15 11:06:57,668 - INFO - Received data: {'device_address': '7D:00:22:EA:82:60:3B:9C', 'action': 'sync_time', 'timestamp': 338637}</text:p>
      <text:p text:style-name="Standard">2024-09-15 11:06:57,668 - INFO - Updated device info: {'role': 'TAG', 'position': [0.670000017, 0.670000017]}</text:p>
      <text:p text:style-name="Standard">2024-09-15 11:06:58,338 - DEBUG - Received raw data: b'{"device_address":"7D:00:22:EA:82:60:3B:9B","role":"ANCHOR","timestamp":123069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339 - ERROR - Failed to parse JSON data: b'{"device_address":"7D:00:22:EA:82:60:3B:9B","role":"ANCHOR","timestamp":1230694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350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110000014,"rx_power":-49.97999954}]}'</text:p>
      <text:p text:style-name="Standard">2024-09-15 11:06:58,350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110000014,"rx_power":-49.97999954}]}'</text:p>
      <text:p text:style-name="Standard">2024-09-15 11:06:58,375 - DEBUG - Received raw data: b'{"device_address":"7D:00:22:EA:82:60:3B:9A","role":"TAG","timestamp":61294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8,375 - ERROR - Failed to parse JSON data: b'{"device_address":"7D:00:22:EA:82:60:3B:9A","role":"TAG","timestamp":612948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8,562 - DEBUG - Received raw data: b'{"device_address":"7D:00:22:EA:82:60:3B:9B","role":"ANCHOR","timestamp":123091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562 - ERROR - Failed to parse JSON data: b'{"device_address":"7D:00:22:EA:82:60:3B:9B","role":"ANCHOR","timestamp":123091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577 - DEBUG - Received raw data: b'99976,"rx_power":-47.45999908},{"address":29773,"range":1.970000029,"rx_power":-48.63999939},{"address":49257,"range":2.720000029,"rx_power":-56.13000107},{"address":61342,"range":2.869999886,"rx_power":-51.13999939},<text:soft-page-break/>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049999952,"rx_power":-52.34000015}]}'</text:p>
      <text:p text:style-name="Standard">2024-09-15 11:06:58,577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049999952,"rx_power":-52.34000015}]}'</text:p>
      <text:p text:style-name="Standard">2024-09-15 11:06:58,793 - DEBUG - Received raw data: b'{"device_address":"7D:00:22:EA:82:60:3B:9B","role":"ANCHOR","timestamp":123114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793 - ERROR - Failed to parse JSON data: b'{"device_address":"7D:00:22:EA:82:60:3B:9B","role":"ANCHOR","timestamp":123114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6:58,805 - DEBUG - Received raw data: b'99976,"rx_power":-47.45999908},{"address":29773,"range":1.970000029,"rx_power":-48.63999939},<text:soft-page-break/>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080000043,"rx_power":-49.5}]}'</text:p>
      <text:p text:style-name="Standard">2024-09-15 11:06:58,80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5633,"range":1.080000043,"rx_power":-49.5}]}'</text:p>
      <text:p text:style-name="Standard">2024-09-15 11:06:58,821 - DEBUG - Received raw data: b'{"device_address":"7D:00:22:EA:82:60:3B:9C","role":"TAG","timestamp":33980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6:58,821 - ERROR - Failed to parse JSON data: b'{"device_address":"7D:00:22:EA:82:60:3B:9C","role":"TAG","timestamp":33980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<text:soft-page-break/>2024-09-15 11:06:58,839 - DEBUG - Received raw data: b'{"device_address":"7D:00:22:EA:82:60:3B:9A","role":"TAG","timestamp":6134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6:58,840 - ERROR - Failed to parse JSON data: b'{"device_address":"7D:00:22:EA:82:60:3B:9A","role":"TAG","timestamp":61340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00,813 - DEBUG - Received raw data: b'{"device_address":"7D:00:22:EA:82:60:3B:9B","role":"ANCHOR","timestamp":123316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00,814 - ERROR - Failed to parse JSON data: b'{"device_address":"7D:00:22:EA:82:60:3B:9B","role":"ANCHOR","timestamp":1233167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00,835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3944,"range":1.269999981,"rx_power":-47.83000183}]}'</text:p>
      <text:p text:style-name="Standard">2024-09-15 11:07:00,83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3944,"range":1.269999981,"rx_power":-47.83000183}]}'</text:p>
      <text:p text:style-name="Standard">2024-09-15 11:07:00,891 - DEBUG - Received raw data: b'{"device_address":"7D:00:22:EA:82:60:3B:9C","role":"TAG","timestamp":34180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<text:soft-page-break/>2024-09-15 11:07:00,891 - ERROR - Failed to parse JSON data: b'{"device_address":"7D:00:22:EA:82:60:3B:9C","role":"TAG","timestamp":34180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7:00,999 - DEBUG - Received raw data: b'{"device_address":"7D:00:22:EA:82:60:3B:9A","action":"sync_time","timestamp":615582}'</text:p>
      <text:p text:style-name="Standard">2024-09-15 11:07:01,000 - INFO - Received data: {'device_address': '7D:00:22:EA:82:60:3B:9A', 'action': 'sync_time', 'timestamp': 615582}</text:p>
      <text:p text:style-name="Standard">2024-09-15 11:07:01,000 - INFO - Updated device info: {'role': 'TAG', 'position': [0, 0]}</text:p>
      <text:p text:style-name="Standard">2024-09-15 11:07:01,022 - DEBUG - Received raw data: b'{"device_address":"7D:00:22:EA:82:60:3B:9B","role":"ANCHOR","timestamp":123337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01,022 - ERROR - Failed to parse JSON data: b'{"device_address":"7D:00:22:EA:82:60:3B:9B","role":"ANCHOR","timestamp":123337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<text:soft-page-break/>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01,034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3944,"range":-145.4400024,"rx_power":-54.31000137}]}'</text:p>
      <text:p text:style-name="Standard">2024-09-15 11:07:01,034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33944,"range":-145.4400024,"rx_power":-54.31000137}]}'</text:p>
      <text:p text:style-name="Standard">2024-09-15 11:07:01,055 - DEBUG - Received raw data: b'{"device_address":"7D:00:22:EA:82:60:3B:9C","role":"TAG","timestamp":34201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7:01,056 - ERROR - Failed to parse JSON data: b'{"device_address":"7D:00:22:EA:82:60:3B:9C","role":"TAG","timestamp":34201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<text:soft-page-break/>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ss"'</text:p>
      <text:p text:style-name="Standard">2024-09-15 11:07:01,309 - DEBUG - Received raw data: b'{"device_address":"7D:00:22:EA:82:60:3B:9B","role":"TAG","timestamp":1233667}'</text:p>
      <text:p text:style-name="Standard">2024-09-15 11:07:01,309 - INFO - Received data: {'device_address': '7D:00:22:EA:82:60:3B:9B', 'role': 'TAG', 'timestamp': 1233667}</text:p>
      <text:p text:style-name="Standard">2024-09-15 11:07:01,310 - INFO - Device 7D:00:22:EA:82:60:3B:9B changed role from ANCHOR to TAG</text:p>
      <text:p text:style-name="Standard">2024-09-15 11:07:01,310 - INFO - Updated device info: {'role': 'TAG', 'position': [0, 0]}</text:p>
      <text:p text:style-name="Standard">2024-09-15 11:07:01,322 - DEBUG - Received raw data: b'{"device_address":"7D:00:22:EA:82:60:3B:9B","action":"sync_time","timestamp":1233669}'</text:p>
      <text:p text:style-name="Standard">2024-09-15 11:07:01,322 - INFO - Received data: {'device_address': '7D:00:22:EA:82:60:3B:9B', 'action': 'sync_time', 'timestamp': 1233669}</text:p>
      <text:p text:style-name="Standard">2024-09-15 11:07:01,322 - INFO - Updated device info: {'role': 'TAG', 'position': [0, 0]}</text:p>
      <text:p text:style-name="Standard">2024-09-15 11:07:02,543 - DEBUG - Received raw data: b'{"device_address":"7D:00:22:EA:82:60:3B:9C","action":"sync_time","timestamp":343524}'</text:p>
      <text:p text:style-name="Standard">2024-09-15 11:07:02,543 - INFO - Received data: {'device_address': '7D:00:22:EA:82:60:3B:9C', 'action': 'sync_time', 'timestamp': 343524}</text:p>
      <text:p text:style-name="Standard">2024-09-15 11:07:02,543 - INFO - Updated device info: {'role': 'TAG', 'position': [0.670000017, 0.670000017]}</text:p>
      <text:p text:style-name="Standard">2024-09-15 11:07:05,998 - DEBUG - Received raw data: b'{"device_address":"7D:00:22:EA:82:60:3B:9A","action":"sync_time","timestamp":620582}'</text:p>
      <text:p text:style-name="Standard">2024-09-15 11:07:05,998 - INFO - Received data: {'device_address': '7D:00:22:EA:82:60:3B:9A', 'action': 'sync_time', 'timestamp': 620582}</text:p>
      <text:p text:style-name="Standard">2024-09-15 11:07:05,998 - INFO - Updated device info: {'role': 'TAG', 'position': [0, 0]}</text:p>
      <text:p text:style-name="Standard">2024-09-15 11:07:06,197 - DEBUG - Received raw data: b'{"device_address":"7D:00:22:EA:82:60:3B:9B","action":"sync_time","timestamp":1238556}'</text:p>
      <text:p text:style-name="Standard">2024-09-15 11:07:06,197 - INFO - Received data: {'device_address': '7D:00:22:EA:82:60:3B:9B', 'action': 'sync_time', 'timestamp': 1238556}</text:p>
      <text:p text:style-name="Standard">2024-09-15 11:07:06,198 - INFO - Updated device info: {'role': 'TAG', 'position': [0, 0]}</text:p>
      <text:p text:style-name="Standard">2024-09-15 11:07:07,541 - DEBUG - Received raw data: b'{"device_address":"7D:00:22:EA:82:60:3B:9C","action":"sync_time","timestamp":348524}'</text:p>
      <text:p text:style-name="Standard">2024-09-15 11:07:07,542 - INFO - Received data: {'device_address': '7D:00:22:EA:82:60:3B:9C', 'action': 'sync_time', 'timestamp': 348524}</text:p>
      <text:p text:style-name="Standard">2024-09-15 11:07:07,542 - INFO - Updated device info: {'role': 'TAG', 'position': [0.670000017, 0.670000017]}</text:p>
      <text:p text:style-name="Standard">2024-09-15 11:07:08,034 - DEBUG - Received raw data: b'{"device_address":"7D:00:22:EA:82:60:3B:9A","role":"ANCHOR","timestamp":622616}'</text:p>
      <text:p text:style-name="Standard">2024-09-15 11:07:08,035 - INFO - Received data: {'device_address': '7D:00:22:EA:82:60:3B:9A', 'role': 'ANCHOR', 'timestamp': 622616}</text:p>
      <text:p text:style-name="Standard">2024-09-15 11:07:08,035 - INFO - Device 7D:00:22:EA:82:60:3B:9A changed role from TAG to ANCHOR</text:p>
      <text:p text:style-name="Standard">2024-09-15 11:07:08,035 - INFO - Updated device info: {'role': 'ANCHOR', 'position': [0, 0]}</text:p>
      <text:p text:style-name="Standard">2024-09-15 11:07:09,619 - DEBUG - Received raw data: b'{"device_address":"7D:00:22:EA:82:60:3B:9A","role":"ANCHOR","timestamp":624198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09,620 - ERROR - Failed to parse JSON data: b'{"device_address":"7D:00:22:EA:82:60:3B:9A","role":"ANCHOR","timestamp":62419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0,228 - DEBUG - Received raw data: b'{"device_address":"7D:00:22:EA:82:60:3B:9A","role":"ANCHOR","timestamp":6248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0,228 - ERROR - Failed to parse JSON data: b'{"device_address":"7D:00:22:EA:82:60:3B:9A","role":"ANCHOR","timestamp":6248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<text:soft-page-break/>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0,534 - DEBUG - Received raw data: b'{"device_address":"7D:00:22:EA:82:60:3B:9A","role":"ANCHOR","timestamp":6251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0,535 - ERROR - Failed to parse JSON data: b'{"device_address":"7D:00:22:EA:82:60:3B:9A","role":"ANCHOR","timestamp":6251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1,001 - DEBUG - Received raw data: b'{"device_address":"7D:00:22:EA:82:60:3B:9A","action":"sync_time","timestamp":625582}'</text:p>
      <text:p text:style-name="Standard">2024-09-15 11:07:11,001 - INFO - Received data: {'device_address': '7D:00:22:EA:82:60:3B:9A', 'action': 'sync_time', 'timestamp': 625582}</text:p>
      <text:p text:style-name="Standard">2024-09-15 11:07:11,001 - INFO - Updated device info: {'role': 'ANCHOR', 'position': [0, 0]}</text:p>
      <text:p text:style-name="Standard">2024-09-15 11:07:11,146 - DEBUG - Received raw data: b'{"device_address":"7D:00:22:EA:82:60:3B:9A","role":"ANCHOR","timestamp":62572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1,146 - ERROR - Failed to parse JSON data: b'{"device_address":"7D:00:22:EA:82:60:3B:9A","role":"ANCHOR","timestamp":62572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1,206 - DEBUG - Received raw data: b'{"device_address":"7D:00:22:EA:82:60:3B:9B","action":"sync_time","timestamp":1243556}'</text:p>
      <text:p text:style-name="Standard">2024-09-15 11:07:11,206 - INFO - Received data: {'device_address': '7D:00:22:EA:82:60:3B:9B', 'action': 'sync_time', 'timestamp': 1243556}</text:p>
      <text:p text:style-name="Standard">2024-09-15 11:07:11,206 - INFO - Updated device info: {'role': 'TAG', 'position': [0, 0]}</text:p>
      <text:p text:style-name="Standard">2024-09-15 11:07:11,656 - DEBUG - Received raw data: b'{"device_address":"7D:00:22:EA:82:60:3B:9A","role":"ANCHOR","timestamp":62623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1,656 - ERROR - Failed to parse JSON data: b'{"device_address":"7D:00:22:EA:82:60:3B:9A","role":"ANCHOR","timestamp":62623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<text:soft-page-break/>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166 - DEBUG - Received raw data: b'{"device_address":"7D:00:22:EA:82:60:3B:9A","role":"ANCHOR","timestamp":62674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166 - ERROR - Failed to parse JSON data: b'{"device_address":"7D:00:22:EA:82:60:3B:9A","role":"ANCHOR","timestamp":62674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370 - DEBUG - Received raw data: b'{"device_address":"7D:00:22:EA:82:60:3B:9A","role":"ANCHOR","timestamp":62695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<text:soft-page-break/>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370 - ERROR - Failed to parse JSON data: b'{"device_address":"7D:00:22:EA:82:60:3B:9A","role":"ANCHOR","timestamp":62695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574 - DEBUG - Received raw data: b'{"device_address":"7D:00:22:EA:82:60:3B:9A","role":"ANCHOR","timestamp":62715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575 - ERROR - Failed to parse JSON data: b'{"device_address":"7D:00:22:EA:82:60:3B:9A","role":"ANCHOR","timestamp":62715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'</text:p>
      <text:p text:style-name="Standard">2024-09-15 11:07:12,589 - DEBUG - Received raw data: b'{"device_address":"7D:00:22:EA:82:60:3B:9B","role":"TAG","timestamp":124494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12,589 - ERROR - Failed to parse JSON data: b'{"device_address":"7D:00:22:EA:82:60:3B:9B","role":"TAG","timestamp":124494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12,602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0470,"range":1.049999952,"rx_power":-52.54000092}]}'</text:p>
      <text:p text:style-name="Standard">2024-09-15 11:07:12,602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<text:soft-page-break/>{"address":35261,"range":1.360000014,"rx_power":-56.27999878},{"address":53329,"range":1.25,"rx_power":-68.38999939},{"address":6395,"range":1.220000029,"rx_power":-56.16999817},{"address":20470,"range":1.049999952,"rx_power":-52.54000092}]}'</text:p>
      <text:p text:style-name="Standard">2024-09-15 11:07:12,642 - DEBUG - Received raw data: b'{"device_address":"7D:00:22:EA:82:60:3B:9C","role":"ANCHOR","timestamp":353625}'</text:p>
      <text:p text:style-name="Standard">2024-09-15 11:07:12,643 - INFO - Received data: {'device_address': '7D:00:22:EA:82:60:3B:9C', 'role': 'ANCHOR', 'timestamp': 353625}</text:p>
      <text:p text:style-name="Standard">2024-09-15 11:07:12,643 - INFO - Device 7D:00:22:EA:82:60:3B:9C changed role from TAG to ANCHOR</text:p>
      <text:p text:style-name="Standard">2024-09-15 11:07:12,643 - INFO - Updated device info: {'role': 'ANCHOR', 'position': [0.670000017, 0.670000017]}</text:p>
      <text:p text:style-name="Standard">2024-09-15 11:07:12,655 - DEBUG - Received raw data: b'{"device_address":"7D:00:22:EA:82:60:3B:9C","action":"sync_time","timestamp":353626}'</text:p>
      <text:p text:style-name="Standard">2024-09-15 11:07:12,655 - INFO - Received data: {'device_address': '7D:00:22:EA:82:60:3B:9C', 'action': 'sync_time', 'timestamp': 353626}</text:p>
      <text:p text:style-name="Standard">2024-09-15 11:07:12,655 - INFO - Updated device info: {'role': 'ANCHOR', 'position': [0.670000017, 0.670000017]}</text:p>
      <text:p text:style-name="Standard">2024-09-15 11:07:12,914 - DEBUG - Received raw data: b'{"device_address":"7D:00:22:EA:82:60:3B:9A","role":"ANCHOR","timestamp":62749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2,915 - ERROR - Failed to parse JSON data: b'{"device_address":"7D:00:22:EA:82:60:3B:9A","role":"ANCHOR","timestamp":62749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13,136 - DEBUG - Received raw data: b'{"device_address":"7D:00:22:EA:82:60:3B:9A","role":"TAG","timestamp":627720}'</text:p>
      <text:p text:style-name="Standard"><text:soft-page-break/>2024-09-15 11:07:13,136 - INFO - Received data: {'device_address': '7D:00:22:EA:82:60:3B:9A', 'role': 'TAG', 'timestamp': 627720}</text:p>
      <text:p text:style-name="Standard">2024-09-15 11:07:13,136 - INFO - Device 7D:00:22:EA:82:60:3B:9A changed role from ANCHOR to TAG</text:p>
      <text:p text:style-name="Standard">2024-09-15 11:07:13,136 - INFO - Updated device info: {'role': 'TAG', 'position': [0, 0]}</text:p>
      <text:p text:style-name="Standard">2024-09-15 11:07:15,124 - DEBUG - Received raw data: b'{"device_address":"7D:00:22:EA:82:60:3B:9C","role":"ANCHOR","timestamp":35610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124 - ERROR - Failed to parse JSON data: b'{"device_address":"7D:00:22:EA:82:60:3B:9C","role":"ANCHOR","timestamp":35610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138 - DEBUG - Received raw data: b'{"device_address":"7D:00:22:EA:82:60:3B:9A","role":"TAG","timestamp":62972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5,138 - ERROR - Failed to parse JSON data: b'{"device_address":"7D:00:22:EA:82:60:3B:9A","role":"TAG","timestamp":62972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5,612 - DEBUG - Received raw data: b'{"device_address":"7D:00:22:EA:82:60:3B:9C","role":"ANCHOR","timestamp":35659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613 - ERROR - Failed to parse JSON data: b'{"device_address":"7D:00:22:EA:82:60:3B:9C","role":"ANCHOR","timestamp":356591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<text:soft-page-break/>{"address":48380,"range":0.680000007,"rx_power":-52.52999878},{"address":12537,"range":1.450000048,"rx_power":-52.40999985},{"addre'</text:p>
      <text:p text:style-name="Standard">2024-09-15 11:07:15,757 - DEBUG - Received raw data: b'{"device_address":"7D:00:22:EA:82:60:3B:9C","role":"ANCHOR","timestamp":35673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758 - ERROR - Failed to parse JSON data: b'{"device_address":"7D:00:22:EA:82:60:3B:9C","role":"ANCHOR","timestamp":356738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772 - DEBUG - Received raw data: b'{"device_address":"7D:00:22:EA:82:60:3B:9A","role":"TAG","timestamp":63035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<text:soft-page-break/>2024-09-15 11:07:15,772 - ERROR - Failed to parse JSON data: b'{"device_address":"7D:00:22:EA:82:60:3B:9A","role":"TAG","timestamp":63035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5,939 - DEBUG - Received raw data: b'{"device_address":"7D:00:22:EA:82:60:3B:9C","role":"ANCHOR","timestamp":35691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939 - ERROR - Failed to parse JSON data: b'{"device_address":"7D:00:22:EA:82:60:3B:9C","role":"ANCHOR","timestamp":35691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5,953 - DEBUG - Received raw data: b'{"device_address":"7D:00:22:EA:82:60:3B:9A","role":"TAG","timestamp":630535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5,954 - ERROR - Failed to parse JSON data: b'{"device_address":"7D:00:22:EA:82:60:3B:9A","role":"TAG","timestamp":63053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5,966 - DEBUG - Received raw data: b'{"device_address":"7D:00:22:EA:82:60:3B:9B","role":"TAG","timestamp":124831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15,966 - ERROR - Failed to parse JSON data: b'{"device_address":"7D:00:22:EA:82:60:3B:9B","role":"TAG","timestamp":1248310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15,979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0470,"range":1.049999952,"rx_power":-52.54000092},{"address":29990,"range":0.620000005,"rx_power":-51.16999817}]}'</text:p>
      <text:p text:style-name="Standard">2024-09-15 11:07:15,979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0470,"range":1.049999952,"rx_power":-52.54000092},{"address":29990,"range":0.620000005,"rx_power":-51.16999817}]}'</text:p>
      <text:p text:style-name="Standard">2024-09-15 11:07:16,078 - DEBUG - Received raw data: b'{"device_address":"7D:00:22:EA:82:60:3B:9A","action":"sync_time","timestamp":630661}'</text:p>
      <text:p text:style-name="Standard">2024-09-15 11:07:16,078 - INFO - Received data: {'device_address': '7D:00:22:EA:82:60:3B:9A', 'action': 'sync_time', 'timestamp': 630661}</text:p>
      <text:p text:style-name="Standard">2024-09-15 11:07:16,078 - INFO - Updated device info: {'role': 'TAG', 'position': [0, 0]}</text:p>
      <text:p text:style-name="Standard">2024-09-15 11:07:16,130 - DEBUG - Received raw data: b'{"device_address":"7D:00:22:EA:82:60:3B:9C","role":"ANCHOR","timestamp":357102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<text:soft-page-break/>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130 - ERROR - Failed to parse JSON data: b'{"device_address":"7D:00:22:EA:82:60:3B:9C","role":"ANCHOR","timestamp":357102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143 - DEBUG - Received raw data: b'{"device_address":"7D:00:22:EA:82:60:3B:9A","role":"TAG","timestamp":6307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143 - ERROR - Failed to parse JSON data: b'{"device_address":"7D:00:22:EA:82:60:3B:9A","role":"TAG","timestamp":63071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7:16,298 - DEBUG - Received raw data: b'{"device_address":"7D:00:22:EA:82:60:3B:9B","role":"ANCHOR","timestamp":1248656}'</text:p>
      <text:p text:style-name="Standard">2024-09-15 11:07:16,299 - INFO - Received data: {'device_address': '7D:00:22:EA:82:60:3B:9B', 'role': 'ANCHOR', 'timestamp': 1248656}</text:p>
      <text:p text:style-name="Standard">2024-09-15 11:07:16,299 - INFO - Device 7D:00:22:EA:82:60:3B:9B changed role from TAG to ANCHOR</text:p>
      <text:p text:style-name="Standard">2024-09-15 11:07:16,299 - INFO - Updated device info: {'role': 'ANCHOR', 'position': [0, 0]}</text:p>
      <text:p text:style-name="Standard">2024-09-15 11:07:16,316 - DEBUG - Received raw data: b'{"device_address":"7D:00:22:EA:82:60:3B:9B","action":"sync_time","timestamp":1248658}'</text:p>
      <text:p text:style-name="Standard">2024-09-15 11:07:16,316 - INFO - Received data: {'device_address': '7D:00:22:EA:82:60:3B:9B', 'action': 'sync_time', 'timestamp': 1248658}</text:p>
      <text:p text:style-name="Standard">2024-09-15 11:07:16,316 - INFO - Updated device info: {'role': 'ANCHOR', 'position': [0, 0]}</text:p>
      <text:p text:style-name="Standard">2024-09-15 11:07:16,372 - DEBUG - Received raw data: b'{"device_address":"7D:00:22:EA:82:60:3B:9C","role":"ANCHOR","timestamp":35728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372 - ERROR - Failed to parse JSON data: b'{"device_address":"7D:00:22:EA:82:60:3B:9C","role":"ANCHOR","timestamp":357284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384 - DEBUG - Received raw data: b'{"device_address":"7D:00:22:EA:82:60:3B:9A","role":"TAG","timestamp":630900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384 - ERROR - Failed to parse JSON data: b'{"device_address":"7D:00:22:EA:82:60:3B:9A","role":"TAG","timestamp":63090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485 - DEBUG - Received raw data: b'{"device_address":"7D:00:22:EA:82:60:3B:9C","role":"ANCHOR","timestamp":35746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486 - ERROR - Failed to parse JSON data: b'{"device_address":"7D:00:22:EA:82:60:3B:9C","role":"ANCHOR","timestamp":357466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<text:soft-page-break/>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500 - DEBUG - Received raw data: b'{"device_address":"7D:00:22:EA:82:60:3B:9A","role":"TAG","timestamp":63108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500 - ERROR - Failed to parse JSON data: b'{"device_address":"7D:00:22:EA:82:60:3B:9A","role":"TAG","timestamp":63108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667 - DEBUG - Received raw data: b'{"device_address":"7D:00:22:EA:82:60:3B:9C","role":"ANCHOR","timestamp":35764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<text:soft-page-break/>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668 - ERROR - Failed to parse JSON data: b'{"device_address":"7D:00:22:EA:82:60:3B:9C","role":"ANCHOR","timestamp":357647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685 - DEBUG - Received raw data: b'{"device_address":"7D:00:22:EA:82:60:3B:9A","role":"TAG","timestamp":6312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685 - ERROR - Failed to parse JSON data: b'{"device_address":"7D:00:22:EA:82:60:3B:9A","role":"TAG","timestamp":63126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6,848 - DEBUG - Received raw data: b'{"device_address":"7D:00:22:EA:82:60:3B:9C","role":"ANCHOR","timestamp":35782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849 - ERROR - Failed to parse JSON data: b'{"device_address":"7D:00:22:EA:82:60:3B:9C","role":"ANCHOR","timestamp":357829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6,865 - DEBUG - Received raw data: b'{"device_address":"7D:00:22:EA:82:60:3B:9A","role":"TAG","timestamp":63144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<text:soft-page-break/>54.93000031},{"address":2940,"range":1.139999986,"rx_power":-54.65999985},{"address":34843,"range":1.269999981,"rx_power":-59.54999924},{"addr'</text:p>
      <text:p text:style-name="Standard">2024-09-15 11:07:16,866 - ERROR - Failed to parse JSON data: b'{"device_address":"7D:00:22:EA:82:60:3B:9A","role":"TAG","timestamp":63144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030 - DEBUG - Received raw data: b'{"device_address":"7D:00:22:EA:82:60:3B:9C","role":"ANCHOR","timestamp":35801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7,030 - ERROR - Failed to parse JSON data: b'{"device_address":"7D:00:22:EA:82:60:3B:9C","role":"ANCHOR","timestamp":358010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<text:soft-page-break/>2024-09-15 11:07:17,046 - DEBUG - Received raw data: b'{"device_address":"7D:00:22:EA:82:60:3B:9A","role":"TAG","timestamp":63162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046 - ERROR - Failed to parse JSON data: b'{"device_address":"7D:00:22:EA:82:60:3B:9A","role":"TAG","timestamp":63162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214 - DEBUG - Received raw data: b'{"device_address":"7D:00:22:EA:82:60:3B:9C","role":"ANCHOR","timestamp":358192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7,215 - ERROR - Failed to parse JSON data: b'{"device_address":"7D:00:22:EA:82:60:3B:9C","role":"ANCHOR","timestamp":358192,"range_data":[{"address":56045,"range":0.670000017,"rx_power":-55.56000137},<text:soft-page-break/>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7,227 - DEBUG - Received raw data: b'{"device_address":"7D:00:22:EA:82:60:3B:9A","role":"TAG","timestamp":63180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228 - ERROR - Failed to parse JSON data: b'{"device_address":"7D:00:22:EA:82:60:3B:9A","role":"TAG","timestamp":63180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393 - DEBUG - Received raw data: b'{"device_address":"7D:00:22:EA:82:60:3B:9C","role":"ANCHOR","timestamp":358373,"range_data":[{"address":56045,"range":0.670000017,"rx_power":-55.56000137},{"address":46243,"range":1.24000001,"rx_power":-54.25999832},{"address":35111,"range":1.450000048,"rx_power":-55.40000153},{"address":50229,"range":1.139999986,"rx_power":-54.65999985},<text:soft-page-break/>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7,394 - ERROR - Failed to parse JSON data: b'{"device_address":"7D:00:22:EA:82:60:3B:9C","role":"ANCHOR","timestamp":358373,"range_data":[{"address":56045,"range":0.670000017,"rx_power":-55.56000137},{"address":46243,"range":1.24000001,"rx_power":-54.25999832},{"address":35111,"range":1.450000048,"rx_power":-55.40000153},{"address":50229,"range":1.139999986,"rx_power":-54.65999985},{"address":55044,"range":1.269999981,"rx_power":-59.54999924},{"address":30668,"range":1.110000014,"rx_power":-55.02000046},{"address":796,"range":1.49000001,"rx_power":-52.63000107},{"address":9270,"range":1.120000005,"rx_power":-56.43999863},{"address":51483,"range":2.289999962,"rx_power":-56.68999863},{"address":8616,"range":1.970000029,"rx_power":-48.63999939},{"address":23468,"range":2.210000038,"rx_power":-49.47999954},{"address":62536,"range":2.279999971,"rx_power":-49.16999817},{"address":20312,"range":2.470000029,"rx_power":-51.86999893},{"address":48380,"range":0.680000007,"rx_power":-52.52999878},{"address":12537,"range":1.450000048,"rx_power":-52.40999985},{"addre'</text:p>
      <text:p text:style-name="Standard">2024-09-15 11:07:17,410 - DEBUG - Received raw data: b'{"device_address":"7D:00:22:EA:82:60:3B:9A","role":"TAG","timestamp":6319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7,411 - ERROR - Failed to parse JSON data: b'{"device_address":"7D:00:22:EA:82:60:3B:9A","role":"TAG","timestamp":63198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202 - DEBUG - Received raw data: b'{"device_address":"7D:00:22:EA:82:60:3B:9B","role":"ANCHOR","timestamp":125055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203 - ERROR - Failed to parse JSON data: b'{"device_address":"7D:00:22:EA:82:60:3B:9B","role":"ANCHOR","timestamp":125055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214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<text:soft-page-break/>{"address":29990,"range":0.620000005,"rx_power":-51.16999817},{"address":48924,"range":1.080000043,"rx_power":-46.52999878}]}'</text:p>
      <text:p text:style-name="Standard">2024-09-15 11:07:18,21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52999878}]}'</text:p>
      <text:p text:style-name="Standard">2024-09-15 11:07:18,228 - DEBUG - Received raw data: b'{"device_address":"7D:00:22:EA:82:60:3B:9A","role":"TAG","timestamp":6328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229 - ERROR - Failed to parse JSON data: b'{"device_address":"7D:00:22:EA:82:60:3B:9A","role":"TAG","timestamp":6328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435 - DEBUG - Received raw data: b'{"device_address":"7D:00:22:EA:82:60:3B:9B","role":"ANCHOR","timestamp":125079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435 - ERROR - Failed to parse JSON data: b'{"device_address":"7D:00:22:EA:82:60:3B:9B","role":"ANCHOR","timestamp":125079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451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0999999,"rx_power":-46.63000107}]}'</text:p>
      <text:p text:style-name="Standard">2024-09-15 11:07:18,452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0999999,"rx_power":-46.63000107}]}'</text:p>
      <text:p text:style-name="Standard">2024-09-15 11:07:18,503 - DEBUG - Received raw data: b'{"device_address":"7D:00:22:EA:82:60:3B:9A","role":"TAG","timestamp":633044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503 - ERROR - Failed to parse JSON data: b'{"device_address":"7D:00:22:EA:82:60:3B:9A","role":"TAG","timestamp":63304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669 - DEBUG - Received raw data: b'{"device_address":"7D:00:22:EA:82:60:3B:9B","role":"ANCHOR","timestamp":125102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669 - ERROR - Failed to parse JSON data: b'{"device_address":"7D:00:22:EA:82:60:3B:9B","role":"ANCHOR","timestamp":1251025,"range_data":[{"address":4654,"range":0.680000007,"rx_power":-46.66999817},{"address":7457,"range":0.610000014,"rx_power":-46.36000061},{"address":41130,"range":1.429999948,"rx_power":-50.84000015},{"address":35161,"range":0.610000014,"rx_power":-46.40000153},<text:soft-page-break/>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681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0.949999988,"rx_power":-46.83000183}]}'</text:p>
      <text:p text:style-name="Standard">2024-09-15 11:07:18,681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0.949999988,"rx_power":-46.83000183}]}'</text:p>
      <text:p text:style-name="Standard">2024-09-15 11:07:18,697 - DEBUG - Received raw data: b'{"device_address":"7D:00:22:EA:82:60:3B:9A","role":"TAG","timestamp":63327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697 - ERROR - Failed to parse JSON data: b'{"device_address":"7D:00:22:EA:82:60:3B:9A","role":"TAG","timestamp":633278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903 - DEBUG - Received raw data: b'{"device_address":"7D:00:22:EA:82:60:3B:9B","role":"ANCHOR","timestamp":125125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904 - ERROR - Failed to parse JSON data: b'{"device_address":"7D:00:22:EA:82:60:3B:9B","role":"ANCHOR","timestamp":125125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8,916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<text:soft-page-break/>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70000052,"rx_power":-46.84999847}]}'</text:p>
      <text:p text:style-name="Standard">2024-09-15 11:07:18,916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70000052,"rx_power":-46.84999847}]}'</text:p>
      <text:p text:style-name="Standard">2024-09-15 11:07:18,931 - DEBUG - Received raw data: b'{"device_address":"7D:00:22:EA:82:60:3B:9A","role":"TAG","timestamp":6335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8,932 - ERROR - Failed to parse JSON data: b'{"device_address":"7D:00:22:EA:82:60:3B:9A","role":"TAG","timestamp":63351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138 - DEBUG - Received raw data: b'{"device_address":"7D:00:22:EA:82:60:3B:9B","role":"ANCHOR","timestamp":1251493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138 - ERROR - Failed to parse JSON data: b'{"device_address":"7D:00:22:EA:82:60:3B:9B","role":"ANCHOR","timestamp":125149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151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19999981,"rx_power":-46.61000061}]}'</text:p>
      <text:p text:style-name="Standard">2024-09-15 11:07:19,151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<text:soft-page-break/>{"address":29990,"range":0.620000005,"rx_power":-51.16999817},{"address":48924,"range":1.019999981,"rx_power":-46.61000061}]}'</text:p>
      <text:p text:style-name="Standard">2024-09-15 11:07:19,165 - DEBUG - Received raw data: b'{"device_address":"7D:00:22:EA:82:60:3B:9A","role":"TAG","timestamp":6337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165 - ERROR - Failed to parse JSON data: b'{"device_address":"7D:00:22:EA:82:60:3B:9A","role":"TAG","timestamp":63374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372 - DEBUG - Received raw data: b'{"device_address":"7D:00:22:EA:82:60:3B:9B","role":"ANCHOR","timestamp":125172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<text:soft-page-break/>2024-09-15 11:07:19,373 - ERROR - Failed to parse JSON data: b'{"device_address":"7D:00:22:EA:82:60:3B:9B","role":"ANCHOR","timestamp":125172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384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90000033,"rx_power":-46.31000137}]}'</text:p>
      <text:p text:style-name="Standard">2024-09-15 11:07:19,38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90000033,"rx_power":-46.31000137}]}'</text:p>
      <text:p text:style-name="Standard">2024-09-15 11:07:19,401 - DEBUG - Received raw data: b'{"device_address":"7D:00:22:EA:82:60:3B:9A","role":"TAG","timestamp":63398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401 - ERROR - Failed to parse JSON data: b'{"device_address":"7D:00:22:EA:82:60:3B:9A","role":"TAG","timestamp":63398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607 - DEBUG - Received raw data: b'{"device_address":"7D:00:22:EA:82:60:3B:9B","role":"ANCHOR","timestamp":12519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607 - ERROR - Failed to parse JSON data: b'{"device_address":"7D:00:22:EA:82:60:3B:9B","role":"ANCHOR","timestamp":12519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'</text:p>
      <text:p text:style-name="Standard">2024-09-15 11:07:19,65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27999878}]}'</text:p>
      <text:p text:style-name="Standard">2024-09-15 11:07:19,653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27999878}]}'</text:p>
      <text:p text:style-name="Standard">2024-09-15 11:07:19,666 - DEBUG - Received raw data: b'{"device_address":"7D:00:22:EA:82:60:3B:9A","role":"TAG","timestamp":6342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666 - ERROR - Failed to parse JSON data: b'{"device_address":"7D:00:22:EA:82:60:3B:9A","role":"TAG","timestamp":63421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<text:soft-page-break/>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841 - DEBUG - Received raw data: b'{"device_address":"7D:00:22:EA:82:60:3B:9B","role":"ANCHOR","timestamp":125219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841 - ERROR - Failed to parse JSON data: b'{"device_address":"7D:00:22:EA:82:60:3B:9B","role":"ANCHOR","timestamp":125219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19,85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29999971,"rx_power":-46.41999817}]}'</text:p>
      <text:p text:style-name="Standard">2024-09-15 11:07:19,854 - ERROR - Failed to parse JSON data: b'99976,"rx_power":-47.45999908},{"address":29773,"range":1.970000029,"rx_power":-48.63999939},{"address":49257,"range":2.720000029,"rx_power":-56.13000107},<text:soft-page-break/>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29999971,"rx_power":-46.41999817}]}'</text:p>
      <text:p text:style-name="Standard">2024-09-15 11:07:19,869 - DEBUG - Received raw data: b'{"device_address":"7D:00:22:EA:82:60:3B:9A","role":"TAG","timestamp":63445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19,869 - ERROR - Failed to parse JSON data: b'{"device_address":"7D:00:22:EA:82:60:3B:9A","role":"TAG","timestamp":63445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075 - DEBUG - Received raw data: b'{"device_address":"7D:00:22:EA:82:60:3B:9B","role":"ANCHOR","timestamp":125243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<text:soft-page-break/>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076 - ERROR - Failed to parse JSON data: b'{"device_address":"7D:00:22:EA:82:60:3B:9B","role":"ANCHOR","timestamp":125243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088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93000031}]}'</text:p>
      <text:p text:style-name="Standard">2024-09-15 11:07:20,089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93000031}]}'</text:p>
      <text:p text:style-name="Standard">2024-09-15 11:07:20,103 - DEBUG - Received raw data: b'{"device_address":"7D:00:22:EA:82:60:3B:9A","role":"TAG","timestamp":63468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103 - ERROR - Failed to parse JSON data: b'{"device_address":"7D:00:22:EA:82:60:3B:9A","role":"TAG","timestamp":634685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310 - DEBUG - Received raw data: b'{"device_address":"7D:00:22:EA:82:60:3B:9B","role":"ANCHOR","timestamp":125266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310 - ERROR - Failed to parse JSON data: b'{"device_address":"7D:00:22:EA:82:60:3B:9B","role":"ANCHOR","timestamp":125266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<text:soft-page-break/>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323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70000052,"rx_power":-46.20000076}]}'</text:p>
      <text:p text:style-name="Standard">2024-09-15 11:07:20,323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70000052,"rx_power":-46.20000076}]}'</text:p>
      <text:p text:style-name="Standard">2024-09-15 11:07:20,337 - DEBUG - Received raw data: b'{"device_address":"7D:00:22:EA:82:60:3B:9A","role":"TAG","timestamp":63491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338 - ERROR - Failed to parse JSON data: b'{"device_address":"7D:00:22:EA:82:60:3B:9A","role":"TAG","timestamp":63491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<text:soft-page-break/>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544 - DEBUG - Received raw data: b'{"device_address":"7D:00:22:EA:82:60:3B:9B","role":"ANCHOR","timestamp":125289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544 - ERROR - Failed to parse JSON data: b'{"device_address":"7D:00:22:EA:82:60:3B:9B","role":"ANCHOR","timestamp":125289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560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<text:soft-page-break/>{"address":29990,"range":0.620000005,"rx_power":-51.16999817},{"address":48924,"range":1.00999999,"rx_power":-46.16999817}]}'</text:p>
      <text:p text:style-name="Standard">2024-09-15 11:07:20,561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0999999,"rx_power":-46.16999817}]}'</text:p>
      <text:p text:style-name="Standard">2024-09-15 11:07:20,621 - DEBUG - Received raw data: b'{"device_address":"7D:00:22:EA:82:60:3B:9A","role":"TAG","timestamp":63515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621 - ERROR - Failed to parse JSON data: b'{"device_address":"7D:00:22:EA:82:60:3B:9A","role":"TAG","timestamp":63515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781 - DEBUG - Received raw data: b'{"device_address":"7D:00:22:EA:82:60:3B:9B","role":"ANCHOR","timestamp":125313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<text:soft-page-break/>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782 - ERROR - Failed to parse JSON data: b'{"device_address":"7D:00:22:EA:82:60:3B:9B","role":"ANCHOR","timestamp":1253134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0,794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06000137}]}'</text:p>
      <text:p text:style-name="Standard">2024-09-15 11:07:20,795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080000043,"rx_power":-46.06000137}]}'</text:p>
      <text:p text:style-name="Standard">2024-09-15 11:07:20,807 - DEBUG - Received raw data: b'{"device_address":"7D:00:22:EA:82:60:3B:9A","role":"TAG","timestamp":635387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0,808 - ERROR - Failed to parse JSON data: b'{"device_address":"7D:00:22:EA:82:60:3B:9A","role":"TAG","timestamp":63538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1,012 - DEBUG - Received raw data: b'{"device_address":"7D:00:22:EA:82:60:3B:9B","role":"ANCHOR","timestamp":125336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1,013 - ERROR - Failed to parse JSON data: b'{"device_address":"7D:00:22:EA:82:60:3B:9B","role":"ANCHOR","timestamp":1253368,"range_data":[{"address":4654,"range":0.680000007,"rx_power":-46.66999817},{"address":7457,"range":0.610000014,"rx_power":-46.36000061},{"address":41130,"range":1.429999948,"rx_power":-50.84000015},{"address":35161,"range":0.610000014,"rx_power":-46.40000153},<text:soft-page-break/>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'</text:p>
      <text:p text:style-name="Standard">2024-09-15 11:07:21,025 - DEBUG - Received raw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110000014,"rx_power":-46.70000076}]}'</text:p>
      <text:p text:style-name="Standard">2024-09-15 11:07:21,026 - ERROR - Failed to parse JSON data: b'999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48924,"range":1.110000014,"rx_power":-46.70000076}]}'</text:p>
      <text:p text:style-name="Standard">2024-09-15 11:07:21,040 - DEBUG - Received raw data: b'{"device_address":"7D:00:22:EA:82:60:3B:9A","role":"TAG","timestamp":63562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1,040 - ERROR - Failed to parse JSON data: b'{"device_address":"7D:00:22:EA:82:60:3B:9A","role":"TAG","timestamp":635622,"range_data":[{"address":18235,"range":1.110000014,"rx_power":-54.52000046},<text:soft-page-break/>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21,165 - DEBUG - Received raw data: b'{"device_address":"7D:00:22:EA:82:60:3B:9A","action":"sync_time","timestamp":635748}'</text:p>
      <text:p text:style-name="Standard">2024-09-15 11:07:21,165 - INFO - Received data: {'device_address': '7D:00:22:EA:82:60:3B:9A', 'action': 'sync_time', 'timestamp': 635748}</text:p>
      <text:p text:style-name="Standard">2024-09-15 11:07:21,165 - INFO - Updated device info: {'role': 'TAG', 'position': [0, 0]}</text:p>
      <text:p text:style-name="Standard">2024-09-15 11:07:21,300 - DEBUG - Received raw data: b'{"device_address":"7D:00:22:EA:82:60:3B:9B","role":"TAG","timestamp":1253658}'</text:p>
      <text:p text:style-name="Standard">2024-09-15 11:07:21,301 - INFO - Received data: {'device_address': '7D:00:22:EA:82:60:3B:9B', 'role': 'TAG', 'timestamp': 1253658}</text:p>
      <text:p text:style-name="Standard">2024-09-15 11:07:21,301 - INFO - Device 7D:00:22:EA:82:60:3B:9B changed role from ANCHOR to TAG</text:p>
      <text:p text:style-name="Standard">2024-09-15 11:07:21,301 - INFO - Updated device info: {'role': 'TAG', 'position': [0, 0]}</text:p>
      <text:p text:style-name="Standard">2024-09-15 11:07:21,313 - DEBUG - Received raw data: b'{"device_address":"7D:00:22:EA:82:60:3B:9B","action":"sync_time","timestamp":1253660}'</text:p>
      <text:p text:style-name="Standard">2024-09-15 11:07:21,313 - INFO - Received data: {'device_address': '7D:00:22:EA:82:60:3B:9B', 'action': 'sync_time', 'timestamp': 1253660}</text:p>
      <text:p text:style-name="Standard">2024-09-15 11:07:21,313 - INFO - Updated device info: {'role': 'TAG', 'position': [0, 0]}</text:p>
      <text:p text:style-name="Standard">2024-09-15 11:07:26,164 - DEBUG - Received raw data: b'{"device_address":"7D:00:22:EA:82:60:3B:9A","action":"sync_time","timestamp":640748}'</text:p>
      <text:p text:style-name="Standard">2024-09-15 11:07:26,164 - INFO - Received data: {'device_address': '7D:00:22:EA:82:60:3B:9A', 'action': 'sync_time', 'timestamp': 640748}</text:p>
      <text:p text:style-name="Standard">2024-09-15 11:07:26,164 - INFO - Updated device info: {'role': 'TAG', 'position': [0, 0]}</text:p>
      <text:p text:style-name="Standard">2024-09-15 11:07:26,198 - DEBUG - Received raw data: b'{"device_address":"7D:00:22:EA:82:60:3B:9B","action":"sync_time","timestamp":1258557}'</text:p>
      <text:p text:style-name="Standard">2024-09-15 11:07:26,199 - INFO - Received data: {'device_address': '7D:00:22:EA:82:60:3B:9B', 'action': 'sync_time', 'timestamp': 1258557}</text:p>
      <text:p text:style-name="Standard">2024-09-15 11:07:26,199 - INFO - Updated device info: {'role': 'TAG', 'position': [0, 0]}</text:p>
      <text:p text:style-name="Standard">2024-09-15 11:07:28,135 - DEBUG - Received raw data: b'{"device_address":"7D:00:22:EA:82:60:3B:9A","role":"ANCHOR","timestamp":642719}'</text:p>
      <text:p text:style-name="Standard">2024-09-15 11:07:28,136 - INFO - Received data: {'device_address': '7D:00:22:EA:82:60:3B:9A', 'role': 'ANCHOR', 'timestamp': 642719}</text:p>
      <text:p text:style-name="Standard">2024-09-15 11:07:28,136 - INFO - Device 7D:00:22:EA:82:60:3B:9A changed role from TAG to ANCHOR</text:p>
      <text:p text:style-name="Standard">2024-09-15 11:07:28,136 - INFO - Updated device info: {'role': 'ANCHOR', 'position': [0, 0]}</text:p>
      <text:p text:style-name="Standard">2024-09-15 11:07:29,506 - DEBUG - Received raw data: b'{"device_address":"7D:00:22:EA:82:60:3B:9A","role":"ANCHOR","timestamp":644088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29,506 - ERROR - Failed to parse JSON data: b'{"device_address":"7D:00:22:EA:82:60:3B:9A","role":"ANCHOR","timestamp":64408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29,530 - DEBUG - Received raw data: b'{"device_address":"7D:00:22:EA:82:60:3B:9B","role":"TAG","timestamp":126187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29,530 - ERROR - Failed to parse JSON data: b'{"device_address":"7D:00:22:EA:82:60:3B:9B","role":"TAG","timestamp":126187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<text:soft-page-break/>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29,556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110000014,"rx_power":-53.52999878}]}'</text:p>
      <text:p text:style-name="Standard">2024-09-15 11:07:29,556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110000014,"rx_power":-53.52999878}]}'</text:p>
      <text:p text:style-name="Standard">2024-09-15 11:07:29,852 - DEBUG - Received raw data: b'{"device_address":"7D:00:22:EA:82:60:3B:9A","role":"ANCHOR","timestamp":64443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29,853 - ERROR - Failed to parse JSON data: b'{"device_address":"7D:00:22:EA:82:60:3B:9A","role":"ANCHOR","timestamp":644434,"range_data":[{"address":18235,"range":1.110000014,"rx_power":-54.52000046},{"address":56550,"range":1.200000048,"rx_power":-58.20999908},{"address":51639,"range":1.289999962,"rx_power":-59.38000107},<text:soft-page-break/>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29,867 - DEBUG - Received raw data: b'{"device_address":"7D:00:22:EA:82:60:3B:9B","role":"TAG","timestamp":126222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29,868 - ERROR - Failed to parse JSON data: b'{"device_address":"7D:00:22:EA:82:60:3B:9B","role":"TAG","timestamp":126222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29,880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<text:soft-page-break/>{"address":53329,"range":1.25,"rx_power":-68.38999939},{"address":6395,"range":1.220000029,"rx_power":-56.16999817},{"address":29990,"range":0.620000005,"rx_power":-51.16999817},{"address":3768,"range":1,"rx_power":-53.40000153}]}'</text:p>
      <text:p text:style-name="Standard">2024-09-15 11:07:29,881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,"rx_power":-53.40000153}]}'</text:p>
      <text:p text:style-name="Standard">2024-09-15 11:07:30,100 - DEBUG - Received raw data: b'{"device_address":"7D:00:22:EA:82:60:3B:9A","role":"ANCHOR","timestamp":64467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101 - ERROR - Failed to parse JSON data: b'{"device_address":"7D:00:22:EA:82:60:3B:9A","role":"ANCHOR","timestamp":64467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114 - DEBUG - Received raw data: b'{"device_address":"7D:00:22:EA:82:60:3B:9B","role":"TAG","timestamp":1262467,"range_data":[{"address":4654,"range":0.680000007,"rx_power":-46.66999817},{"address":7457,"range":0.610000014,"rx_power":-46.36000061},{"address":41130,"range":1.429999948,"rx_power":-50.84000015},<text:soft-page-break/>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114 - ERROR - Failed to parse JSON data: b'{"device_address":"7D:00:22:EA:82:60:3B:9B","role":"TAG","timestamp":126246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126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04000092}]}'</text:p>
      <text:p text:style-name="Standard">2024-09-15 11:07:30,127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04000092}]}'</text:p>
      <text:p text:style-name="Standard"><text:soft-page-break/>2024-09-15 11:07:30,342 - DEBUG - Received raw data: b'{"device_address":"7D:00:22:EA:82:60:3B:9A","role":"ANCHOR","timestamp":64492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342 - ERROR - Failed to parse JSON data: b'{"device_address":"7D:00:22:EA:82:60:3B:9A","role":"ANCHOR","timestamp":64492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358 - DEBUG - Received raw data: b'{"device_address":"7D:00:22:EA:82:60:3B:9B","role":"TAG","timestamp":126271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358 - ERROR - Failed to parse JSON data: b'{"device_address":"7D:00:22:EA:82:60:3B:9B","role":"TAG","timestamp":1262712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371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3.40000153}]}'</text:p>
      <text:p text:style-name="Standard">2024-09-15 11:07:30,371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3.40000153}]}'</text:p>
      <text:p text:style-name="Standard">2024-09-15 11:07:30,586 - DEBUG - Received raw data: b'{"device_address":"7D:00:22:EA:82:60:3B:9A","role":"ANCHOR","timestamp":64516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7:30,586 - ERROR - Failed to parse JSON data: b'{"device_address":"7D:00:22:EA:82:60:3B:9A","role":"ANCHOR","timestamp":64516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608 - DEBUG - Received raw data: b'{"device_address":"7D:00:22:EA:82:60:3B:9B","role":"TAG","timestamp":126295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608 - ERROR - Failed to parse JSON data: b'{"device_address":"7D:00:22:EA:82:60:3B:9B","role":"TAG","timestamp":1262957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0,664 - DEBUG - Received raw data: b'76,"rx_power":-47.45999908},{"address":29773,"range":1.970000029,"rx_power":-48.63999939},<text:soft-page-break/>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49999952,"rx_power":-54.04999924}]}'</text:p>
      <text:p text:style-name="Standard">2024-09-15 11:07:30,664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49999952,"rx_power":-54.04999924}]}'</text:p>
      <text:p text:style-name="Standard">2024-09-15 11:07:30,833 - DEBUG - Received raw data: b'{"device_address":"7D:00:22:EA:82:60:3B:9A","role":"ANCHOR","timestamp":64541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834 - ERROR - Failed to parse JSON data: b'{"device_address":"7D:00:22:EA:82:60:3B:9A","role":"ANCHOR","timestamp":64541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7:30,988 - DEBUG - Received raw data: b'{"device_address":"7D:00:22:EA:82:60:3B:9A","role":"ANCHOR","timestamp":64556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0,988 - ERROR - Failed to parse JSON data: b'{"device_address":"7D:00:22:EA:82:60:3B:9A","role":"ANCHOR","timestamp":645569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145 - DEBUG - Received raw data: b'{"device_address":"7D:00:22:EA:82:60:3B:9A","role":"ANCHOR","timestamp":64572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145 - ERROR - Failed to parse JSON data: b'{"device_address":"7D:00:22:EA:82:60:3B:9A","role":"ANCHOR","timestamp":645727,"range_data":[{"address":18235,"range":1.110000014,"rx_power":-54.52000046},{"address":56550,"range":1.200000048,"rx_power":-58.20999908},<text:soft-page-break/>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162 - DEBUG - Received raw data: b'{"device_address":"7D:00:22:EA:82:60:3B:9B","role":"TAG","timestamp":126351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162 - ERROR - Failed to parse JSON data: b'{"device_address":"7D:00:22:EA:82:60:3B:9B","role":"TAG","timestamp":126351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173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<text:soft-page-break/>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2.66999817}]}'</text:p>
      <text:p text:style-name="Standard">2024-09-15 11:07:31,173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2.66999817}]}'</text:p>
      <text:p text:style-name="Standard">2024-09-15 11:07:31,269 - DEBUG - Received raw data: b'{"device_address":"7D:00:22:EA:82:60:3B:9A","action":"sync_time","timestamp":645853}'</text:p>
      <text:p text:style-name="Standard">2024-09-15 11:07:31,270 - INFO - Received data: {'device_address': '7D:00:22:EA:82:60:3B:9A', 'action': 'sync_time', 'timestamp': 645853}</text:p>
      <text:p text:style-name="Standard">2024-09-15 11:07:31,270 - INFO - Updated device info: {'role': 'ANCHOR', 'position': [0, 0]}</text:p>
      <text:p text:style-name="Standard">2024-09-15 11:07:31,347 - DEBUG - Received raw data: b'{"device_address":"7D:00:22:EA:82:60:3B:9B","action":"sync_time","timestamp":1263705}'</text:p>
      <text:p text:style-name="Standard">2024-09-15 11:07:31,347 - INFO - Received data: {'device_address': '7D:00:22:EA:82:60:3B:9B', 'action': 'sync_time', 'timestamp': 1263705}</text:p>
      <text:p text:style-name="Standard">2024-09-15 11:07:31,347 - INFO - Updated device info: {'role': 'TAG', 'position': [0, 0]}</text:p>
      <text:p text:style-name="Standard">2024-09-15 11:07:31,391 - DEBUG - Received raw data: b'{"device_address":"7D:00:22:EA:82:60:3B:9A","role":"ANCHOR","timestamp":6459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392 - ERROR - Failed to parse JSON data: b'{"device_address":"7D:00:22:EA:82:60:3B:9A","role":"ANCHOR","timestamp":645973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<text:soft-page-break/>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407 - DEBUG - Received raw data: b'{"device_address":"7D:00:22:EA:82:60:3B:9B","role":"TAG","timestamp":12637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408 - ERROR - Failed to parse JSON data: b'{"device_address":"7D:00:22:EA:82:60:3B:9B","role":"TAG","timestamp":1263762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424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49999952,"rx_power":-54.18000031}]}'</text:p>
      <text:p text:style-name="Standard"><text:soft-page-break/>2024-09-15 11:07:31,424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49999952,"rx_power":-54.18000031}]}'</text:p>
      <text:p text:style-name="Standard">2024-09-15 11:07:31,636 - DEBUG - Received raw data: b'{"device_address":"7D:00:22:EA:82:60:3B:9A","role":"ANCHOR","timestamp":6462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636 - ERROR - Failed to parse JSON data: b'{"device_address":"7D:00:22:EA:82:60:3B:9A","role":"ANCHOR","timestamp":64621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653 - DEBUG - Received raw data: b'{"device_address":"7D:00:22:EA:82:60:3B:9B","role":"TAG","timestamp":126400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<text:soft-page-break/>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653 - ERROR - Failed to parse JSON data: b'{"device_address":"7D:00:22:EA:82:60:3B:9B","role":"TAG","timestamp":1264006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669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4.59000015}]}'</text:p>
      <text:p text:style-name="Standard">2024-09-15 11:07:31,669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39999962,"rx_power":-54.59000015}]}'</text:p>
      <text:p text:style-name="Standard">2024-09-15 11:07:31,821 - DEBUG - Received raw data: b'{"device_address":"7D:00:22:EA:82:60:3B:9C","action":"sync_time","timestamp":13277}'</text:p>
      <text:p text:style-name="Standard">2024-09-15 11:07:31,822 - INFO - Received data: {'device_address': '7D:00:22:EA:82:60:3B:9C', 'action': 'sync_time', 'timestamp': 13277}</text:p>
      <text:p text:style-name="Standard"><text:soft-page-break/>2024-09-15 11:07:31,822 - INFO - Updated device info: {'role': 'ANCHOR', 'position': [0.670000017, 0.670000017]}</text:p>
      <text:p text:style-name="Standard">2024-09-15 11:07:31,880 - DEBUG - Received raw data: b'{"device_address":"7D:00:22:EA:82:60:3B:9A","role":"ANCHOR","timestamp":6464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881 - ERROR - Failed to parse JSON data: b'{"device_address":"7D:00:22:EA:82:60:3B:9A","role":"ANCHOR","timestamp":646462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1,895 - DEBUG - Received raw data: b'{"device_address":"7D:00:22:EA:82:60:3B:9B","role":"TAG","timestamp":126425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<text:soft-page-break/>2024-09-15 11:07:31,896 - ERROR - Failed to parse JSON data: b'{"device_address":"7D:00:22:EA:82:60:3B:9B","role":"TAG","timestamp":1264251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1,908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90000033,"rx_power":-53.91999817}]}'</text:p>
      <text:p text:style-name="Standard">2024-09-15 11:07:31,908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90000033,"rx_power":-53.91999817}]}'</text:p>
      <text:p text:style-name="Standard">2024-09-15 11:07:32,130 - DEBUG - Received raw data: b'{"device_address":"7D:00:22:EA:82:60:3B:9A","role":"ANCHOR","timestamp":64670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<text:soft-page-break/>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130 - ERROR - Failed to parse JSON data: b'{"device_address":"7D:00:22:EA:82:60:3B:9A","role":"ANCHOR","timestamp":646707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282 - DEBUG - Received raw data: b'{"device_address":"7D:00:22:EA:82:60:3B:9A","role":"ANCHOR","timestamp":64686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283 - ERROR - Failed to parse JSON data: b'{"device_address":"7D:00:22:EA:82:60:3B:9A","role":"ANCHOR","timestamp":646864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7:32,439 - DEBUG - Received raw data: b'{"device_address":"7D:00:22:EA:82:60:3B:9A","role":"ANCHOR","timestamp":64702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440 - ERROR - Failed to parse JSON data: b'{"device_address":"7D:00:22:EA:82:60:3B:9A","role":"ANCHOR","timestamp":647021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455 - DEBUG - Received raw data: b'{"device_address":"7D:00:22:EA:82:60:3B:9B","role":"TAG","timestamp":1264810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2,455 - ERROR - Failed to parse JSON data: b'{"device_address":"7D:00:22:EA:82:60:3B:9B","role":"TAG","timestamp":1264810,"range_data":[{"address":4654,"range":0.680000007,"rx_power":-46.66999817},<text:soft-page-break/>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2,476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169999957,"rx_power":-54.41999817}]}'</text:p>
      <text:p text:style-name="Standard">2024-09-15 11:07:32,476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169999957,"rx_power":-54.41999817}]}'</text:p>
      <text:p text:style-name="Standard">2024-09-15 11:07:32,684 - DEBUG - Received raw data: b'{"device_address":"7D:00:22:EA:82:60:3B:9A","role":"ANCHOR","timestamp":64726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7:32,684 - ERROR - Failed to parse JSON data: b'{"device_address":"7D:00:22:EA:82:60:3B:9A","role":"ANCHOR","timestamp":647266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699 - DEBUG - Received raw data: b'{"device_address":"7D:00:22:EA:82:60:3B:9B","role":"TAG","timestamp":126505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2,700 - ERROR - Failed to parse JSON data: b'{"device_address":"7D:00:22:EA:82:60:3B:9B","role":"TAG","timestamp":1265055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2,711 - DEBUG - Received raw data: b'76,"rx_power":-47.45999908},{"address":29773,"range":1.970000029,"rx_power":-48.63999939},<text:soft-page-break/>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59999943,"rx_power":-54.27999878}]}'</text:p>
      <text:p text:style-name="Standard">2024-09-15 11:07:32,712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59999943,"rx_power":-54.27999878}]}'</text:p>
      <text:p text:style-name="Standard">2024-09-15 11:07:32,929 - DEBUG - Received raw data: b'{"device_address":"7D:00:22:EA:82:60:3B:9A","role":"ANCHOR","timestamp":6475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2024-09-15 11:07:32,929 - ERROR - Failed to parse JSON data: b'{"device_address":"7D:00:22:EA:82:60:3B:9A","role":"ANCHOR","timestamp":647510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'</text:p>
      <text:p text:style-name="Standard"><text:soft-page-break/>2024-09-15 11:07:32,991 - DEBUG - Received raw data: b'{"device_address":"7D:00:22:EA:82:60:3B:9B","role":"TAG","timestamp":126529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2,991 - ERROR - Failed to parse JSON data: b'{"device_address":"7D:00:22:EA:82:60:3B:9B","role":"TAG","timestamp":1265299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3,002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22000122}]}'</text:p>
      <text:p text:style-name="Standard">2024-09-15 11:07:33,003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<text:soft-page-break/>{"address":53329,"range":1.25,"rx_power":-68.38999939},{"address":6395,"range":1.220000029,"rx_power":-56.16999817},{"address":29990,"range":0.620000005,"rx_power":-51.16999817},{"address":3768,"range":1.070000052,"rx_power":-54.22000122}]}'</text:p>
      <text:p text:style-name="Standard">2024-09-15 11:07:33,154 - DEBUG - Received raw data: b'{"device_address":"7D:00:22:EA:82:60:3B:9A","role":"TAG","timestamp":647738}'</text:p>
      <text:p text:style-name="Standard">2024-09-15 11:07:33,154 - INFO - Received data: {'device_address': '7D:00:22:EA:82:60:3B:9A', 'role': 'TAG', 'timestamp': 647738}</text:p>
      <text:p text:style-name="Standard">2024-09-15 11:07:33,155 - INFO - Device 7D:00:22:EA:82:60:3B:9A changed role from ANCHOR to TAG</text:p>
      <text:p text:style-name="Standard">2024-09-15 11:07:33,155 - INFO - Updated device info: {'role': 'TAG', 'position': [0, 0]}</text:p>
      <text:p text:style-name="Standard">2024-09-15 11:07:33,890 - DEBUG - Received raw data: b'{"device_address":"7D:00:22:EA:82:60:3B:9C","role":"ANCHOR","timestamp":15344,"range_data":[{"address":60877,"range":1.289999962,"rx_power":-46.04000092}]}'</text:p>
      <text:p text:style-name="Standard">2024-09-15 11:07:33,891 - INFO - Received data: {'device_address': '7D:00:22:EA:82:60:3B:9C', 'role': 'ANCHOR', 'timestamp': 15344, 'range_data': [{'address': 60877, 'range': 1.289999962, 'rx_power': -46.04000092}]}</text:p>
      <text:p text:style-name="Standard">2024-09-15 11:07:33,891 - INFO - Updated device info: {'role': 'ANCHOR', 'position': [1.289999962, 1.289999962]}</text:p>
      <text:p text:style-name="Standard">2024-09-15 11:07:33,912 - DEBUG - Received raw data: b'{"device_address":"7D:00:22:EA:82:60:3B:9B","role":"TAG","timestamp":126626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3,913 - ERROR - Failed to parse JSON data: b'{"device_address":"7D:00:22:EA:82:60:3B:9B","role":"TAG","timestamp":1266268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<text:soft-page-break/>{"address":36518,"range":0.720000029,"rx_power":-46.08000183},{"address":50217,"range":1.159999967,"rx_power":-47.40999985},{"address":25568,"'</text:p>
      <text:p text:style-name="Standard">2024-09-15 11:07:33,964 - DEBUG - Received raw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22000122},{"address":62881,"range":1.289999962,"rx_power":-46.04000092}]}'</text:p>
      <text:p text:style-name="Standard">2024-09-15 11:07:33,965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22000122},{"address":62881,"range":1.289999962,"rx_power":-46.04000092}]}'</text:p>
      <text:p text:style-name="Standard">2024-09-15 11:07:34,276 - DEBUG - Received raw data: b'{"device_address":"7D:00:22:EA:82:60:3B:9C","role":"ANCHOR","timestamp":15738,"range_data":[{"address":60877,"range":1.289999962,"rx_power":-53.36000061}]}'</text:p>
      <text:p text:style-name="Standard">2024-09-15 11:07:34,277 - INFO - Received data: {'device_address': '7D:00:22:EA:82:60:3B:9C', 'role': 'ANCHOR', 'timestamp': 15738, 'range_data': [{'address': 60877, 'range': 1.289999962, 'rx_power': -53.36000061}]}</text:p>
      <text:p text:style-name="Standard">2024-09-15 11:07:34,277 - INFO - Updated device info: {'role': 'ANCHOR', 'position': [1.289999962, 1.289999962]}</text:p>
      <text:p text:style-name="Standard">2024-09-15 11:07:34,307 - DEBUG - Received raw data: b'{"device_address":"7D:00:22:EA:82:60:3B:9A","role":"TAG","timestamp":648888,"range_data":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34,307 - ERROR - Failed to parse JSON data: b'{"device_address":"7D:00:22:EA:82:60:3B:9A","role":"TAG","timestamp":648888,"range_data":<text:soft-page-break/>[{"address":18235,"range":1.110000014,"rx_power":-54.52000046},{"address":56550,"range":1.200000048,"rx_power":-58.20999908},{"address":51639,"range":1.289999962,"rx_power":-59.38000107},{"address":37112,"range":1.269999981,"rx_power":-60.06999969},{"address":61079,"range":1.129999995,"rx_power":-55.15000153},{"address":25097,"range":1.25999999,"rx_power":-60.45999908},{"address":38035,"range":1.25999999,"rx_power":-59.91999817},{"address":51141,"range":0.610000014,"rx_power":-53.61999893},{"address":35709,"range":1.289999962,"rx_power":-63.88999939},{"address":17591,"range":1.080000043,"rx_power":-54.74000168},{"address":31827,"range":1.200000048,"rx_power":-54.77000046},{"address":25568,"range":-29.65999985,"rx_power":-64.97000122},{"address":35111,"range":0.699999988,"rx_power":-54.93000031},{"address":2940,"range":1.139999986,"rx_power":-54.65999985},{"address":34843,"range":1.269999981,"rx_power":-59.54999924},{"addr'</text:p>
      <text:p text:style-name="Standard">2024-09-15 11:07:34,318 - DEBUG - Received raw data: b'{"device_address":"7D:00:22:EA:82:60:3B:9B","role":"TAG","timestamp":126666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4,319 - ERROR - Failed to parse JSON data: b'{"device_address":"7D:00:22:EA:82:60:3B:9B","role":"TAG","timestamp":1266663,"range_data":[{"address":4654,"range":0.680000007,"rx_power":-46.66999817},{"address":7457,"range":0.610000014,"rx_power":-46.36000061},{"address":41130,"range":1.429999948,"rx_power":-50.84000015},{"address":35161,"range":0.610000014,"rx_power":-46.40000153},{"address":44125,"range":1.480000019,"rx_power":-50.77999878},{"address":537,"range":0.779999971,"rx_power":-46.68999863},{"address":28745,"range":1.49000001,"rx_power":-53.00999832},{"address":36548,"range":0.540000021,"rx_power":-46.22000122},{"address":15881,"range":1.440000057,"rx_power":-50.56000137},{"address":54956,"range":1.370000005,"rx_power":-48.77000046},{"address":24884,"range":1.450000048,"rx_power":-50.58000183},{"address":37310,"range":0.629999995,"rx_power":-46.25999832},{"address":37148,"range":1.49000001,"rx_power":-50},{"address":36518,"range":0.720000029,"rx_power":-46.08000183},{"address":50217,"range":1.159999967,"rx_power":-47.40999985},{"address":25568,"'</text:p>
      <text:p text:style-name="Standard">2024-09-15 11:07:34,339 - DEBUG - Received raw data: b'76,"rx_power":-47.45999908},{"address":29773,"range":1.970000029,"rx_power":-48.63999939},{"address":49257,"range":2.720000029,"rx_power":-56.13000107},{"address":61342,"range":2.869999886,"rx_power":-51.13999939},<text:soft-page-break/>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22000122},{"address":62881,"range":1.289999962,"rx_power":-53.36000061}]}'</text:p>
      <text:p text:style-name="Standard">2024-09-15 11:07:34,340 - ERROR - Failed to parse JSON data: b'76,"rx_power":-47.45999908},{"address":29773,"range":1.970000029,"rx_power":-48.63999939},{"address":49257,"range":2.720000029,"rx_power":-56.13000107},{"address":61342,"range":2.869999886,"rx_power":-51.13999939},{"address":13485,"range":2.470000029,"rx_power":-51.86999893},{"address":29033,"range":0.680000007,"rx_power":-49.13999939},{"address":35261,"range":1.360000014,"rx_power":-56.27999878},{"address":53329,"range":1.25,"rx_power":-68.38999939},{"address":6395,"range":1.220000029,"rx_power":-56.16999817},{"address":29990,"range":0.620000005,"rx_power":-51.16999817},{"address":3768,"range":1.070000052,"rx_power":-54.22000122},{"address":62881,"range":1.289999962,"rx_power":-53.36000061}]}'</text:p>
      <text:p text:style-name="Standard">^CTraceback (most recent call last):</text:p>
      <text:p text:style-name="Standard"><text:s text:c="2"/>File "/home/cpark/Downloads/code/debug/src/server_v0_411_test.py", line 107, in &lt;module&gt;</text:p>
      <text:p text:style-name="Standard"><text:s text:c="4"/>main()</text:p>
      <text:p text:style-name="Standard"><text:s text:c="2"/>File "/home/cpark/Downloads/code/debug/src/server_v0_411_test.py", line 99, in main</text:p>
      <text:p text:style-name="Standard"><text:s text:c="4"/>data, _ = sock.recvfrom(1024) <text:s/># 버퍼 크기는 1024바이트</text:p>
      <text:p text:style-name="Standard"><text:s text:c="14"/>^^^^^^^^^^^^^^^^^^^</text:p>
      <text:p text:style-name="Standard">KeyboardInterrup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5T11:11:30.161917882</meta:creation-date>
    <dc:date>2024-09-15T11:11:59.104567301</dc:date>
    <meta:editing-duration>PT29S</meta:editing-duration>
    <meta:editing-cycles>1</meta:editing-cycles>
    <meta:document-statistic meta:table-count="0" meta:image-count="0" meta:object-count="0" meta:page-count="279" meta:paragraph-count="1363" meta:word-count="17423" meta:character-count="956256" meta:non-whitespace-character-count="940175"/>
    <meta:generator>LibreOffice/6.4.7.2$Linux_X86_64 LibreOffice_project/40$Build-2</meta:generator>
  </office:meta>
</office:document-meta>
</file>